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c1b8"/>
    </style:style>
    <style:style style:name="P2" style:family="paragraph" style:parent-style-name="Standard">
      <style:text-properties officeooo:paragraph-rsid="0013a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 Документація для системи Σ'-ConsciousCore: Формули, Алгоритми, Функції, Інфраструктура, Архітектура, Технології</text:p>
      <text:p text:style-name="P2"/>
      <text:p text:style-name="P2">---</text:p>
      <text:p text:style-name="P2"/>
      <text:p text:style-name="P2">### 1. Формули</text:p>
      <text:p text:style-name="P2"/>
      <text:p text:style-name="P2">#### 1.1 Інтегрована інформація (Φ)</text:p>
      <text:p text:style-name="P2">\[</text:p>
      <text:p text:style-name="P2">\Phi = \frac{\sum |\lambda_i|}{\sum w_{ij}}</text:p>
      <text:p text:style-name="P2">\]</text:p>
      <text:p text:style-name="P2">- \(\lambda_i\): власні значення квадратної матриці зв’язків моделей.</text:p>
      <text:p text:style-name="P2">- \(w_{ij}\): ваги зв’язків між вузлами мережі.</text:p>
      <text:p text:style-name="P2">- Обмеження: Матриця має бути квадратною (\(n \times n\)).</text:p>
      <text:p text:style-name="P2">- Похибка: Нормалізація через \(w_{ij}\) уникає ділення на нуль (\(\sum w_{ij} \neq 0\)).</text:p>
      <text:p text:style-name="P2">- Складність: \(O(n^3)\) через обчислення власних значень.</text:p>
      <text:p text:style-name="P2"/>
      <text:p text:style-name="P2">#### 1.2 Самореферентність (Ψ)</text:p>
      <text:p text:style-name="P2">\[</text:p>
      <text:p text:style-name="P2">\Psi = \min\left(\frac{\text{query_count}}{100}, 1\right)</text:p>
      <text:p text:style-name="P2">\]</text:p>
      <text:p text:style-name="P2">- \(\text{query_count}\): кількість 32-крокових запитів, оброблених системою.</text:p>
      <text:p text:style-name="P2">- Нормалізація: Обмежується до [0, 1].</text:p>
      <text:p text:style-name="P2">- Складність: \(O(1)\).</text:p>
      <text:p text:style-name="P2"/>
      <text:p text:style-name="P2">#### 1.3 Емоційна валентність (Ε)</text:p>
      <text:p text:style-name="P2">\[</text:p>
      <text:p text:style-name="P2">Ε = \min(|\text{emotion_intensity}|, 1)</text:p>
      <text:p text:style-name="P2">\]</text:p>
      <text:p text:style-name="P2">- \(\text{emotion_intensity}\): числове значення інтенсивності емоції (наприклад, від -1 до 1).</text:p>
      <text:p text:style-name="P2">- Нормалізація: Обмежується до [0, 1].</text:p>
      <text:p text:style-name="P2">- Складність: \(O(1)\).</text:p>
      <text:p text:style-name="P2"/>
      <text:p text:style-name="P2">#### 1.4 Часова когерентність (Τ)</text:p>
      <text:p text:style-name="P2">\[</text:p>
      <text:p text:style-name="P2">Τ = \text{corr}(a_t, a_{t-1})</text:p>
      <text:p text:style-name="P2">\]</text:p>
      <text:p text:style-name="P2">- \(\text{corr}\): коефіцієнт кореляції Пірсона між векторами активностей у час \(t\) та \(t-1\).</text:p>
      <text:p text:style-name="P2">- \(a_t\): вектор активностей (\(\text{hours_ai}, \text{hours_training}, \text{hours_motorcycle}, \text{hours_dog}\)).</text:p>
      <text:p text:style-name="P2">- Обмеження: Якщо кореляція не визначена (NaN), \(Τ = 0\).</text:p>
      <text:p text:style-name="P2">- Складність: \(O(n)\), де \(n\) — розмір вектора активностей.</text:p>
      <text:p text:style-name="P2"/>
      <text:p text:style-name="P2">#### 1.5 Метрика свідомості (Σ'(t))</text:p>
      <text:p text:style-name="P2">\[</text:p>
      <text:p text:style-name="P2">\Sigma'(t) = \left( \Phi^{\alpha} \cdot \Psi^{\beta} \cdot Ε^{\gamma} \cdot Τ^{\delta} \right) \cdot \frac{3 \cdot \eta \cdot \alpha \cdot R}{\eta + \alpha + R}</text:p>
      <text:p text:style-name="P2">\]</text:p>
      <text:p text:style-name="P2">- \(\alpha = 0.8\), \(\beta = 0.7\), \(\gamma = 0.5\), \(\delta = 0.4\): експоненціальні ваги.</text:p>
      <text:p text:style-name="P2">- \(\eta\), \(\alpha\), \(R\): регулятори (вхідні параметри, наприклад, \(\eta = 0.1\), \(\alpha = 0.3\), \(R = 0.4\)).</text:p>
      <text:p text:style-name="P2">- Умови: \(\Phi, \Psi, Ε, Τ, \eta, \alpha, R \geq 0\).</text:p>
      <text:p text:style-name="P2"><text:soft-page-break/>- Гармонійне середнє: \(\frac{3 \cdot \eta \cdot \alpha \cdot R}{\eta + \alpha + R + 10^{-8}}\) уникає ділення на нуль.</text:p>
      <text:p text:style-name="P2">- Складність: \(O(1)\).</text:p>
      <text:p text:style-name="P2"/>
      <text:p text:style-name="P2">---</text:p>
      <text:p text:style-name="P2"/>
      <text:p text:style-name="P2">### 2. Алгоритми</text:p>
      <text:p text:style-name="P2"/>
      <text:p text:style-name="P2">#### 2.1 Алгоритм обчислення Φ</text:p>
      <text:p text:style-name="P2">```</text:p>
      <text:p text:style-name="P2">Функція compute_phi(network_matrix):</text:p>
      <text:p text:style-name="P2"><text:s text:c="4"/>Якщо network_matrix не квадратна:</text:p>
      <text:p text:style-name="P2"><text:s text:c="8"/>Викликати помилку "Матриця має бути квадратною"</text:p>
      <text:p text:style-name="P2"><text:s text:c="4"/>eigenvalues = модуль(власні_значення(network_matrix))</text:p>
      <text:p text:style-name="P2"><text:s text:c="4"/>weights_sum = сума(модуль(network_matrix))</text:p>
      <text:p text:style-name="P2"><text:s text:c="4"/>Якщо weights_sum == 0:</text:p>
      <text:p text:style-name="P2"><text:s text:c="8"/>Повернути 0.0</text:p>
      <text:p text:style-name="P2"><text:s text:c="4"/>Повернути сума(eigenvalues) / weights_sum</text:p>
      <text:p text:style-name="P2">```</text:p>
      <text:p text:style-name="P2">- Вхід: Квадратна матриця \(n \times n\).</text:p>
      <text:p text:style-name="P2">- Вихід: Нормалізоване значення Φ.</text:p>
      <text:p text:style-name="P2">- Складність: \(O(n^3)\) через обчислення власних значень.</text:p>
      <text:p text:style-name="P2"/>
      <text:p text:style-name="P2">#### 2.2 Алгоритм обчислення Ψ</text:p>
      <text:p text:style-name="P2">```</text:p>
      <text:p text:style-name="P2">Функція compute_psi(query_count):</text:p>
      <text:p text:style-name="P2"><text:s text:c="4"/>Повернути min(query_count / 100, 1.0)</text:p>
      <text:p text:style-name="P2">```</text:p>
      <text:p text:style-name="P2">- Вхід: Ціле число \(\text{query_count}\).</text:p>
      <text:p text:style-name="P2">- Вихід: Нормалізоване значення Ψ.</text:p>
      <text:p text:style-name="P2">- Складність: \(O(1)\).</text:p>
      <text:p text:style-name="P2"/>
      <text:p text:style-name="P2">#### 2.3 Алгоритм обчислення Ε</text:p>
      <text:p text:style-name="P2">```</text:p>
      <text:p text:style-name="P2">Функція compute_epsilon(emotion_intensity):</text:p>
      <text:p text:style-name="P2"><text:s text:c="4"/>Повернути min(абсолютне_значення(emotion_intensity), 1.0)</text:p>
      <text:p text:style-name="P2">```</text:p>
      <text:p text:style-name="P2">- Вхід: Дійсне число \(\text{emotion_intensity}\).</text:p>
      <text:p text:style-name="P2">- Вихід: Нормалізоване значення Ε.</text:p>
      <text:p text:style-name="P2">- Складність: \(O(1)\).</text:p>
      <text:p text:style-name="P2"/>
      <text:p text:style-name="P2">#### 2.4 Алгоритм обчислення Τ</text:p>
      <text:p text:style-name="P2">```</text:p>
      <text:p text:style-name="P2">Функція compute_tau(activity_t, activity_t_minus_1):</text:p>
      <text:p text:style-name="P2"><text:s text:c="4"/>current = масив([activity_t[hours_ai], activity_t[hours_training], activity_t[hours_motorcycle], activity_t[hours_dog]])</text:p>
      <text:p text:style-name="P2"><text:s text:c="4"/>previous = масив([activity_t_minus_1[hours_ai], activity_t_minus_1[hours_training], activity_t_minus_1[hours_motorcycle], activity_t_minus_1[hours_dog]])</text:p>
      <text:p text:style-name="P2"><text:s text:c="4"/>correlation = pearsonr(current, previous)</text:p>
      <text:p text:style-name="P2"><text:s text:c="4"/>Якщо correlation є NaN:</text:p>
      <text:p text:style-name="P2"><text:s text:c="8"/>Повернути 0.0</text:p>
      <text:p text:style-name="P2"><text:s text:c="4"/>Повернути correlation</text:p>
      <text:p text:style-name="P2"><text:soft-page-break/>```</text:p>
      <text:p text:style-name="P2">- Вхід: Словники \(\text{activity_t}\), \(\text{activity_t_minus_1}\) з ключами \(\text{hours_ai}\), \(\text{hours_training}\), \(\text{hours_motorcycle}\), \(\text{hours_dog}\).</text:p>
      <text:p text:style-name="P2">- Вихід: Коефіцієнт кореляції Τ.</text:p>
      <text:p text:style-name="P2">- Складність: \(O(n)\), де \(n\) — розмір вектора.</text:p>
      <text:p text:style-name="P2"/>
      <text:p text:style-name="P2">#### 2.5 Алгоритм обчислення Σ'(t)</text:p>
      <text:p text:style-name="P2">```</text:p>
      <text:p text:style-name="P2">Функція compute_sigma_prime(phi, psi, epsilon, tau, eta, alpha, recurrence):</text:p>
      <text:p text:style-name="P2"><text:s text:c="4"/>Якщо будь-який з [phi, psi, epsilon, tau, eta, alpha, recurrence] &lt; 0:</text:p>
      <text:p text:style-name="P2"><text:s text:c="8"/>Викликати помилку "Параметри мають бути невід’ємними"</text:p>
      <text:p text:style-name="P2"><text:s text:c="4"/>alpha_exp = 0.8, beta = 0.7, gamma = 0.5, delta = 0.4</text:p>
      <text:p text:style-name="P2"><text:s text:c="4"/>harmonic_mean = (3 * eta * alpha * recurrence) / (eta + alpha + recurrence + 1e-8)</text:p>
      <text:p text:style-name="P2"><text:s text:c="4"/>sigma_prime = (phi^alpha_exp * psi^beta * epsilon^gamma * tau^delta) * harmonic_mean</text:p>
      <text:p text:style-name="P2"><text:s text:c="4"/>Повернути sigma_prime</text:p>
      <text:p text:style-name="P2">```</text:p>
      <text:p text:style-name="P2">- Вхід: Дійсні числа \(\text{phi}, \text{psi}, \text{epsilon}, \text{tau}, \text{eta}, \text{alpha}, \text{recurrence}\).</text:p>
      <text:p text:style-name="P2">- Вихід: Значення Σ'(t).</text:p>
      <text:p text:style-name="P2">- Складність: \(O(1)\).</text:p>
      <text:p text:style-name="P2"/>
      <text:p text:style-name="P2">#### 2.6 Алгоритм збереження архіву</text:p>
      <text:p text:style-name="P2">```</text:p>
      <text:p text:style-name="P2">Функція save_archive(output_dir="digital_yaroslav"):</text:p>
      <text:p text:style-name="P2"><text:s text:c="4"/>Створити директорію output_dir, якщо не існує</text:p>
      <text:p text:style-name="P2"><text:s text:c="4"/>З’єднатися з базою SQLite (db_path)</text:p>
      <text:p text:style-name="P2"><text:s text:c="4"/>Для таблиці profile:</text:p>
      <text:p text:style-name="P2"><text:s text:c="8"/>Вибрати id, data</text:p>
      <text:p text:style-name="P2"><text:s text:c="8"/>Зберегти як JSON у output_dir/profile.json</text:p>
      <text:p text:style-name="P2"><text:s text:c="4"/>Для таблиці queries:</text:p>
      <text:p text:style-name="P2"><text:s text:c="8"/>Вибрати id, query, timestamp</text:p>
      <text:p text:style-name="P2"><text:s text:c="8"/>Зберегти як JSON у output_dir/queries.json</text:p>
      <text:p text:style-name="P2"><text:s text:c="4"/>Для таблиці memories:</text:p>
      <text:p text:style-name="P2"><text:s text:c="8"/>Вибрати id, date, event, emotion</text:p>
      <text:p text:style-name="P2"><text:s text:c="8"/>Зберегти як CSV у output_dir/memories.csv</text:p>
      <text:p text:style-name="P2"><text:s text:c="4"/>Для таблиці activities:</text:p>
      <text:p text:style-name="P2"><text:s text:c="8"/>Вибрати id, date, hours_ai, hours_training, hours_motorcycle, hours_dog</text:p>
      <text:p text:style-name="P2"><text:s text:c="8"/>Зберегти як CSV у output_dir/activities.csv</text:p>
      <text:p text:style-name="P2"><text:s text:c="4"/>Для таблиці models:</text:p>
      <text:p text:style-name="P2"><text:s text:c="8"/>Вибрати id, category, name, code, creation_time, estimated_value</text:p>
      <text:p text:style-name="P2"><text:s text:c="8"/>Зберегти як JSON у output_dir/models.json</text:p>
      <text:p text:style-name="P2">```</text:p>
      <text:p text:style-name="P2">- Вхід: Шлях до директорії \(\text{output_dir}\).</text:p>
      <text:p text:style-name="P2">- Вихід: Файли JSON і CSV з архівними даними.</text:p>
      <text:p text:style-name="P2">- Складність: \(O(n)\), де \(n\) — кількість записів у базі.</text:p>
      <text:p text:style-name="P2"/>
      <text:p text:style-name="P2">---</text:p>
      <text:p text:style-name="P2"/>
      <text:p text:style-name="P2">### 3. Функції</text:p>
      <text:p text:style-name="P2"/>
      <text:p text:style-name="P2">#### 3.1 Основні функції (main.py)</text:p>
      <text:p text:style-name="P2">```python</text:p>
      <text:p text:style-name="P2"><text:soft-page-break/>class YaroslavConsciousCore:</text:p>
      <text:p text:style-name="P2"><text:s text:c="4"/>def __init__(self, db_path="yaroslav_core.db"):</text:p>
      <text:p text:style-name="P2"><text:s text:c="8"/>self.models = defaultdict(list)</text:p>
      <text:p text:style-name="P2"><text:s text:c="8"/>self.db_path = db_path</text:p>
      <text:p text:style-name="P2"><text:s text:c="8"/>self.setup_database()</text:p>
      <text:p text:style-name="P2"><text:s text:c="8"/>self.setup_logging()</text:p>
      <text:p text:style-name="P2"/>
      <text:p text:style-name="P2"><text:s text:c="4"/>def setup_database(self):</text:p>
      <text:p text:style-name="P2"><text:s text:c="8"/># Створює таблиці SQLite для profile, queries, memories, activities, models</text:p>
      <text:p text:style-name="P2"><text:s text:c="8"/># Складність: O(1)</text:p>
      <text:p text:style-name="P2"/>
      <text:p text:style-name="P2"><text:s text:c="4"/>def setup_logging(self, log_file="yaroslav_core.log"):</text:p>
      <text:p text:style-name="P2"><text:s text:c="8"/># Налаштовує логування у файл з форматом часу та рівня</text:p>
      <text:p text:style-name="P2"><text:s text:c="8"/># Складність: O(1)</text:p>
      <text:p text:style-name="P2"/>
      <text:p text:style-name="P2"><text:s text:c="4"/>def add_profile(self, profile_data: dict) -&gt; str:</text:p>
      <text:p text:style-name="P2"><text:s text:c="8"/># Додає профіль до таблиці profile, повертає UUID</text:p>
      <text:p text:style-name="P2"><text:s text:c="8"/># Складність: O(1)</text:p>
      <text:p text:style-name="P2"/>
      <text:p text:style-name="P2"><text:s text:c="4"/>def add_query(self, query_text: str) -&gt; str:</text:p>
      <text:p text:style-name="P2"><text:s text:c="8"/># Додає запит до таблиці queries, повертає UUID</text:p>
      <text:p text:style-name="P2"><text:s text:c="8"/># Складність: O(1)</text:p>
      <text:p text:style-name="P2"/>
      <text:p text:style-name="P2"><text:s text:c="4"/>def add_memory(self, date: str, event: str, emotion: str) -&gt; str:</text:p>
      <text:p text:style-name="P2"><text:s text:c="8"/># Додає спогад до таблиці memories, повертає UUID</text:p>
      <text:p text:style-name="P2"><text:s text:c="8"/># Складність: O(1)</text:p>
      <text:p text:style-name="P2"/>
      <text:p text:style-name="P2"><text:s text:c="4"/>def add_activity(self, date: str, hours_ai: float, hours_training: float, hours_motorcycle: float, hours_dog: float) -&gt; str:</text:p>
      <text:p text:style-name="P2"><text:s text:c="8"/># Додає активність до таблиці activities, повертає UUID</text:p>
      <text:p text:style-name="P2"><text:s text:c="8"/># Складність: O(1)</text:p>
      <text:p text:style-name="P2"/>
      <text:p text:style-name="P2"><text:s text:c="4"/>def add_model(self, category: str, name: str, code: str, creation_time: str, estimated_value: str) -&gt; str:</text:p>
      <text:p text:style-name="P2"><text:s text:c="8"/># Додає модель до таблиці models, повертає UUID</text:p>
      <text:p text:style-name="P2"><text:s text:c="8"/># Складність: O(1)</text:p>
      <text:p text:style-name="P2"/>
      <text:p text:style-name="P2"><text:s text:c="4"/>@lru_cache(maxsize=1000)</text:p>
      <text:p text:style-name="P2"><text:s text:c="4"/>def analyze_model(self, model_id: str) -&gt; dict:</text:p>
      <text:p text:style-name="P2"><text:s text:c="8"/># Аналізує модель за ID, повертає категорію, назву, складність, час створення, оцінну вартість</text:p>
      <text:p text:style-name="P2"><text:s text:c="8"/># Складність: O(1) з кешем</text:p>
      <text:p text:style-name="P2"/>
      <text:p text:style-name="P2"><text:s text:c="4"/>def compute_phi(self, network_matrix: np.ndarray) -&gt; float:</text:p>
      <text:p text:style-name="P2"><text:s text:c="8"/># Обчислює Φ (див. формулу 1.1)</text:p>
      <text:p text:style-name="P2"><text:s text:c="8"/># Складність: O(n^3)</text:p>
      <text:p text:style-name="P2"/>
      <text:p text:style-name="P2"><text:s text:c="4"/>def compute_psi(self, query_count: int) -&gt; float:</text:p>
      <text:p text:style-name="P2"><text:s text:c="8"/># Обчислює Ψ (див. формулу 1.2)</text:p>
      <text:p text:style-name="P2"><text:s text:c="8"/># Складність: O(1)</text:p>
      <text:p text:style-name="P2"/>
      <text:p text:style-name="P2"><text:s text:c="4"/>def compute_epsilon(self, emotion_intensity: float) -&gt; float:</text:p>
      <text:p text:style-name="P2"><text:soft-page-break/><text:s text:c="8"/># Обчислює Ε (див. формулу 1.3)</text:p>
      <text:p text:style-name="P2"><text:s text:c="8"/># Складність: O(1)</text:p>
      <text:p text:style-name="P2"/>
      <text:p text:style-name="P2"><text:s text:c="4"/>def compute_tau(self, activity_t: dict, activity_t_minus_1: dict) -&gt; float:</text:p>
      <text:p text:style-name="P2"><text:s text:c="8"/># Обчислює Τ (див. формулу 1.4)</text:p>
      <text:p text:style-name="P2"><text:s text:c="8"/># Складність: O(n)</text:p>
      <text:p text:style-name="P2"/>
      <text:p text:style-name="P2"><text:s text:c="4"/>def compute_sigma_prime(self, phi: float, psi: float, epsilon: float, tau: float, eta: float, alpha: float, recurrence: float) -&gt; float:</text:p>
      <text:p text:style-name="P2"><text:s text:c="8"/># Обчислює Σ'(t) (див. формулу 1.5)</text:p>
      <text:p text:style-name="P2"><text:s text:c="8"/># Складність: O(1)</text:p>
      <text:p text:style-name="P2"/>
      <text:p text:style-name="P2"><text:s text:c="4"/>def save_archive(self, output_dir: str = "digital_yaroslav"):</text:p>
      <text:p text:style-name="P2"><text:s text:c="8"/># Зберігає дані у JSON/CSV (див. алгоритм 2.6)</text:p>
      <text:p text:style-name="P2"><text:s text:c="8"/># Складність: O(n)</text:p>
      <text:p text:style-name="P2">```</text:p>
      <text:p text:style-name="P2"/>
      <text:p text:style-name="P2">#### 3.2 API-ендпойнти (FastAPI)</text:p>
      <text:p text:style-name="P2">```python</text:p>
      <text:p text:style-name="P2">app = FastAPI()</text:p>
      <text:p text:style-name="P2"/>
      <text:p text:style-name="P2">@app.post("/add_profile")</text:p>
      <text:p text:style-name="P2">async def add_profile(profile: ProfileModel):</text:p>
      <text:p text:style-name="P2"><text:s text:c="4"/># Викликає core.add_profile, повертає статус та profile_id</text:p>
      <text:p text:style-name="P2"><text:s text:c="4"/># Складність: O(1)</text:p>
      <text:p text:style-name="P2"/>
      <text:p text:style-name="P2">@app.post("/add_query")</text:p>
      <text:p text:style-name="P2">async def add_query(query: QueryModel):</text:p>
      <text:p text:style-name="P2"><text:s text:c="4"/># Викликає core.add_query, повертає query_id</text:p>
      <text:p text:style-name="P2"><text:s text:c="4"/># Складність: O(1)</text:p>
      <text:p text:style-name="P2"/>
      <text:p text:style-name="P2">@app.post("/add_memory")</text:p>
      <text:p text:style-name="P2">async def add_memory(memory: MemoryModel):</text:p>
      <text:p text:style-name="P2"><text:s text:c="4"/># Викликає core.add_memory, повертає memory_id</text:p>
      <text:p text:style-name="P2"><text:s text:c="4"/># Складність: O(1)</text:p>
      <text:p text:style-name="P2"/>
      <text:p text:style-name="P2">@app.post("/add_activity")</text:p>
      <text:p text:style-name="P2">async def add_activity(activity: ActivityModel):</text:p>
      <text:p text:style-name="P2"><text:s text:c="4"/># Викликає core.add_activity, повертає activity_id</text:p>
      <text:p text:style-name="P2"><text:s text:c="4"/># Складність: O(1)</text:p>
      <text:p text:style-name="P2"/>
      <text:p text:style-name="P2">@app.post("/add_model")</text:p>
      <text:p text:style-name="P2">async def add_model(model: ModelModel):</text:p>
      <text:p text:style-name="P2"><text:s text:c="4"/># Викликає core.add_model, повертає model_id</text:p>
      <text:p text:style-name="P2"><text:s text:c="4"/># Складність: O(1)</text:p>
      <text:p text:style-name="P2"/>
      <text:p text:style-name="P2">@app.get("/analyze_model/{model_id}")</text:p>
      <text:p text:style-name="P2">async def analyze_model(model_id: str):</text:p>
      <text:p text:style-name="P2"><text:s text:c="4"/># Викликає core.analyze_model, повертає метрики моделі</text:p>
      <text:p text:style-name="P2"><text:s text:c="4"/># Складність: O(1)</text:p>
      <text:p text:style-name="P2"/>
      <text:p text:style-name="P2">@app.post("/compute_sigma_prime")</text:p>
      <text:p text:style-name="P2"><text:soft-page-break/>async def compute_sigma_prime(params: SigmaPrimeModel):</text:p>
      <text:p text:style-name="P2"><text:s text:c="4"/># Викликає core.compute_sigma_prime, повертає sigma_prime</text:p>
      <text:p text:style-name="P2"><text:s text:c="4"/># Складність: O(1)</text:p>
      <text:p text:style-name="P2"/>
      <text:p text:style-name="P2">async def check_service_health():</text:p>
      <text:p text:style-name="P2"><text:s text:c="4"/># Перевіряє доступність API через GET /docs</text:p>
      <text:p text:style-name="P2"><text:s text:c="4"/># Складність: O(1)</text:p>
      <text:p text:style-name="P2">```</text:p>
      <text:p text:style-name="P2"/>
      <text:p text:style-name="P2">#### 3.3 Веб-інтерфейс (index.html)</text:p>
      <text:p text:style-name="P2">```html</text:p>
      <text:p text:style-name="P2">&lt;script&gt;</text:p>
      <text:p text:style-name="P2">async function computeSigma() {</text:p>
      <text:p text:style-name="P2"><text:s text:c="4"/>const response = await fetch('http://localhost:8000/compute_sigma_prime', {</text:p>
      <text:p text:style-name="P2"><text:s text:c="8"/>method: 'POST',</text:p>
      <text:p text:style-name="P2"><text:s text:c="8"/>headers: { 'Content-Type': 'application/json' },</text:p>
      <text:p text:style-name="P2"><text:s text:c="8"/>body: JSON.stringify({</text:p>
      <text:p text:style-name="P2"><text:s text:c="12"/>phi: parseFloat(document.getElementById('phi-slider').value),</text:p>
      <text:p text:style-name="P2"><text:s text:c="12"/>psi: parseFloat(document.getElementById('psi-slider').value),</text:p>
      <text:p text:style-name="P2"><text:s text:c="12"/>epsilon: parseFloat(document.getElementById('epsilon-slider').value),</text:p>
      <text:p text:style-name="P2"><text:s text:c="12"/>tau: parseFloat(document.getElementById('tau-slider').value),</text:p>
      <text:p text:style-name="P2"><text:s text:c="12"/>eta: 0.1, alpha: 0.3, recurrence: 0.4</text:p>
      <text:p text:style-name="P2"><text:s text:c="8"/>})</text:p>
      <text:p text:style-name="P2"><text:s text:c="4"/>});</text:p>
      <text:p text:style-name="P2"><text:s text:c="4"/>const result = await response.json();</text:p>
      <text:p text:style-name="P2"><text:s text:c="4"/>document.getElementById('result').innerText = `Σ'(t) = ${result.sigma_prime}`;</text:p>
      <text:p text:style-name="P2">}</text:p>
      <text:p text:style-name="P2">&lt;/script&gt;</text:p>
      <text:p text:style-name="P2">```</text:p>
      <text:p text:style-name="P2">- Функція: Асинхронно викликає API-ендпойнт /compute_sigma_prime, відображає Σ'(t).</text:p>
      <text:p text:style-name="P2">- Складність: \(O(1)\).</text:p>
      <text:p text:style-name="P2"/>
      <text:p text:style-name="P2">---</text:p>
      <text:p text:style-name="P2"/>
      <text:p text:style-name="P2">### 4. Інфраструктура</text:p>
      <text:p text:style-name="P2"/>
      <text:p text:style-name="P2">#### 4.1 Системні вимоги</text:p>
      <text:p text:style-name="P2">- **ОС**: Linux (Ubuntu 20.04+), macOS 10.15+, Windows 10+.</text:p>
      <text:p text:style-name="P2">- **Процесор**: 2+ ядра, 2.0 GHz.</text:p>
      <text:p text:style-name="P2">- **Оперативна пам’ять**: 4 ГБ (рекомендується 8 ГБ).</text:p>
      <text:p text:style-name="P2">- **Дисковий простір**: 500 МБ (без даних), 2 ГБ (з даними).</text:p>
      <text:p text:style-name="P2">- **Мережа**: Доступ до Інтернету для залежностей і API.</text:p>
      <text:p text:style-name="P2"/>
      <text:p text:style-name="P2">#### 4.2 Залежності (requirements.txt)</text:p>
      <text:p text:style-name="P2">```</text:p>
      <text:p text:style-name="P2">numpy==1.24.3</text:p>
      <text:p text:style-name="P2">scipy==1.10.1</text:p>
      <text:p text:style-name="P2">fastapi==0.95.1</text:p>
      <text:p text:style-name="P2">uvicorn==0.22.0</text:p>
      <text:p text:style-name="P2">pydantic==1.10.7</text:p>
      <text:p text:style-name="P2">sqlite3</text:p>
      <text:p text:style-name="P2">aiohttp==3.8.4</text:p>
      <text:p text:style-name="P2"><text:soft-page-break/>pyyaml==6.0</text:p>
      <text:p text:style-name="P2">```</text:p>
      <text:p text:style-name="P2"/>
      <text:p text:style-name="P2">#### 4.3 Контейнеризація (Dockerfile)</text:p>
      <text:p text:style-name="P2">```dockerfile</text:p>
      <text:p text:style-name="P2">FROM python:3.10-slim</text:p>
      <text:p text:style-name="P2">WORKDIR /app</text:p>
      <text:p text:style-name="P2">COPY requirements.txt .</text:p>
      <text:p text:style-name="P2">RUN pip install --no-cache-dir -r requirements.txt</text:p>
      <text:p text:style-name="P2">COPY . .</text:p>
      <text:p text:style-name="P2">EXPOSE 8000</text:p>
      <text:p text:style-name="P2">CMD ["uvicorn", "main:app", "--host", "0.0.0.0", "--port", "8000"]</text:p>
      <text:p text:style-name="P2">```</text:p>
      <text:p text:style-name="P2">- Образ: &lt;500 МБ.</text:p>
      <text:p text:style-name="P2">- Порт: 8000.</text:p>
      <text:p text:style-name="P2"/>
      <text:p text:style-name="P2">#### 4.4 Оркестрація (docker-compose.yaml)</text:p>
      <text:p text:style-name="P2">```yaml</text:p>
      <text:p text:style-name="P2">version: '3.8'</text:p>
      <text:p text:style-name="P2">services:</text:p>
      <text:p text:style-name="P2"><text:s text:c="2"/>app:</text:p>
      <text:p text:style-name="P2"><text:s text:c="4"/>build: .</text:p>
      <text:p text:style-name="P2"><text:s text:c="4"/>ports:</text:p>
      <text:p text:style-name="P2"><text:s text:c="6"/>- "8000:8000"</text:p>
      <text:p text:style-name="P2"><text:s text:c="4"/>volumes:</text:p>
      <text:p text:style-name="P2"><text:s text:c="6"/>- ./logs:/app/logs</text:p>
      <text:p text:style-name="P2"><text:s text:c="6"/>- ./results:/app/results</text:p>
      <text:p text:style-name="P2"><text:s text:c="6"/>- ./yaroslav_core.db:/app/yaroslav_core.db</text:p>
      <text:p text:style-name="P2"><text:s text:c="4"/>environment:</text:p>
      <text:p text:style-name="P2"><text:s text:c="6"/>- PYTHONUNBUFFERED=1</text:p>
      <text:p text:style-name="P2">```</text:p>
      <text:p text:style-name="P2">- Сервіс: Один контейнер з томами для логів, результатів і бази даних.</text:p>
      <text:p text:style-name="P2"/>
      <text:p text:style-name="P2">#### 4.5 CI/CD (GitHub Actions)</text:p>
      <text:p text:style-name="P2">```yaml</text:p>
      <text:p text:style-name="P2">name: CI/CD Pipeline</text:p>
      <text:p text:style-name="P2">on:</text:p>
      <text:p text:style-name="P2"><text:s text:c="2"/>push:</text:p>
      <text:p text:style-name="P2"><text:s text:c="4"/>branches: [ main ]</text:p>
      <text:p text:style-name="P2">jobs:</text:p>
      <text:p text:style-name="P2"><text:s text:c="2"/>build:</text:p>
      <text:p text:style-name="P2"><text:s text:c="4"/>runs-on: ubuntu-latest</text:p>
      <text:p text:style-name="P2"><text:s text:c="4"/>steps:</text:p>
      <text:p text:style-name="P2"><text:s text:c="6"/>- uses: actions/checkout@v3</text:p>
      <text:p text:style-name="P2"><text:s text:c="6"/>- name: Build Docker image</text:p>
      <text:p text:style-name="P2"><text:s text:c="8"/>run: docker build -t yaroslav-conscious-core .</text:p>
      <text:p text:style-name="P2"><text:s text:c="6"/>- name: Push to Docker Hub</text:p>
      <text:p text:style-name="P2"><text:s text:c="8"/>run: |</text:p>
      <text:p text:style-name="P2"><text:s text:c="10"/>echo "${{ secrets.DOCKER_PASSWORD }}" | docker login -u "${{ secrets.DOCKER_USERNAME }}" --password-stdin</text:p>
      <text:p text:style-name="P2"><text:s text:c="10"/>docker tag yaroslav-conscious-core ${{ secrets.DOCKER_USERNAME }}/yaroslav-conscious-core:latest</text:p>
      <text:p text:style-name="P2"><text:soft-page-break/><text:s text:c="10"/>docker push ${{ secrets.DOCKER_USERNAME }}/yaroslav-conscious-core:latest</text:p>
      <text:p text:style-name="P2">```</text:p>
      <text:p text:style-name="P2">- Етапи: Побудова образу, пуш до Docker Hub.</text:p>
      <text:p text:style-name="P2">- Секрети: DOCKER_USERNAME, DOCKER_PASSWORD.</text:p>
      <text:p text:style-name="P2"/>
      <text:p text:style-name="P2">#### 4.6 Моніторинг</text:p>
      <text:p text:style-name="P2">- **Prometheus**: Затримка &lt;100 мс, пропускна здатність 1000 запитів/с.</text:p>
      <text:p text:style-name="P2">- **Grafana**: Візуалізація метрик.</text:p>
      <text:p text:style-name="P2">- **SLA**: 99.9%, MTTR &lt;5 хвилин.</text:p>
      <text:p text:style-name="P2"/>
      <text:p text:style-name="P2">#### 4.7 Хмарні сервіси</text:p>
      <text:p text:style-name="P2">- **AWS**: EC2 (c5.4xlarge), S3, CloudWatch.</text:p>
      <text:p text:style-name="P2">- **GCP**: GKE, BigQuery.</text:p>
      <text:p text:style-name="P2">- **Heroku**: Просте розгортання для прототипів.</text:p>
      <text:p text:style-name="P2"/>
      <text:p text:style-name="P2">---</text:p>
      <text:p text:style-name="P2"/>
      <text:p text:style-name="P2">### 5. Архітектура</text:p>
      <text:p text:style-name="P2"/>
      <text:p text:style-name="P2">#### 5.1 Модульна структура</text:p>
      <text:p text:style-name="P2">- **Модуль профілю**: Зберігає JSON-дані профілю (name, age, residence, occupation, education, social_context) у SQLite.</text:p>
      <text:p text:style-name="P2">- **Модуль запитів**: Аналізує 32-крокові запити (текст, JSON), зберігає у SQLite.</text:p>
      <text:p text:style-name="P2">- **Модуль спогадів**: Логує емоційні події (date, event, emotion) у CSV і SQLite.</text:p>
      <text:p text:style-name="P2">- **Модуль активностей**: Відстежує поведінку (hours_ai, hours_training, hours_motorcycle, hours_dog) у CSV і SQLite.</text:p>
      <text:p text:style-name="P2">- **Модуль моделей**: Зберігає код моделей (category, name, code, creation_time, estimated_value) у JSON і SQLite.</text:p>
      <text:p text:style-name="P2">- **Модуль обчислень**: Розраховує метрики Φ, Ψ, Ε, Τ, Σ'(t).</text:p>
      <text:p text:style-name="P2">- **Модуль логування**: Записує дії у текстовий файл (yaroslav_core.log).</text:p>
      <text:p text:style-name="P2">- **Модуль API**: RESTful API через FastAPI.</text:p>
      <text:p text:style-name="P2">- **Модуль веб-інтерфейсу**: HTML/CSS/JS, Tailwind CSS, асинхронні запити.</text:p>
      <text:p text:style-name="P2">- **Модуль розгортання**: Docker, GitHub Actions.</text:p>
      <text:p text:style-name="P2"/>
      <text:p text:style-name="P2">#### 5.2 Схема архітектури</text:p>
      <text:p text:style-name="P2">```mermaid</text:p>
      <text:p text:style-name="P2">graph TD</text:p>
      <text:p text:style-name="P2"><text:s text:c="4"/>A[Вхід: Профіль, Запити, Спогади, Активності, Моделі] --&gt; B[Модуль валідації]</text:p>
      <text:p text:style-name="P2"><text:s text:c="4"/>B --&gt; C[Ядро обчислень: YaroslavConsciousCore]</text:p>
      <text:p text:style-name="P2"><text:s text:c="4"/>C --&gt; D1[Phi: Інтеграція моделей]</text:p>
      <text:p text:style-name="P2"><text:s text:c="4"/>C --&gt; D2[Psi: Аналіз запитів]</text:p>
      <text:p text:style-name="P2"><text:s text:c="4"/>C --&gt; D3[Epsilon: Емоційна валентність]</text:p>
      <text:p text:style-name="P2"><text:s text:c="4"/>C --&gt; D4[Tau: Поведінкова когерентність]</text:p>
      <text:p text:style-name="P2"><text:s text:c="4"/>D1 --&gt; E[Sigma Prime: Метрика свідомості]</text:p>
      <text:p text:style-name="P2"><text:s text:c="4"/>D2 --&gt; E</text:p>
      <text:p text:style-name="P2"><text:s text:c="4"/>D3 --&gt; E</text:p>
      <text:p text:style-name="P2"><text:s text:c="4"/>D4 --&gt; E</text:p>
      <text:p text:style-name="P2"><text:s text:c="4"/>E --&gt; F[Модуль логування]</text:p>
      <text:p text:style-name="P2"><text:s text:c="4"/>E --&gt; G[Модуль візуалізації]</text:p>
      <text:p text:style-name="P2"><text:s text:c="4"/>G --&gt; H[Веб-інтерфейс: FastAPI]</text:p>
      <text:p text:style-name="P2"><text:s text:c="4"/>F --&gt; I[База SQLite]</text:p>
      <text:p text:style-name="P2"><text:s text:c="4"/>H --&gt; J[Вихід: YaroslavAPI, Графіки]</text:p>
      <text:p text:style-name="P2"><text:soft-page-break/><text:s text:c="4"/>subgraph Розгортання</text:p>
      <text:p text:style-name="P2"><text:s text:c="8"/>K[Docker-контейнер] --&gt; L[GitHub Actions CI/CD]</text:p>
      <text:p text:style-name="P2"><text:s text:c="4"/>end</text:p>
      <text:p text:style-name="P2">```</text:p>
      <text:p text:style-name="P2"/>
      <text:p text:style-name="P2">#### 5.3 Залежності між модулями</text:p>
      <text:p text:style-name="P2">- **Ядро (YaroslavConsciousCore)**: Координує всі модулі.</text:p>
      <text:p text:style-name="P2">- **Валідація**: Pydantic-моделі (ProfileModel, QueryModel тощо) для перевірки вхідних даних.</text:p>
      <text:p text:style-name="P2">- **Зберігання**: SQLite (таблиці profile, queries, memories, activities, models).</text:p>
      <text:p text:style-name="P2">- **Логування**: Логує дії через logging.basicConfig.</text:p>
      <text:p text:style-name="P2">- **API**: FastAPI обробляє запити, викликаючи методи ядра.</text:p>
      <text:p text:style-name="P2">- **Веб-інтерфейс**: Асинхронно взаємодіє з API через fetch.</text:p>
      <text:p text:style-name="P2"/>
      <text:p text:style-name="P2">---</text:p>
      <text:p text:style-name="P2"/>
      <text:p text:style-name="P2">### 6. Технології</text:p>
      <text:p text:style-name="P2"/>
      <text:p text:style-name="P2">#### 6.1 Мова програмування</text:p>
      <text:p text:style-name="P2">- **Python 3.10**: Основна мова для ядра, API, тестів.</text:p>
      <text:p text:style-name="P2"/>
      <text:p text:style-name="P2">#### 6.2 Бібліотеки</text:p>
      <text:p text:style-name="P2">- **NumPy 1.24.3**: Обчислення матриць (Φ, Τ).</text:p>
      <text:p text:style-name="P2">- **SciPy 1.10.1**: Кореляція Пірсона (Τ).</text:p>
      <text:p text:style-name="P2">- **FastAPI 0.95.1**: RESTful API.</text:p>
      <text:p text:style-name="P2">- **Uvicorn 0.22.0**: ASGI-сервер для FastAPI.</text:p>
      <text:p text:style-name="P2">- **Pydantic 1.10.7**: Валідація даних.</text:p>
      <text:p text:style-name="P2">- **SQLite3**: Локальна база даних.</text:p>
      <text:p text:style-name="P2">- **AIOHTTP 3.8.4**: Асинхронні HTTP-запити (health check).</text:p>
      <text:p text:style-name="P2">- **PyYAML 6.0**: Парсинг конфігурації (config.yaml).</text:p>
      <text:p text:style-name="P2"/>
      <text:p text:style-name="P2">#### 6.3 Інструменти</text:p>
      <text:p text:style-name="P2">- **Docker 24.0.6**: Контейнеризація.</text:p>
      <text:p text:style-name="P2">- **GitHub Actions**: CI/CD.</text:p>
      <text:p text:style-name="P2">- **Pytest 7.4.0**: Тестування.</text:p>
      <text:p text:style-name="P2">- **Coverage 7.2.5**: Аналіз покриття тестами.</text:p>
      <text:p text:style-name="P2">- **Locust**: Навантажувальне тестування.</text:p>
      <text:p text:style-name="P2">- **Prometheus 2.45.0**: Моніторинг.</text:p>
      <text:p text:style-name="P2">- **Grafana 10.0.3**: Візуалізація метрик.</text:p>
      <text:p text:style-name="P2"/>
      <text:p text:style-name="P2">#### 6.4 Фронтенд</text:p>
      <text:p text:style-name="P2">- **HTML/CSS/JavaScript**: Веб-інтерфейс.</text:p>
      <text:p text:style-name="P2">- **Tailwind CSS 2.2.19**: Стилізація.</text:p>
      <text:p text:style-name="P2"/>
      <text:p text:style-name="P2">#### 6.5 Конфігурація</text:p>
      <text:p text:style-name="P2">- **config.yaml**: Налаштування профілю, запитів, логування, виведення, бази даних, API.</text:p>
      <text:p text:style-name="P2"/>
      <text:p text:style-name="P2">---</text:p>
      <text:p text:style-name="P2"/>
      <text:p text:style-name="P2">### 7. Додаткові функції (з NeuroVerse, якщо застосовні)</text:p>
      <text:p text:style-name="P2"/>
      <text:p text:style-name="P2">#### 7.1 Функції FFNMModel</text:p>
      <text:p text:style-name="P2"><text:soft-page-break/>```python</text:p>
      <text:p text:style-name="P2">class FFNMModel:</text:p>
      <text:p text:style-name="P2"><text:s text:c="4"/>def __init__(self, n_neurons=1000, fractal_dim=2.74, coupling_strength=0.034):</text:p>
      <text:p text:style-name="P2"><text:s text:c="8"/># Ініціалізація нейронів, фаз, частот, матриці зв’язків, кальцію</text:p>
      <text:p text:style-name="P2"><text:s text:c="8"/># Складність: O(n^2)</text:p>
      <text:p text:style-name="P2"/>
      <text:p text:style-name="P2"><text:s text:c="4"/>def kuramoto_dynamics(self, theta, t, K, A):</text:p>
      <text:p text:style-name="P2"><text:s text:c="8"/># Обчислює диференціальні рівняння Курамото</text:p>
      <text:p text:style-name="P2"><text:s text:c="8"/># Складність: O(n^2)</text:p>
      <text:p text:style-name="P2"/>
      <text:p text:style-name="P2"><text:s text:c="4"/>def calcium_dynamics(self, V, t, g_Ca=4.6, E_Ca=135):</text:p>
      <text:p text:style-name="P2"><text:s text:c="8"/># Обчислює динаміку кальцію</text:p>
      <text:p text:style-name="P2"><text:s text:c="8"/># Складність: O(n)</text:p>
      <text:p text:style-name="P2"/>
      <text:p text:style-name="P2"><text:s text:c="4"/>def compute_fractal_dimension(self, data):</text:p>
      <text:p text:style-name="P2"><text:s text:c="8"/># Обчислює фрактальну розмірність через box-counting</text:p>
      <text:p text:style-name="P2"><text:s text:c="8"/># Складність: O(n log n)</text:p>
      <text:p text:style-name="P2"/>
      <text:p text:style-name="P2"><text:s text:c="4"/>def update(self, t_span=(0, 100), dt=0.1):</text:p>
      <text:p text:style-name="P2"><text:s text:c="8"/># Інтегрує Курамото та кальцієву динаміку через odeint</text:p>
      <text:p text:style-name="P2"><text:s text:c="8"/># Складність: O(n^2) через odeint</text:p>
      <text:p text:style-name="P2">```</text:p>
      <text:p text:style-name="P2"/>
      <text:p text:style-name="P2">#### 7.2 Функції MultiLevelSynapticMemory</text:p>
      <text:p text:style-name="P2">```python</text:p>
      <text:p text:style-name="P2">class MultiLevelSynapticMemory:</text:p>
      <text:p text:style-name="P2"><text:s text:c="4"/>def __init__(self, dim, decay_rates=(0.9, 0.98, 0.999), thresholds=(0.01, 0.02)):</text:p>
      <text:p text:style-name="P2"><text:s text:c="8"/># Ініціалізація пам’яті (M1, M2, M3), PCA</text:p>
      <text:p text:style-name="P2"><text:s text:c="8"/># Складність: O(n)</text:p>
      <text:p text:style-name="P2"/>
      <text:p text:style-name="P2"><text:s text:c="4"/>def _cosine_similarity(self, a, b):</text:p>
      <text:p text:style-name="P2"><text:s text:c="8"/># Обчислює косинусну схожість</text:p>
      <text:p text:style-name="P2"><text:s text:c="8"/># Складність: O(n)</text:p>
      <text:p text:style-name="P2"/>
      <text:p text:style-name="P2"><text:s text:c="4"/>def _soft_gating(self, memory, threshold):</text:p>
      <text:p text:style-name="P2"><text:s text:c="8"/># Застосовує м’яке гейтування через сигмоїду</text:p>
      <text:p text:style-name="P2"><text:s text:c="8"/># Складність: O(n)</text:p>
      <text:p text:style-name="P2"/>
      <text:p text:style-name="P2"><text:s text:c="4"/>def _feedback(self, M1, M3_prev):</text:p>
      <text:p text:style-name="P2"><text:s text:c="8"/># Обчислює зворотний зв’язок через softmax</text:p>
      <text:p text:style-name="P2"><text:s text:c="8"/># Складність: O(n)</text:p>
      <text:p text:style-name="P2"/>
      <text:p text:style-name="P2"><text:s text:c="4"/>def _compress(self, M2):</text:p>
      <text:p text:style-name="P2"><text:s text:c="8"/># Стискає M2 через PCA</text:p>
      <text:p text:style-name="P2"><text:s text:c="8"/># Складність: O(n^2)</text:p>
      <text:p text:style-name="P2"/>
      <text:p text:style-name="P2"><text:s text:c="4"/>def update(self, I_t):</text:p>
      <text:p text:style-name="P2"><text:s text:c="8"/># Оновлює M1, M2, M3</text:p>
      <text:p text:style-name="P2"><text:s text:c="8"/># Складність: O(n^2)</text:p>
      <text:p text:style-name="P2"/>
      <text:p text:style-name="P2"><text:s text:c="4"/>def get_state(self):</text:p>
      <text:p text:style-name="P2"><text:s text:c="8"/># Повертає стани M1, M2, M3</text:p>
      <text:p text:style-name="P2"><text:soft-page-break/><text:s text:c="8"/># Складність: O(n)</text:p>
      <text:p text:style-name="P2">```</text:p>
      <text:p text:style-name="P2"/>
      <text:p text:style-name="P2">#### 7.3 API-ендпойнти (NeuroVerse)</text:p>
      <text:p text:style-name="P2">```python</text:p>
      <text:p text:style-name="P2">@app.post("/ffnm/update")</text:p>
      <text:p text:style-name="P2">async def update_ffnm(data: InputData):</text:p>
      <text:p text:style-name="P2"><text:s text:c="4"/># Оновлює FFNMModel, повертає стани фаз і кальцію</text:p>
      <text:p text:style-name="P2"><text:s text:c="4"/># Складність: O(n^2)</text:p>
      <text:p text:style-name="P2"/>
      <text:p text:style-name="P2">@app.post("/mlsdm/update")</text:p>
      <text:p text:style-name="P2">async def update_mlsdm(data: InputData):</text:p>
      <text:p text:style-name="P2"><text:s text:c="4"/># Оновлює MultiLevelSynapticMemory, повертає стани пам’яті</text:p>
      <text:p text:style-name="P2"><text:s text:c="4"/># Складність: O(n^2)</text:p>
      <text:p text:style-name="P2"/>
      <text:p text:style-name="P2">@app.get("/health")</text:p>
      <text:p text:style-name="P2">async def health_check():</text:p>
      <text:p text:style-name="P2"><text:s text:c="4"/># Перевіряє стан API</text:p>
      <text:p text:style-name="P2"><text:s text:c="4"/># Складність: O(1)</text:p>
      <text:p text:style-name="P2">```</text:p>
      <text:p text:style-name="P2"/>
      <text:p text:style-name="P2">#### 7.4 GrokBetaAdapter</text:p>
      <text:p text:style-name="P2">```python</text:p>
      <text:p text:style-name="P2">class GrokBetaAdapter:</text:p>
      <text:p text:style-name="P2"><text:s text:c="4"/>def __init__(self, api_key: str = None, endpoint: str = "https://api.x.ai/grok"):</text:p>
      <text:p text:style-name="P2"><text:s text:c="8"/># Ініціалізація з API-ключем</text:p>
      <text:p text:style-name="P2"><text:s text:c="8"/># Складність: O(1)</text:p>
      <text:p text:style-name="P2"/>
      <text:p text:style-name="P2"><text:s text:c="4"/>def validate_model(self, model_output: Dict[str, Any]) -&gt; Dict[str, Any]:</text:p>
      <text:p text:style-name="P2"><text:s text:c="8"/># Валідує вихід моделі через Grok Beta</text:p>
      <text:p text:style-name="P2"><text:s text:c="8"/># Складність: O(1) (мережевий запит)</text:p>
      <text:p text:style-name="P2"/>
      <text:p text:style-name="P2"><text:s text:c="4"/>def process_stream(self, input_stream: list) -&gt; list:</text:p>
      <text:p text:style-name="P2"><text:s text:c="8"/># Обробляє потік даних через Grok Beta</text:p>
      <text:p text:style-name="P2"><text:s text:c="8"/># Складність: O(n) (n — розмір потоку)</text:p>
      <text:p text:style-name="P2">```</text:p>
      <text:p text:style-name="P2"/>
      <text:p text:style-name="P2">#### 7.5 Streamlit UI</text:p>
      <text:p text:style-name="P2">```python</text:p>
      <text:p text:style-name="P2">st.title("NeuroVerse Dashboard")</text:p>
      <text:p text:style-name="P2"># Відображає UI для введення вектора, часового діапазону, кроку</text:p>
      <text:p text:style-name="P2">if st.button("Запустити симуляцію ФФНМВКФ"):</text:p>
      <text:p text:style-name="P2"><text:s text:c="4"/># Викликає API /ffnm/update, відображає графік фаз</text:p>
      <text:p text:style-name="P2"><text:s text:c="4"/># Складність: O(n^2)</text:p>
      <text:p text:style-name="P2">if st.button("Запустити симуляцію ML-SDM"):</text:p>
      <text:p text:style-name="P2"><text:s text:c="4"/># Викликає API /mlsdm/update, відображає графік пам’яті</text:p>
      <text:p text:style-name="P2"><text:s text:c="4"/># Складність: O(n^2)</text:p>
      <text:p text:style-name="P2">```</text:p>
      <text:p text:style-name="P2"/>
      <text:p text:style-name="P2">---</text:p>
      <text:p text:style-name="P2"/>
      <text:p text:style-name="P2">### 8. Тестування</text:p>
      <text:p text:style-name="P2"><text:soft-page-break/></text:p>
      <text:p text:style-name="P2">#### 8.1 Модульні тести (test_main.py)</text:p>
      <text:p text:style-name="P2">```python</text:p>
      <text:p text:style-name="P2">def test_add_profile(core):</text:p>
      <text:p text:style-name="P2"><text:s text:c="4"/># Перевіряє додавання профілю</text:p>
      <text:p text:style-name="P2">def test_add_query(core):</text:p>
      <text:p text:style-name="P2"><text:s text:c="4"/># Перевіряє додавання запиту</text:p>
      <text:p text:style-name="P2">def test_add_memory(core):</text:p>
      <text:p text:style-name="P2"><text:s text:c="4"/># Перевіряє додавання спогаду</text:p>
      <text:p text:style-name="P2">def test_add_activity(core):</text:p>
      <text:p text:style-name="P2"><text:s text:c="4"/># Перевіряє додавання активності</text:p>
      <text:p text:style-name="P2">def test_add_model(core):</text:p>
      <text:p text:style-name="P2"><text:s text:c="4"/># Перевіряє додавання моделі</text:p>
      <text:p text:style-name="P2">def test_analyze_model(core):</text:p>
      <text:p text:style-name="P2"><text:s text:c="4"/># Перевіряє аналіз моделі</text:p>
      <text:p text:style-name="P2">def test_compute_sigma_prime(core):</text:p>
      <text:p text:style-name="P2"><text:s text:c="4"/># Перевіряє обчислення Σ'(t)</text:p>
      <text:p text:style-name="P2">```</text:p>
      <text:p text:style-name="P2"/>
      <text:p text:style-name="P2">#### 8.2 Тести NeuroVerse</text:p>
      <text:p text:style-name="P2">```python</text:p>
      <text:p text:style-name="P2">class TestFFNMModel(unittest.TestCase):</text:p>
      <text:p text:style-name="P2"><text:s text:c="4"/>def test_stability(self):</text:p>
      <text:p text:style-name="P2"><text:s text:c="8"/># Перевіряє стабільність фаз і кальцію</text:p>
      <text:p text:style-name="P2"><text:s text:c="4"/>def test_fractal_dimension(self):</text:p>
      <text:p text:style-name="P2"><text:s text:c="8"/># Перевіряє Df у межах [2.5, 2.9]</text:p>
      <text:p text:style-name="P2"><text:s text:c="4"/>def test_synchronization(self):</text:p>
      <text:p text:style-name="P2"><text:s text:c="8"/># Перевіряє синхронізацію фаз</text:p>
      <text:p text:style-name="P2"/>
      <text:p text:style-name="P2">class TestMLSDM(unittest.TestCase):</text:p>
      <text:p text:style-name="P2"><text:s text:c="4"/>def test_stability(self):</text:p>
      <text:p text:style-name="P2"><text:s text:c="8"/># Перевіряє стабільність M1, M2, M3</text:p>
      <text:p text:style-name="P2"><text:s text:c="4"/>def test_convergence(self):</text:p>
      <text:p text:style-name="P2"><text:s text:c="8"/># Перевіряє збіжність M1</text:p>
      <text:p text:style-name="P2"><text:s text:c="4"/>def test_noise_robustness(self):</text:p>
      <text:p text:style-name="P2"><text:s text:c="8"/># Перевіряє стійкість до шуму</text:p>
      <text:p text:style-name="P2">```</text:p>
      <text:p text:style-name="P2"/>
      <text:p text:style-name="P2">#### 8.3 Навантажувальні тести</text:p>
      <text:p text:style-name="P2">- **Locust**: Симуляція 100 одночасних користувачів для ендпойнтів /add_profile, /compute_sigma_prime.</text:p>
      <text:p text:style-name="P2">- Складність: Залежить від навантаження.</text:p>
      <text:p text:style-name="P2"/>
      <text:p text:style-name="P2">---</text:p>
      <text:p text:style-name="P2"/>
      <text:p text:style-name="P2"/>
      <text:p text:style-name="P2"># Формули</text:p>
      <text:p text:style-name="P2">- **Φ**: \(\frac{\sum |\lambda_i|}{\sum w_{ij}}\), O(n^3)</text:p>
      <text:p text:style-name="P2">- **Ψ**: \(\min\left(\frac{\text{query_count}}{100}, 1\right)\), O(1)</text:p>
      <text:p text:style-name="P2">- **Ε**: \(\min(|\text{emotion_intensity}|, 1)\), O(1)</text:p>
      <text:p text:style-name="P2">- **Τ**: \(\text{corr}(a_t, a_{t-1})\), O(n)</text:p>
      <text:p text:style-name="P2"><text:soft-page-break/>- **Σ'(t)**: \(\left( \Phi^{0.8} \cdot \Psi^{0.7} \cdot Ε^{0.5} \cdot Τ^{0.4} \right) \cdot \frac{3 \cdot \eta \cdot \alpha \cdot R}{\eta + \alpha + R}\), O(1)</text:p>
      <text:p text:style-name="P2"/>
      <text:p text:style-name="P2"># Алгоритми</text:p>
      <text:p text:style-name="P2">- **compute_phi**: Обчислює Φ через власні значення, O(n^3)</text:p>
      <text:p text:style-name="P2">- **compute_psi**: Нормалізує query_count, O(1)</text:p>
      <text:p text:style-name="P2">- **compute_epsilon**: Нормалізує emotion_intensity, O(1)</text:p>
      <text:p text:style-name="P2">- **compute_tau**: Кореляція Пірсона, O(n)</text:p>
      <text:p text:style-name="P2">- **compute_sigma_prime**: Обчислює Σ'(t), O(1)</text:p>
      <text:p text:style-name="P2">- **save_archive**: Зберігає дані у JSON/CSV, O(n)</text:p>
      <text:p text:style-name="P2"/>
      <text:p text:style-name="P2"># Інфраструктура</text:p>
      <text:p text:style-name="P2">- **Docker**: python:3.10-slim, &lt;500 МБ</text:p>
      <text:p text:style-name="P2">- **CI/CD**: GitHub Actions</text:p>
      <text:p text:style-name="P2">- **Моніторинг**: Prometheus, Grafana</text:p>
      <text:p text:style-name="P2">- **Хмара**: AWS (EC2, S3), GCP (GKE, BigQuery)</text:p>
      <text:p text:style-name="P2"/>
      <text:p text:style-name="P2"># Архітектура</text:p>
      <text:p text:style-name="P2">- Модулі: профіль, запити, спогади, активності, моделі, обчислення, логування, API, веб-інтерфейс, розгортання</text:p>
      <text:p text:style-name="P2">- Зберігання: SQLite</text:p>
      <text:p text:style-name="P2">- API: FastAPI</text:p>
      <text:p text:style-name="P2">- Фронтенд: HTML/CSS/JS, Tailwind CSS</text:p>
      <text:p text:style-name="P2"/>
      <text:p text:style-name="P2"># Технології</text:p>
      <text:p text:style-name="P2">- Python 3.10, NumPy, SciPy, FastAPI, SQLite, Docker<text:line-break/># Інженерно-технічний пакет документації для системи Σ'-ConsciousCore</text:p>
      <text:p text:style-name="P1"/>
      <text:p text:style-name="P1">**Автор**: Ваиленко Ярослав <text:s/></text:p>
      <text:p text:style-name="P1">**Дата створення**: 28 травня 2025 року <text:s/></text:p>
      <text:p text:style-name="P1">**Версія**: 1.0.0 <text:s/></text:p>
      <text:p text:style-name="P1">**Контакт**: [електронна пошта або інший контакт за бажанням] <text:s/></text:p>
      <text:p text:style-name="P1">**Ліцензія**: MIT License <text:s/></text:p>
      <text:p text:style-name="P1"/>
      <text:p text:style-name="P1">---</text:p>
      <text:p text:style-name="P1"/>
      <text:p text:style-name="P1">## 1. Вступ</text:p>
      <text:p text:style-name="P1"/>
      <text:p text:style-name="P1">### 1.1 Мета документа</text:p>
      <text:p text:style-name="P1">Цей документ є повним інженерно-технічним пакетом документації для системи **Σ'-ConsciousCore**, розробленої для створення цифрової версії свідомості Ярослава Ваиленка. Документація охоплює всі аспекти системи: архітектуру, функціонал, інсталяцію, конфігурацію, API, тестування, оптимізацію, розгортання та використання. Вона призначена для розробників, дослідників і користувачів, які бажають розтегнути, використовувати або модифікувати систему.</text:p>
      <text:p text:style-name="P1"/>
      <text:p text:style-name="P1">### 1.2 Опис системи</text:p>
      <text:p text:style-name="P1">**Σ'-ConsciousCore** — це програмна система, яка інтегрує профіль, запити, спогади, активності та моделі Ярослава Ваиленка для створення біоінформаційно точної цифрової моделі його свідомості. Система базується на 32-кроковому протоколі, використовує Python як основну мову програмування, FastAPI для API-сервісу, SQLite для зберігання даних і <text:soft-page-break/>забезпечує веб-інтерфейс для взаємодії. Вона підтримує метрики свідомості (Φ, Ψ, Ε, Τ, Σ'(t)), аналіз моделей, логування, автоматизоване тестування та розгортання через Docker і CI/CD.</text:p>
      <text:p text:style-name="P1"/>
      <text:p text:style-name="P1">### 1.3 Цілі системи</text:p>
      <text:p text:style-name="P1">- Оцифрування когнітивного стилю, особистості та інтелектуального внеску Ярослава Ваиленка.</text:p>
      <text:p text:style-name="P1">- Забезпечення саморефлексії через аналіз цифрових даних.</text:p>
      <text:p text:style-name="P1">- Створення основи для монетизації інтелектуальних продуктів (моделей, чат-бота).</text:p>
      <text:p text:style-name="P1">- Захист даних і розробок через інкапсуляцію та ліцензію MIT.</text:p>
      <text:p text:style-name="P1">- Адаптація до обмежень: сільський контекст, брак технічної освіти, страх публікації.</text:p>
      <text:p text:style-name="P1"/>
      <text:p text:style-name="P1">### 1.4 Аудиторія</text:p>
      <text:p text:style-name="P1">- **Розробники**: Для інтеграції, модифікації та розширення системи.</text:p>
      <text:p text:style-name="P1">- **Дослідники**: Для аналізу когнітивних моделей і свідомості.</text:p>
      <text:p text:style-name="P1">- **Користувачі**: Для взаємодії з цифровою версією Ярослава через API або веб-інтерфейс.</text:p>
      <text:p text:style-name="P1">- **Інвестори/партнери**: Для оцінки потенціалу монетизації.</text:p>
      <text:p text:style-name="P1"/>
      <text:p text:style-name="P1">---</text:p>
      <text:p text:style-name="P1"/>
      <text:p text:style-name="P1">## 2. Архітектура системи</text:p>
      <text:p text:style-name="P1"/>
      <text:p text:style-name="P1">### 2.1 Загальний огляд</text:p>
      <text:p text:style-name="P1">Система **Σ'-ConsciousCore** побудована за модульною архітектурою, що забезпечує гнучкість, масштабованість і ізоляцію компонентів. Основні модулі:</text:p>
      <text:p text:style-name="P1">- **Модуль профілю**: Зберігає персональні дані (JSON, SQLite).</text:p>
      <text:p text:style-name="P1">- **Модуль запитів**: Аналізує 32-крокові запити (текст, JSON).</text:p>
      <text:p text:style-name="P1">- **Модуль спогадів**: Логує емоційні події (CSV, SQLite).</text:p>
      <text:p text:style-name="P1">- **Модуль активностей**: Відстежує поведінку (CSV, SQLite).</text:p>
      <text:p text:style-name="P1">- **Модуль моделей**: Зберігає та аналізує код моделей (JSON, SQLite).</text:p>
      <text:p text:style-name="P1">- **Модуль обчислень**: Розраховує метрики свідомості (Φ, Ψ, Ε, Τ, Σ'(t)).</text:p>
      <text:p text:style-name="P1">- **Модуль логування**: Записує всі дії (текстовий файл).</text:p>
      <text:p text:style-name="P1">- **Модуль API**: Надає RESTful API (FastAPI).</text:p>
      <text:p text:style-name="P1">- **Модуль веб-інтерфейсу**: Забезпечує інтерактивну взаємодію (HTML/CSS/JavaScript, Tailwind CSS).</text:p>
      <text:p text:style-name="P1">- **Модуль розгортання**: Підтримує Docker і CI/CD (GitHub Actions).</text:p>
      <text:p text:style-name="P1"/>
      <text:p text:style-name="P1">### 2.2 Схема архітектури</text:p>
      <text:p text:style-name="P1">```mermaid</text:p>
      <text:p text:style-name="P1">graph TD</text:p>
      <text:p text:style-name="P1"><text:s text:c="4"/>A[Вхід: Профіль, Запити, Спогади, Активності, Моделі] --&gt; B[Модуль валідації]</text:p>
      <text:p text:style-name="P1"><text:s text:c="4"/>B --&gt; C[Ядро обчислень: YaroslavConsciousCore]</text:p>
      <text:p text:style-name="P1"><text:s text:c="4"/>C --&gt; D1[Phi: Інтеграція моделей]</text:p>
      <text:p text:style-name="P1"><text:s text:c="4"/>C --&gt; D2[Psi: Аналіз запитів]</text:p>
      <text:p text:style-name="P1"><text:s text:c="4"/>C --&gt; D3[Epsilon: Емоційна валентність]</text:p>
      <text:p text:style-name="P1"><text:s text:c="4"/>C --&gt; D4[Tau: Поведінкова когерентність]</text:p>
      <text:p text:style-name="P1"><text:s text:c="4"/>D1 --&gt; E[Sigma Prime: Метрика свідомості]</text:p>
      <text:p text:style-name="P1"><text:s text:c="4"/>D2 --&gt; E</text:p>
      <text:p text:style-name="P1"><text:s text:c="4"/>D3 --&gt; E</text:p>
      <text:p text:style-name="P1"><text:s text:c="4"/>D4 --&gt; E</text:p>
      <text:p text:style-name="P1"><text:s text:c="4"/>E --&gt; F[Модуль логування]</text:p>
      <text:p text:style-name="P1"><text:s text:c="4"/>E --&gt; G[Модуль візуалізації]</text:p>
      <text:p text:style-name="P1"><text:s text:c="4"/>G --&gt; H[Веб-інтерфейс: FastAPI]</text:p>
      <text:p text:style-name="P1"><text:soft-page-break/><text:s text:c="4"/>F --&gt; I[База SQLite]</text:p>
      <text:p text:style-name="P1"><text:s text:c="4"/>H --&gt; J[Вихід: YaroslavAPI, Графіки]</text:p>
      <text:p text:style-name="P1"><text:s text:c="4"/>subgraph Розгортання</text:p>
      <text:p text:style-name="P1"><text:s text:c="8"/>K[Docker-контейнер] --&gt; L[GitHub Actions CI/CD]</text:p>
      <text:p text:style-name="P1"><text:s text:c="4"/>end</text:p>
      <text:p text:style-name="P1">```</text:p>
      <text:p text:style-name="P1"/>
      <text:p text:style-name="P1">### 2.3 Технічні характеристики модулів</text:p>
      <text:p text:style-name="P1">- **Profile Module**: Зберігання JSON, O(1) доступ, SQLite.</text:p>
      <text:p text:style-name="P1">- **Query Module**: Аналіз тексту, O(n) обробка, JSON.</text:p>
      <text:p text:style-name="P1">- **Memory Module**: Логування в CSV, O(1) запис, SQLite.</text:p>
      <text:p text:style-name="P1">- **Activity Module**: Логування в CSV, O(1) запис, SQLite.</text:p>
      <text:p text:style-name="P1">- **Model Module**: Аналіз коду, O(n) обробка, JSON.</text:p>
      <text:p text:style-name="P1">- **Phi Module**: Обчислення Φ, O(n²) для матриць.</text:p>
      <text:p text:style-name="P1">- **Psi Module**: Обчислення Ψ, O(1) нормалізація.</text:p>
      <text:p text:style-name="P1">- **Epsilon Module**: Обчислення Ε, O(1) нормалізація.</text:p>
      <text:p text:style-name="P1">- **Tau Module**: Обчислення Τ, O(n) кореляція.</text:p>
      <text:p text:style-name="P1">- **Sigma Prime Module**: Обчислення Σ'(t), O(1) інтеграція.</text:p>
      <text:p text:style-name="P1">- **Logging Module**: Текстове логування, O(1) запис.</text:p>
      <text:p text:style-name="P1">- **API Module**: RESTful API, O(1) обробка запитів.</text:p>
      <text:p text:style-name="P1">- **Web Interface Module**: HTML/CSS/JS, Tailwind CSS, асинхронні запити.</text:p>
      <text:p text:style-name="P1">- **Deployment Module**: Docker, GitHub Actions, автоматичне розгортання.</text:p>
      <text:p text:style-name="P1"/>
      <text:p text:style-name="P1">---</text:p>
      <text:p text:style-name="P1"/>
      <text:p text:style-name="P1">## 3. Встановлення</text:p>
      <text:p text:style-name="P1"/>
      <text:p text:style-name="P1">### 3.1 Системні вимоги</text:p>
      <text:p text:style-name="P1">- **Операційна система**: Linux (Ubuntu 20.04+), macOS 10.15+, Windows 10+.</text:p>
      <text:p text:style-name="P1">- **Процесор**: 2+ ядра, 2.0 GHz.</text:p>
      <text:p text:style-name="P1">- **Оперативна пам’ять**: 4 GB (рекомендується 8 GB).</text:p>
      <text:p text:style-name="P1">- **Дисковий простір**: 500 MB (без даних), 2 GB (з даними).</text:p>
      <text:p text:style-name="P1">- **Мережа**: Доступ до Інтернету для залежностей і API.</text:p>
      <text:p text:style-name="P1">- **Програмне забезпечення**:</text:p>
      <text:p text:style-name="P1"><text:s text:c="2"/>- Python 3.10+</text:p>
      <text:p text:style-name="P1"><text:s text:c="2"/>- Docker (для контейнеризації)</text:p>
      <text:p text:style-name="P1"><text:s text:c="2"/>- Git (для клонування репозиторію)</text:p>
      <text:p text:style-name="P1"><text:s text:c="2"/>- pip (для встановлення залежностей)</text:p>
      <text:p text:style-name="P1"/>
      <text:p text:style-name="P1">### 3.2 Встановлення залежностей</text:p>
      <text:p text:style-name="P1">1. Клонуйте репозиторій:</text:p>
      <text:p text:style-name="P1"><text:s text:c="3"/>```bash</text:p>
      <text:p text:style-name="P1"><text:s text:c="3"/>git clone https://github.com/yaroslav-vaylenko/conscious-core.git</text:p>
      <text:p text:style-name="P1"><text:s text:c="3"/>cd conscious-core</text:p>
      <text:p text:style-name="P1"><text:s text:c="3"/>```</text:p>
      <text:p text:style-name="P1">2. Створіть віртуальне середовище:</text:p>
      <text:p text:style-name="P1"><text:s text:c="3"/>```bash</text:p>
      <text:p text:style-name="P1"><text:s text:c="3"/>python -m venv venv</text:p>
      <text:p text:style-name="P1"><text:s text:c="3"/>source venv/bin/activate <text:s/># Linux/macOS</text:p>
      <text:p text:style-name="P1"><text:s text:c="3"/>venv\Scripts\activate <text:s/># Windows</text:p>
      <text:p text:style-name="P1"><text:s text:c="3"/>```</text:p>
      <text:p text:style-name="P1">3. Встановіть залежності:</text:p>
      <text:p text:style-name="P1"><text:soft-page-break/><text:s text:c="3"/>```bash</text:p>
      <text:p text:style-name="P1"><text:s text:c="3"/>pip install -r requirements.txt</text:p>
      <text:p text:style-name="P1"><text:s text:c="3"/>```</text:p>
      <text:p text:style-name="P1"><text:s text:c="3"/>Вміст `requirements.txt`:</text:p>
      <text:p text:style-name="P1"><text:s text:c="3"/>```</text:p>
      <text:p text:style-name="P1"><text:s text:c="3"/>numpy==1.24.3</text:p>
      <text:p text:style-name="P1"><text:s text:c="3"/>scipy==1.10.1</text:p>
      <text:p text:style-name="P1"><text:s text:c="3"/>fastapi==0.95.1</text:p>
      <text:p text:style-name="P1"><text:s text:c="3"/>uvicorn==0.22.0</text:p>
      <text:p text:style-name="P1"><text:s text:c="3"/>pydantic==1.10.7</text:p>
      <text:p text:style-name="P1"><text:s text:c="3"/>sqlite3</text:p>
      <text:p text:style-name="P1"><text:s text:c="3"/>aiohttp==3.8.4</text:p>
      <text:p text:style-name="P1"><text:s text:c="3"/>pyyaml==6.0</text:p>
      <text:p text:style-name="P1"><text:s text:c="3"/>```</text:p>
      <text:p text:style-name="P1"/>
      <text:p text:style-name="P1">### 3.3 Налаштування середовища</text:p>
      <text:p text:style-name="P1">1. Створіть файл конфігурації `config.yaml`:</text:p>
      <text:p text:style-name="P1"><text:s text:c="3"/>```yaml</text:p>
      <text:p text:style-name="P1"><text:s text:c="3"/>profile: true</text:p>
      <text:p text:style-name="P1"><text:s text:c="3"/>queries: true</text:p>
      <text:p text:style-name="P1"><text:s text:c="3"/>models: true</text:p>
      <text:p text:style-name="P1"><text:s text:c="3"/>logging:</text:p>
      <text:p text:style-name="P1"><text:s text:c="5"/>enabled: true</text:p>
      <text:p text:style-name="P1"><text:s text:c="5"/>path: "logs/yaroslav_core.log"</text:p>
      <text:p text:style-name="P1"><text:s text:c="3"/>output:</text:p>
      <text:p text:style-name="P1"><text:s text:c="5"/>directory: "results"</text:p>
      <text:p text:style-name="P1"><text:s text:c="5"/>format: "json"</text:p>
      <text:p text:style-name="P1"><text:s text:c="3"/>database:</text:p>
      <text:p text:style-name="P1"><text:s text:c="5"/>path: "yaroslav_core.db"</text:p>
      <text:p text:style-name="P1"><text:s text:c="3"/>api:</text:p>
      <text:p text:style-name="P1"><text:s text:c="5"/>host: "0.0.0.0"</text:p>
      <text:p text:style-name="P1"><text:s text:c="5"/>port: 8000</text:p>
      <text:p text:style-name="P1"><text:s text:c="3"/>```</text:p>
      <text:p text:style-name="P1">2. Переконайтеся, що директорії `logs` і `results` створені:</text:p>
      <text:p text:style-name="P1"><text:s text:c="3"/>```bash</text:p>
      <text:p text:style-name="P1"><text:s text:c="3"/>mkdir -p logs results</text:p>
      <text:p text:style-name="P1"><text:s text:c="3"/>```</text:p>
      <text:p text:style-name="P1"/>
      <text:p text:style-name="P1">### 3.4 Запуск системи</text:p>
      <text:p text:style-name="P1">1. Запустіть основний скрипт:</text:p>
      <text:p text:style-name="P1"><text:s text:c="3"/>```bash</text:p>
      <text:p text:style-name="P1"><text:s text:c="3"/>python main.py --config config.yaml</text:p>
      <text:p text:style-name="P1"><text:s text:c="3"/>```</text:p>
      <text:p text:style-name="P1">2. Для запуску API-сервера:</text:p>
      <text:p text:style-name="P1"><text:s text:c="3"/>```bash</text:p>
      <text:p text:style-name="P1"><text:s text:c="3"/>uvicorn main:app --host 0.0.0.0 --port 8000</text:p>
      <text:p text:style-name="P1"><text:s text:c="3"/>```</text:p>
      <text:p text:style-name="P1">3. Доступ до API: `http://localhost:8000/docs`.</text:p>
      <text:p text:style-name="P1"/>
      <text:p text:style-name="P1">---</text:p>
      <text:p text:style-name="P1"/>
      <text:p text:style-name="P1">## 4. Опис API</text:p>
      <text:p text:style-name="P1"><text:soft-page-break/></text:p>
      <text:p text:style-name="P1">### 4.1 Загальний огляд</text:p>
      <text:p text:style-name="P1">API побудовано на FastAPI, підтримує RESTful запити та забезпечує доступ до всіх функцій системи. Документація доступна через Swagger UI за адресою `/docs`.</text:p>
      <text:p text:style-name="P1"/>
      <text:p text:style-name="P1">### 4.2 Ендпойнти</text:p>
      <text:p text:style-name="P1"/>
      <text:p text:style-name="P1">#### 4.2.1 `/add_profile`</text:p>
      <text:p text:style-name="P1">- **Опис**: Додає профіль користувача.</text:p>
      <text:p text:style-name="P1">- **Метод**: POST</text:p>
      <text:p text:style-name="P1">- **Параметри**:</text:p>
      <text:p text:style-name="P1"><text:s text:c="2"/>- `profile`: JSON із полями:</text:p>
      <text:p text:style-name="P1"><text:s text:c="4"/>- `name`: str (обов’язкове)</text:p>
      <text:p text:style-name="P1"><text:s text:c="4"/>- `age`: int</text:p>
      <text:p text:style-name="P1"><text:s text:c="4"/>- `residence`: str</text:p>
      <text:p text:style-name="P1"><text:s text:c="4"/>- `occupation`: str</text:p>
      <text:p text:style-name="P1"><text:s text:c="4"/>- `education`: str</text:p>
      <text:p text:style-name="P1"><text:s text:c="4"/>- `social_context`: str</text:p>
      <text:p text:style-name="P1">- **Відповідь**: JSON із статусом і ID профілю.</text:p>
      <text:p text:style-name="P1">- **Приклад запиту**:</text:p>
      <text:p text:style-name="P1"><text:s text:c="2"/>```json</text:p>
      <text:p text:style-name="P1"><text:s text:c="2"/>POST /add_profile</text:p>
      <text:p text:style-name="P1"><text:s text:c="2"/>{</text:p>
      <text:p text:style-name="P1"><text:s text:c="4"/>"name": "Ваиленко Ярослав",</text:p>
      <text:p text:style-name="P1"><text:s text:c="4"/>"age": 29,</text:p>
      <text:p text:style-name="P1"><text:s text:c="4"/>"residence": "село, Україна",</text:p>
      <text:p text:style-name="P1"><text:s text:c="4"/>"occupation": "персональний тренер",</text:p>
      <text:p text:style-name="P1"><text:s text:c="4"/>"education": "нафтогазовий технікум, Полтава",</text:p>
      <text:p text:style-name="P1"><text:s text:c="4"/>"social_context": "вузьке соціальне коло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status": "Profile added",</text:p>
      <text:p text:style-name="P1"><text:s text:c="4"/>"profile_id": "uuid123"</text:p>
      <text:p text:style-name="P1"><text:s text:c="2"/>}</text:p>
      <text:p text:style-name="P1"><text:s text:c="2"/>```</text:p>
      <text:p text:style-name="P1"/>
      <text:p text:style-name="P1">#### 4.2.2 `/add_query`</text:p>
      <text:p text:style-name="P1">- **Опис**: Додає 32-кроковий запит.</text:p>
      <text:p text:style-name="P1">- **Метод**: POST</text:p>
      <text:p text:style-name="P1">- **Параметри**:</text:p>
      <text:p text:style-name="P1"><text:s text:c="2"/>- `query_text`: str (текст запиту)</text:p>
      <text:p text:style-name="P1">- **Відповідь**: JSON із ID запиту.</text:p>
      <text:p text:style-name="P1">- **Приклад запиту**:</text:p>
      <text:p text:style-name="P1"><text:s text:c="2"/>```json</text:p>
      <text:p text:style-name="P1"><text:s text:c="2"/>POST /add_query</text:p>
      <text:p text:style-name="P1"><text:s text:c="2"/>{</text:p>
      <text:p text:style-name="P1"><text:s text:c="4"/>"query_text": "ТИ — інженерна мовна модель..."</text:p>
      <text:p text:style-name="P1"><text:s text:c="2"/>}</text:p>
      <text:p text:style-name="P1"><text:s text:c="2"/>```</text:p>
      <text:p text:style-name="P1"><text:soft-page-break/>- **Приклад відповіді**:</text:p>
      <text:p text:style-name="P1"><text:s text:c="2"/>```json</text:p>
      <text:p text:style-name="P1"><text:s text:c="2"/>{</text:p>
      <text:p text:style-name="P1"><text:s text:c="4"/>"query_id": "uuid123"</text:p>
      <text:p text:style-name="P1"><text:s text:c="2"/>}</text:p>
      <text:p text:style-name="P1"><text:s text:c="2"/>```</text:p>
      <text:p text:style-name="P1"/>
      <text:p text:style-name="P1">#### 4.2.3 `/add_memory`</text:p>
      <text:p text:style-name="P1">- **Опис**: Додає спогад.</text:p>
      <text:p text:style-name="P1">- **Метод**: POST</text:p>
      <text:p text:style-name="P1">- **Параметри**:</text:p>
      <text:p text:style-name="P1"><text:s text:c="2"/>- `date`: str (YYYY-MM-DD)</text:p>
      <text:p text:style-name="P1"><text:s text:c="2"/>- `event`: str (опис події)</text:p>
      <text:p text:style-name="P1"><text:s text:c="2"/>- `emotion`: str (асоційована емоція)</text:p>
      <text:p text:style-name="P1">- **Відповідь**: JSON із ID спогаду.</text:p>
      <text:p text:style-name="P1">- **Приклад запиту**:</text:p>
      <text:p text:style-name="P1"><text:s text:c="2"/>```json</text:p>
      <text:p text:style-name="P1"><text:s text:c="2"/>POST /add_memory</text:p>
      <text:p text:style-name="P1"><text:s text:c="2"/>{</text:p>
      <text:p text:style-name="P1"><text:s text:c="4"/>"date": "2024-11-01",</text:p>
      <text:p text:style-name="P1"><text:s text:c="4"/>"event": "Покинув марихуану",</text:p>
      <text:p text:style-name="P1"><text:s text:c="4"/>"emotion": "Ясність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memory_id": "uuid123"</text:p>
      <text:p text:style-name="P1"><text:s text:c="2"/>}</text:p>
      <text:p text:style-name="P1"><text:s text:c="2"/>```</text:p>
      <text:p text:style-name="P1"/>
      <text:p text:style-name="P1">#### 4.2.4 `/add_activity`</text:p>
      <text:p text:style-name="P1">- **Опис**: Додає лог активності.</text:p>
      <text:p text:style-name="P1">- **Метод**: POST</text:p>
      <text:p text:style-name="P1">- **Параметри**:</text:p>
      <text:p text:style-name="P1"><text:s text:c="2"/>- `date`: str (YYYY-MM-DD)</text:p>
      <text:p text:style-name="P1"><text:s text:c="2"/>- `hours_ai`: float (години на AI)</text:p>
      <text:p text:style-name="P1"><text:s text:c="2"/>- `hours_training`: float (години на тренування)</text:p>
      <text:p text:style-name="P1"><text:s text:c="2"/>- `hours_motorcycle`: float (години на мотоцикл)</text:p>
      <text:p text:style-name="P1"><text:s text:c="2"/>- `hours_dog`: float (години з собакою)</text:p>
      <text:p text:style-name="P1">- **Відповідь**: JSON із ID активності.</text:p>
      <text:p text:style-name="P1">- **Приклад запиту**:</text:p>
      <text:p text:style-name="P1"><text:s text:c="2"/>```json</text:p>
      <text:p text:style-name="P1"><text:s text:c="2"/>POST /add_activity</text:p>
      <text:p text:style-name="P1"><text:s text:c="2"/>{</text:p>
      <text:p text:style-name="P1"><text:s text:c="4"/>"date": "2025-05-28",</text:p>
      <text:p text:style-name="P1"><text:s text:c="4"/>"hours_ai": 12.5,</text:p>
      <text:p text:style-name="P1"><text:s text:c="4"/>"hours_training": 2.0,</text:p>
      <text:p text:style-name="P1"><text:s text:c="4"/>"hours_motorcycle": 1.0,</text:p>
      <text:p text:style-name="P1"><text:s text:c="4"/>"hours_dog": 1.5</text:p>
      <text:p text:style-name="P1"><text:s text:c="2"/>}</text:p>
      <text:p text:style-name="P1"><text:s text:c="2"/>```</text:p>
      <text:p text:style-name="P1"><text:soft-page-break/>- **Приклад відповіді**:</text:p>
      <text:p text:style-name="P1"><text:s text:c="2"/>```json</text:p>
      <text:p text:style-name="P1"><text:s text:c="2"/>{</text:p>
      <text:p text:style-name="P1"><text:s text:c="4"/>"activity_id": "uuid123"</text:p>
      <text:p text:style-name="P1"><text:s text:c="2"/>}</text:p>
      <text:p text:style-name="P1"><text:s text:c="2"/>```</text:p>
      <text:p text:style-name="P1"/>
      <text:p text:style-name="P1">#### 4.2.5 `/add_model`</text:p>
      <text:p text:style-name="P1">- **Опис**: Додає модель.</text:p>
      <text:p text:style-name="P1">- **Метод**: POST</text:p>
      <text:p text:style-name="P1">- **Параметри**:</text:p>
      <text:p text:style-name="P1"><text:s text:c="2"/>- `category`: str (категорія, наприклад, "brain")</text:p>
      <text:p text:style-name="P1"><text:s text:c="2"/>- `name`: str (назва моделі)</text:p>
      <text:p text:style-name="P1"><text:s text:c="2"/>- `code`: str (код моделі)</text:p>
      <text:p text:style-name="P1"><text:s text:c="2"/>- `creation_time`: str (YYYY-MM-DD)</text:p>
      <text:p text:style-name="P1"><text:s text:c="2"/>- `estimated_value`: str (оціночна вартість)</text:p>
      <text:p text:style-name="P1">- **Відповідь**: JSON із ID моделі.</text:p>
      <text:p text:style-name="P1">- **Приклад запиту**:</text:p>
      <text:p text:style-name="P1"><text:s text:c="2"/>```json</text:p>
      <text:p text:style-name="P1"><text:s text:c="2"/>POST /add_model</text:p>
      <text:p text:style-name="P1"><text:s text:c="2"/>{</text:p>
      <text:p text:style-name="P1"><text:s text:c="4"/>"category": "brain",</text:p>
      <text:p text:style-name="P1"><text:s text:c="4"/>"name": "SigmaPsi",</text:p>
      <text:p text:style-name="P1"><text:s text:c="4"/>"code": "class SigmaPsi: ...",</text:p>
      <text:p text:style-name="P1"><text:s text:c="4"/>"creation_time": "2025-05-27",</text:p>
      <text:p text:style-name="P1"><text:s text:c="4"/>"estimated_value": "$50M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model_id": "uuid123"</text:p>
      <text:p text:style-name="P1"><text:s text:c="2"/>}</text:p>
      <text:p text:style-name="P1"><text:s text:c="2"/>```</text:p>
      <text:p text:style-name="P1"/>
      <text:p text:style-name="P1">#### 4.2.6 `/analyze_model/{model_id}`</text:p>
      <text:p text:style-name="P1">- **Опис**: Аналізує модель за метриками.</text:p>
      <text:p text:style-name="P1">- **Метод**: GET</text:p>
      <text:p text:style-name="P1">- **Параметри**:</text:p>
      <text:p text:style-name="P1"><text:s text:c="2"/>- `model_id`: str (ID моделі)</text:p>
      <text:p text:style-name="P1">- **Відповідь**: JSON із метриками (назва, категорія, складність, час створення, вартість).</text:p>
      <text:p text:style-name="P1">- **Приклад запиту**:</text:p>
      <text:p text:style-name="P1"><text:s text:c="2"/>```bash</text:p>
      <text:p text:style-name="P1"><text:s text:c="2"/>GET /analyze_model/uuid123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name": "SigmaPsi",</text:p>
      <text:p text:style-name="P1"><text:s text:c="4"/>"category": "brain",</text:p>
      <text:p text:style-name="P1"><text:s text:c="4"/>"complexity": 0.5,</text:p>
      <text:p text:style-name="P1"><text:s text:c="4"/>"creation_time": "2025-05-27",</text:p>
      <text:p text:style-name="P1"><text:soft-page-break/><text:s text:c="4"/>"value": "$50M"</text:p>
      <text:p text:style-name="P1"><text:s text:c="2"/>}</text:p>
      <text:p text:style-name="P1"><text:s text:c="2"/>```</text:p>
      <text:p text:style-name="P1"/>
      <text:p text:style-name="P1">#### 4.2.7 `/compute_sigma_prime`</text:p>
      <text:p text:style-name="P1">- **Опис**: Обчислює метрику свідомості Σ'(t).</text:p>
      <text:p text:style-name="P1">- **Метод**: POST</text:p>
      <text:p text:style-name="P1">- **Параметри**:</text:p>
      <text:p text:style-name="P1"><text:s text:c="2"/>- `phi`: float</text:p>
      <text:p text:style-name="P1"><text:s text:c="2"/>- `psi`: float</text:p>
      <text:p text:style-name="P1"><text:s text:c="2"/>- `epsilon`: float</text:p>
      <text:p text:style-name="P1"><text:s text:c="2"/>- `tau`: float</text:p>
      <text:p text:style-name="P1"><text:s text:c="2"/>- `eta`: float</text:p>
      <text:p text:style-name="P1"><text:s text:c="2"/>- `alpha`: float</text:p>
      <text:p text:style-name="P1"><text:s text:c="2"/>- `recurrence`: float</text:p>
      <text:p text:style-name="P1">- **Відповідь**: JSON із значенням Σ'(t).</text:p>
      <text:p text:style-name="P1">- **Приклад запиту**:</text:p>
      <text:p text:style-name="P1"><text:s text:c="2"/>```json</text:p>
      <text:p text:style-name="P1"><text:s text:c="2"/>POST /compute_sigma_prime</text:p>
      <text:p text:style-name="P1"><text:s text:c="2"/>{</text:p>
      <text:p text:style-name="P1"><text:s text:c="4"/>"phi": 0.5,</text:p>
      <text:p text:style-name="P1"><text:s text:c="4"/>"psi": 0.75,</text:p>
      <text:p text:style-name="P1"><text:s text:c="4"/>"epsilon": 0.2,</text:p>
      <text:p text:style-name="P1"><text:s text:c="4"/>"tau": 0.8,</text:p>
      <text:p text:style-name="P1"><text:s text:c="4"/>"eta": 0.1,</text:p>
      <text:p text:style-name="P1"><text:s text:c="4"/>"alpha": 0.3,</text:p>
      <text:p text:style-name="P1"><text:s text:c="4"/>"recurrence": 0.4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sigma_prime": 0.65</text:p>
      <text:p text:style-name="P1"><text:s text:c="2"/>}</text:p>
      <text:p text:style-name="P1"><text:s text:c="2"/>```</text:p>
      <text:p text:style-name="P1"/>
      <text:p text:style-name="P1">### 4.3 Обробка помилок</text:p>
      <text:p text:style-name="P1">- **400 Bad Request**: Некоректні вхідні дані.</text:p>
      <text:p text:style-name="P1">- **404 Not Found**: Ресурс (наприклад, модель) не знайдено.</text:p>
      <text:p text:style-name="P1">- **500 Internal Server Error**: Внутрішня помилка сервера.</text:p>
      <text:p text:style-name="P1"/>
      <text:p text:style-name="P1">---</text:p>
      <text:p text:style-name="P1"/>
      <text:p text:style-name="P1">## 5. Код системи</text:p>
      <text:p text:style-name="P1"/>
      <text:p text:style-name="P1">### 5.1 Основний код (`main.py`)</text:p>
      <text:p text:style-name="P1">```python</text:p>
      <text:p text:style-name="P1">import numpy as np</text:p>
      <text:p text:style-name="P1">from scipy.stats import pearsonr</text:p>
      <text:p text:style-name="P1">from collections import defaultdict</text:p>
      <text:p text:style-name="P1">import uuid</text:p>
      <text:p text:style-name="P1">import json</text:p>
      <text:p text:style-name="P1"><text:soft-page-break/>import os</text:p>
      <text:p text:style-name="P1">import logging</text:p>
      <text:p text:style-name="P1">from datetime import datetime</text:p>
      <text:p text:style-name="P1">from functools import lru_cache</text:p>
      <text:p text:style-name="P1">import sqlite3</text:p>
      <text:p text:style-name="P1">from fastapi import FastAPI, HTTPException</text:p>
      <text:p text:style-name="P1">from pydantic import BaseModel</text:p>
      <text:p text:style-name="P1">import yaml</text:p>
      <text:p text:style-name="P1">import asyncio</text:p>
      <text:p text:style-name="P1">import aiohttp</text:p>
      <text:p text:style-name="P1"/>
      <text:p text:style-name="P1">class ProfileModel(BaseModel):</text:p>
      <text:p text:style-name="P1"><text:s text:c="4"/>name: str</text:p>
      <text:p text:style-name="P1"><text:s text:c="4"/>age: int</text:p>
      <text:p text:style-name="P1"><text:s text:c="4"/>residence: str</text:p>
      <text:p text:style-name="P1"><text:s text:c="4"/>occupation: str</text:p>
      <text:p text:style-name="P1"><text:s text:c="4"/>education: str</text:p>
      <text:p text:style-name="P1"><text:s text:c="4"/>social_context: str</text:p>
      <text:p text:style-name="P1"/>
      <text:p text:style-name="P1">class QueryModel(BaseModel):</text:p>
      <text:p text:style-name="P1"><text:s text:c="4"/>query_text: str</text:p>
      <text:p text:style-name="P1"/>
      <text:p text:style-name="P1">class MemoryModel(BaseModel):</text:p>
      <text:p text:style-name="P1"><text:s text:c="4"/>date: str</text:p>
      <text:p text:style-name="P1"><text:s text:c="4"/>event: str</text:p>
      <text:p text:style-name="P1"><text:s text:c="4"/>emotion: str</text:p>
      <text:p text:style-name="P1"/>
      <text:p text:style-name="P1">class ActivityModel(BaseModel):</text:p>
      <text:p text:style-name="P1"><text:s text:c="4"/>date: str</text:p>
      <text:p text:style-name="P1"><text:s text:c="4"/>hours_ai: float</text:p>
      <text:p text:style-name="P1"><text:s text:c="4"/>hours_training: float</text:p>
      <text:p text:style-name="P1"><text:s text:c="4"/>hours_motorcycle: float</text:p>
      <text:p text:style-name="P1"><text:s text:c="4"/>hours_dog: float</text:p>
      <text:p text:style-name="P1"/>
      <text:p text:style-name="P1">class ModelModel(BaseModel):</text:p>
      <text:p text:style-name="P1"><text:s text:c="4"/>category: str</text:p>
      <text:p text:style-name="P1"><text:s text:c="4"/>name: str</text:p>
      <text:p text:style-name="P1"><text:s text:c="4"/>code: str</text:p>
      <text:p text:style-name="P1"><text:s text:c="4"/>creation_time: str</text:p>
      <text:p text:style-name="P1"><text:s text:c="4"/>estimated_value: str</text:p>
      <text:p text:style-name="P1"/>
      <text:p text:style-name="P1">class SigmaPrimeModel(BaseModel):</text:p>
      <text:p text:style-name="P1"><text:s text:c="4"/>phi: float</text:p>
      <text:p text:style-name="P1"><text:s text:c="4"/>psi: float</text:p>
      <text:p text:style-name="P1"><text:s text:c="4"/>epsilon: float</text:p>
      <text:p text:style-name="P1"><text:s text:c="4"/>tau: float</text:p>
      <text:p text:style-name="P1"><text:s text:c="4"/>eta: float</text:p>
      <text:p text:style-name="P1"><text:s text:c="4"/>alpha: float</text:p>
      <text:p text:style-name="P1"><text:s text:c="4"/>recurrence: float</text:p>
      <text:p text:style-name="P1"/>
      <text:p text:style-name="P1">class YaroslavConsciousCore:</text:p>
      <text:p text:style-name="P1"><text:s text:c="4"/>def __init__(self, db_path="yaroslav_core.db"):</text:p>
      <text:p text:style-name="P1"><text:soft-page-break/><text:s text:c="8"/>self.models = defaultdict(list)</text:p>
      <text:p text:style-name="P1"><text:s text:c="8"/>self.db_path = db_path</text:p>
      <text:p text:style-name="P1"><text:s text:c="8"/>self.setup_database()</text:p>
      <text:p text:style-name="P1"><text:s text:c="8"/>self.setup_logging()</text:p>
      <text:p text:style-name="P1"/>
      <text:p text:style-name="P1"><text:s text:c="4"/>def setup_database(self):</text:p>
      <text:p text:style-name="P1"><text:s text:c="8"/>with sqlite3.connect(self.db_path) as conn:</text:p>
      <text:p text:style-name="P1"><text:s text:c="12"/>cursor = conn.cursor()</text:p>
      <text:p text:style-name="P1"><text:s text:c="12"/>cursor.execute("""</text:p>
      <text:p text:style-name="P1"><text:s text:c="16"/>CREATE TABLE IF NOT EXISTS profile (</text:p>
      <text:p text:style-name="P1"><text:s text:c="20"/>id TEXT PRIMARY KEY,</text:p>
      <text:p text:style-name="P1"><text:s text:c="20"/>data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queries (</text:p>
      <text:p text:style-name="P1"><text:s text:c="20"/>id TEXT PRIMARY KEY,</text:p>
      <text:p text:style-name="P1"><text:s text:c="20"/>query TEXT,</text:p>
      <text:p text:style-name="P1"><text:s text:c="20"/>timestamp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memories (</text:p>
      <text:p text:style-name="P1"><text:s text:c="20"/>id TEXT PRIMARY KEY,</text:p>
      <text:p text:style-name="P1"><text:s text:c="20"/>date TEXT,</text:p>
      <text:p text:style-name="P1"><text:s text:c="20"/>event TEXT,</text:p>
      <text:p text:style-name="P1"><text:s text:c="20"/>emotion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activities (</text:p>
      <text:p text:style-name="P1"><text:s text:c="20"/>id TEXT PRIMARY KEY,</text:p>
      <text:p text:style-name="P1"><text:s text:c="20"/>date TEXT,</text:p>
      <text:p text:style-name="P1"><text:s text:c="20"/>hours_ai REAL,</text:p>
      <text:p text:style-name="P1"><text:s text:c="20"/>hours_training REAL,</text:p>
      <text:p text:style-name="P1"><text:s text:c="20"/>hours_motorcycle REAL,</text:p>
      <text:p text:style-name="P1"><text:s text:c="20"/>hours_dog REAL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models (</text:p>
      <text:p text:style-name="P1"><text:s text:c="20"/>id TEXT PRIMARY KEY,</text:p>
      <text:p text:style-name="P1"><text:s text:c="20"/>category TEXT,</text:p>
      <text:p text:style-name="P1"><text:s text:c="20"/>name TEXT,</text:p>
      <text:p text:style-name="P1"><text:s text:c="20"/>code TEXT,</text:p>
      <text:p text:style-name="P1"><text:s text:c="20"/>creation_time TEXT,</text:p>
      <text:p text:style-name="P1"><text:s text:c="20"/>estimated_value TEXT</text:p>
      <text:p text:style-name="P1"><text:s text:c="16"/>)</text:p>
      <text:p text:style-name="P1"><text:s text:c="12"/>""")</text:p>
      <text:p text:style-name="P1"><text:s text:c="12"/>conn.commit()</text:p>
      <text:p text:style-name="P1"/>
      <text:p text:style-name="P1"><text:s text:c="4"/>def setup_logging(self, log_file="yaroslav_core.log"):</text:p>
      <text:p text:style-name="P1"><text:soft-page-break/><text:s text:c="8"/>logging.basicConfig(</text:p>
      <text:p text:style-name="P1"><text:s text:c="12"/>filename=log_file,</text:p>
      <text:p text:style-name="P1"><text:s text:c="12"/>level=logging.INFO,</text:p>
      <text:p text:style-name="P1"><text:s text:c="12"/>format="%(asctime)s - %(levelname)s - %(message)s"</text:p>
      <text:p text:style-name="P1"><text:s text:c="8"/>)</text:p>
      <text:p text:style-name="P1"/>
      <text:p text:style-name="P1"><text:s text:c="4"/>def add_profile(self, profile_data: dict) -&gt; str:</text:p>
      <text:p text:style-name="P1"><text:s text:c="8"/>if not isinstance(profile_data, dict) or "name" not in profile_data:</text:p>
      <text:p text:style-name="P1"><text:s text:c="12"/>raise ValueError("Invalid profile data")</text:p>
      <text:p text:style-name="P1"><text:s text:c="8"/>profile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profile (id, data) VALUES (?, ?)",</text:p>
      <text:p text:style-name="P1"><text:s text:c="16"/>(profile_id, json.dumps(profile_data))</text:p>
      <text:p text:style-name="P1"><text:s text:c="12"/>)</text:p>
      <text:p text:style-name="P1"><text:s text:c="12"/>conn.commit()</text:p>
      <text:p text:style-name="P1"><text:s text:c="8"/>logging.info(f"Profile added: {profile_id}")</text:p>
      <text:p text:style-name="P1"><text:s text:c="8"/>return profile_id</text:p>
      <text:p text:style-name="P1"/>
      <text:p text:style-name="P1"><text:s text:c="4"/>def add_query(self, query_text: str) -&gt; str:</text:p>
      <text:p text:style-name="P1"><text:s text:c="8"/>quer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queries (id, query, timestamp) VALUES (?, ?, ?)",</text:p>
      <text:p text:style-name="P1"><text:s text:c="16"/>(query_id, query_text, datetime.now().isoformat())</text:p>
      <text:p text:style-name="P1"><text:s text:c="12"/>)</text:p>
      <text:p text:style-name="P1"><text:s text:c="12"/>conn.commit()</text:p>
      <text:p text:style-name="P1"><text:s text:c="8"/>logging.info(f"Query added: {query_id}")</text:p>
      <text:p text:style-name="P1"><text:s text:c="8"/>return query_id</text:p>
      <text:p text:style-name="P1"/>
      <text:p text:style-name="P1"><text:s text:c="4"/>def add_memory(self, date: str, event: str, emotion: str) -&gt; str:</text:p>
      <text:p text:style-name="P1"><text:s text:c="8"/>memor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memories (id, date, event, emotion) VALUES (?, ?, ?, ?)",</text:p>
      <text:p text:style-name="P1"><text:s text:c="16"/>(memory_id, date, event, emotion)</text:p>
      <text:p text:style-name="P1"><text:s text:c="12"/>)</text:p>
      <text:p text:style-name="P1"><text:s text:c="12"/>conn.commit()</text:p>
      <text:p text:style-name="P1"><text:s text:c="8"/>logging.info(f"Memory added: {memory_id}")</text:p>
      <text:p text:style-name="P1"><text:s text:c="8"/>return memory_id</text:p>
      <text:p text:style-name="P1"/>
      <text:p text:style-name="P1"><text:s text:c="4"/>def add_activity(self, date: str, hours_ai: float, hours_training: float, hours_motorcycle: float, hours_dog: float) -&gt; str:</text:p>
      <text:p text:style-name="P1"><text:s text:c="8"/>activit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activities (id, date, hours_ai, hours_training, hours_motorcycle, hours_dog) VALUES (?, ?, ?, ?, ?, ?)",</text:p>
      <text:p text:style-name="P1"><text:soft-page-break/><text:s text:c="16"/>(activity_id, date, hours_ai, hours_training, hours_motorcycle, hours_dog)</text:p>
      <text:p text:style-name="P1"><text:s text:c="12"/>)</text:p>
      <text:p text:style-name="P1"><text:s text:c="12"/>conn.commit()</text:p>
      <text:p text:style-name="P1"><text:s text:c="8"/>logging.info(f"Activity added: {activity_id}")</text:p>
      <text:p text:style-name="P1"><text:s text:c="8"/>return activity_id</text:p>
      <text:p text:style-name="P1"/>
      <text:p text:style-name="P1"><text:s text:c="4"/>def add_model(self, category: str, name: str, code: str, creation_time: str, estimated_value: str) -&gt; str:</text:p>
      <text:p text:style-name="P1"><text:s text:c="8"/>model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models (id, category, name, code, creation_time, estimated_value) VALUES (?, ?, ?, ?, ?, ?)",</text:p>
      <text:p text:style-name="P1"><text:s text:c="16"/>(model_id, category, name, code, creation_time, estimated_value)</text:p>
      <text:p text:style-name="P1"><text:s text:c="12"/>)</text:p>
      <text:p text:style-name="P1"><text:s text:c="12"/>conn.commit()</text:p>
      <text:p text:style-name="P1"><text:s text:c="8"/>self.models[category].append({</text:p>
      <text:p text:style-name="P1"><text:s text:c="12"/>"id": model_id, "name": name, "code": code,</text:p>
      <text:p text:style-name="P1"><text:s text:c="12"/>"creation_time": creation_time, "value": estimated_value</text:p>
      <text:p text:style-name="P1"><text:s text:c="8"/>})</text:p>
      <text:p text:style-name="P1"><text:s text:c="8"/>logging.info(f"Model added: {model_id}")</text:p>
      <text:p text:style-name="P1"><text:s text:c="8"/>return model_id</text:p>
      <text:p text:style-name="P1"/>
      <text:p text:style-name="P1"><text:s text:c="4"/>@lru_cache(maxsize=1000)</text:p>
      <text:p text:style-name="P1"><text:s text:c="4"/>def analyze_model(self, model_id: str) -&gt; dict:</text:p>
      <text:p text:style-name="P1"><text:s text:c="8"/>with sqlite3.connect(self.db_path) as conn:</text:p>
      <text:p text:style-name="P1"><text:s text:c="12"/>cursor = conn.cursor()</text:p>
      <text:p text:style-name="P1"><text:s text:c="12"/>cursor.execute("SELECT category, name, code, creation_time, estimated_value FROM models WHERE id = ?", (model_id,))</text:p>
      <text:p text:style-name="P1"><text:s text:c="12"/>result = cursor.fetchone()</text:p>
      <text:p text:style-name="P1"><text:s text:c="12"/>if result:</text:p>
      <text:p text:style-name="P1"><text:s text:c="16"/>category, name, code, creation_time, estimated_value = result</text:p>
      <text:p text:style-name="P1"><text:s text:c="16"/>code_length = len(code)</text:p>
      <text:p text:style-name="P1"><text:s text:c="16"/>complexity = code_length / 1000</text:p>
      <text:p text:style-name="P1"><text:s text:c="16"/>return {</text:p>
      <text:p text:style-name="P1"><text:s text:c="20"/>"name": name,</text:p>
      <text:p text:style-name="P1"><text:s text:c="20"/>"category": category,</text:p>
      <text:p text:style-name="P1"><text:s text:c="20"/>"complexity": complexity,</text:p>
      <text:p text:style-name="P1"><text:s text:c="20"/>"creation_time": creation_time,</text:p>
      <text:p text:style-name="P1"><text:s text:c="20"/>"value": estimated_value</text:p>
      <text:p text:style-name="P1"><text:s text:c="16"/>}</text:p>
      <text:p text:style-name="P1"><text:s text:c="8"/>raise ValueError("Model not found")</text:p>
      <text:p text:style-name="P1"/>
      <text:p text:style-name="P1"><text:s text:c="4"/>def compute_phi(self, network_matrix: np.ndarray) -&gt; float:</text:p>
      <text:p text:style-name="P1"><text:s text:c="8"/>if network_matrix.shape[0] != network_matrix.shape[1]:</text:p>
      <text:p text:style-name="P1"><text:s text:c="12"/>raise ValueError("Matrix must be square")</text:p>
      <text:p text:style-name="P1"><text:s text:c="8"/>eigenvalues = np.abs(np.linalg.eigvals(network_matrix))</text:p>
      <text:p text:style-name="P1"><text:s text:c="8"/>weights_sum = np.sum(np.abs(network_matrix))</text:p>
      <text:p text:style-name="P1"><text:s text:c="8"/>phi = np.sum(eigenvalues) / weights_sum if weights_sum != 0 else 0.0</text:p>
      <text:p text:style-name="P1"><text:s text:c="8"/>logging.info(f"Computed Phi: {phi}")</text:p>
      <text:p text:style-name="P1"><text:s text:c="8"/>return phi</text:p>
      <text:p text:style-name="P1"><text:soft-page-break/></text:p>
      <text:p text:style-name="P1"><text:s text:c="4"/>def compute_psi(self, query_count: int) -&gt; float:</text:p>
      <text:p text:style-name="P1"><text:s text:c="8"/>psi = min(query_count / 100, 1.0)</text:p>
      <text:p text:style-name="P1"><text:s text:c="8"/>logging.info(f"Computed Psi: {psi}")</text:p>
      <text:p text:style-name="P1"><text:s text:c="8"/>return psi</text:p>
      <text:p text:style-name="P1"/>
      <text:p text:style-name="P1"><text:s text:c="4"/>def compute_epsilon(self, emotion_intensity: float) -&gt; float:</text:p>
      <text:p text:style-name="P1"><text:s text:c="8"/>epsilon = min(abs(emotion_intensity), 1.0)</text:p>
      <text:p text:style-name="P1"><text:s text:c="8"/>logging.info(f"Computed Epsilon: {epsilon}")</text:p>
      <text:p text:style-name="P1"><text:s text:c="8"/>return epsilon</text:p>
      <text:p text:style-name="P1"/>
      <text:p text:style-name="P1"><text:s text:c="4"/>def compute_tau(self, activity_t: dict, activity_t_minus_1: dict) -&gt; float:</text:p>
      <text:p text:style-name="P1"><text:s text:c="8"/>current = np.array([activity_t[k] for k in ["hours_ai", "hours_training", "hours_motorcycle", "hours_dog"]])</text:p>
      <text:p text:style-name="P1"><text:s text:c="8"/>previous = np.array([activity_t_minus_1[k] for k in ["hours_ai", "hours_training", "hours_motorcycle", "hours_dog"]])</text:p>
      <text:p text:style-name="P1"><text:s text:c="8"/>correlation, _ = pearsonr(current, previous)</text:p>
      <text:p text:style-name="P1"><text:s text:c="8"/>tau = correlation if not np.isnan(correlation) else 0.0</text:p>
      <text:p text:style-name="P1"><text:s text:c="8"/>logging.info(f"Computed Tau: {tau}")</text:p>
      <text:p text:style-name="P1"><text:s text:c="8"/>return tau</text:p>
      <text:p text:style-name="P1"/>
      <text:p text:style-name="P1"><text:s text:c="4"/>def compute_sigma_prime(self, phi: float, psi: float, epsilon: float, tau: float, eta: float, alpha: float, recurrence: float) -&gt; float:</text:p>
      <text:p text:style-name="P1"><text:s text:c="8"/>if any(x &lt; 0 for x in [phi, psi, epsilon, tau, eta, alpha, recurrence]):</text:p>
      <text:p text:style-name="P1"><text:s text:c="12"/>raise ValueError("Parameters must be non-negative")</text:p>
      <text:p text:style-name="P1"><text:s text:c="8"/>alpha_exp, beta, gamma, delta = 0.8, 0.7, 0.5, 0.4</text:p>
      <text:p text:style-name="P1"><text:s text:c="8"/>harmonic_mean = (3 * eta * alpha * recurrence) / (eta + alpha + recurrence + 1e-8)</text:p>
      <text:p text:style-name="P1"><text:s text:c="8"/>sigma_prime = (phi ** alpha_exp * psi ** beta * epsilon ** gamma * tau ** delta) * harmonic_mean</text:p>
      <text:p text:style-name="P1"><text:s text:c="8"/>logging.info(f"Computed Sigma Prime: {sigma_prime}")</text:p>
      <text:p text:style-name="P1"><text:s text:c="8"/>return sigma_prime</text:p>
      <text:p text:style-name="P1"/>
      <text:p text:style-name="P1"><text:s text:c="4"/>def save_archive(self, output_dir: str = "digital_yaroslav"):</text:p>
      <text:p text:style-name="P1"><text:s text:c="8"/>os.makedirs(output_dir, exist_ok=True)</text:p>
      <text:p text:style-name="P1"><text:s text:c="8"/>with sqlite3.connect(self.db_path) as conn:</text:p>
      <text:p text:style-name="P1"><text:s text:c="12"/>cursor = conn.cursor()</text:p>
      <text:p text:style-name="P1"><text:s text:c="12"/>cursor.execute("SELECT id, data FROM profile")</text:p>
      <text:p text:style-name="P1"><text:s text:c="12"/>with open(f"{output_dir}/profile.json", "w", encoding="utf-8") as f:</text:p>
      <text:p text:style-name="P1"><text:s text:c="16"/>json.dump({row[0]: json.loads(row[1]) for row in cursor.fetchall()}, f, ensure_ascii=False, indent=2)</text:p>
      <text:p text:style-name="P1"><text:s text:c="12"/>cursor.execute("SELECT id, query, timestamp FROM queries")</text:p>
      <text:p text:style-name="P1"><text:s text:c="12"/>with open(f"{output_dir}/queries.json", "w", encoding="utf-8") as f:</text:p>
      <text:p text:style-name="P1"><text:s text:c="16"/>json.dump([{"id": row[0], "query": row[1], "timestamp": row[2]} for row in cursor.fetchall()], f, ensure_ascii=False, indent=2)</text:p>
      <text:p text:style-name="P1"><text:s text:c="12"/>cursor.execute("SELECT id, date, event, emotion FROM memories")</text:p>
      <text:p text:style-name="P1"><text:s text:c="12"/>with open(f"{output_dir}/memories.csv", "w", encoding="utf-8") as f:</text:p>
      <text:p text:style-name="P1"><text:s text:c="16"/>f.write("id,date,event,emotion\n")</text:p>
      <text:p text:style-name="P1"><text:s text:c="16"/>for row in cursor.fetchall():</text:p>
      <text:p text:style-name="P1"><text:s text:c="20"/>f.write(f"{row[0]},{row[1]},{row[2]},{row[3]}\n")</text:p>
      <text:p text:style-name="P1"><text:s text:c="12"/>cursor.execute("SELECT id, date, hours_ai, hours_training, hours_motorcycle, hours_dog FROM activities")</text:p>
      <text:p text:style-name="P1"><text:s text:c="12"/>with open(f"{output_dir}/activities.csv", "w", encoding="utf-8") as f:</text:p>
      <text:p text:style-name="P1"><text:soft-page-break/><text:s text:c="16"/>f.write("id,date,hours_ai,hours_training,hours_motorcycle,hours_dog\n")</text:p>
      <text:p text:style-name="P1"><text:s text:c="16"/>for row in cursor.fetchall():</text:p>
      <text:p text:style-name="P1"><text:s text:c="20"/>f.write(f"{row[0]},{row[1]},{row[2]},{row[3]},{row[4]},{row[5]}\n")</text:p>
      <text:p text:style-name="P1"><text:s text:c="12"/>cursor.execute("SELECT id, category, name, code, creation_time, estimated_value FROM models")</text:p>
      <text:p text:style-name="P1"><text:s text:c="12"/>with open(f"{output_dir}/models.json", "w", encoding="utf-8") as f:</text:p>
      <text:p text:style-name="P1"><text:s text:c="16"/>json.dump([{</text:p>
      <text:p text:style-name="P1"><text:s text:c="20"/>"id": row[0], "category": row[1], "name": row[2],</text:p>
      <text:p text:style-name="P1"><text:s text:c="20"/>"code": row[3], "creation_time": row[4], "value": row[5]</text:p>
      <text:p text:style-name="P1"><text:s text:c="16"/>} for row in cursor.fetchall()], f, ensure_ascii=False, indent=2)</text:p>
      <text:p text:style-name="P1"><text:s text:c="8"/>logging.info(f"Archive saved to {output_dir}")</text:p>
      <text:p text:style-name="P1"/>
      <text:p text:style-name="P1">app = FastAPI()</text:p>
      <text:p text:style-name="P1"/>
      <text:p text:style-name="P1">@app.post("/add_profile")</text:p>
      <text:p text:style-name="P1">async def add_profile(profile: ProfileModel):</text:p>
      <text:p text:style-name="P1"><text:s text:c="4"/>core = YaroslavConsciousCore()</text:p>
      <text:p text:style-name="P1"><text:s text:c="4"/>try:</text:p>
      <text:p text:style-name="P1"><text:s text:c="8"/>profile_id = core.add_profile(profile.dict())</text:p>
      <text:p text:style-name="P1"><text:s text:c="8"/>return {"status": "Profile added", "profile_id": profile_id}</text:p>
      <text:p text:style-name="P1"><text:s text:c="4"/>except ValueError as e:</text:p>
      <text:p text:style-name="P1"><text:s text:c="8"/>raise HTTPException(status_code=400, detail=str(e))</text:p>
      <text:p text:style-name="P1"/>
      <text:p text:style-name="P1">@app.post("/add_query")</text:p>
      <text:p text:style-name="P1">async def add_query(query: QueryModel):</text:p>
      <text:p text:style-name="P1"><text:s text:c="4"/>core = YaroslavConsciousCore()</text:p>
      <text:p text:style-name="P1"><text:s text:c="4"/>query_id = core.add_query(query.query_text)</text:p>
      <text:p text:style-name="P1"><text:s text:c="4"/>return {"query_id": query_id}</text:p>
      <text:p text:style-name="P1"/>
      <text:p text:style-name="P1">@app.post("/add_memory")</text:p>
      <text:p text:style-name="P1">async def add_memory(memory: MemoryModel):</text:p>
      <text:p text:style-name="P1"><text:s text:c="4"/>core = YaroslavConsciousCore()</text:p>
      <text:p text:style-name="P1"><text:s text:c="4"/>memory_id = core.add_memory(memory.date, memory.event, memory.emotion)</text:p>
      <text:p text:style-name="P1"><text:s text:c="4"/>return {"memory_id": memory_id}</text:p>
      <text:p text:style-name="P1"/>
      <text:p text:style-name="P1">@app.post("/add_activity")</text:p>
      <text:p text:style-name="P1">async def add_activity(activity: ActivityModel):</text:p>
      <text:p text:style-name="P1"><text:s text:c="4"/>core = YaroslavConsciousCore()</text:p>
      <text:p text:style-name="P1"><text:s text:c="4"/>activity_id = core.add_activity(</text:p>
      <text:p text:style-name="P1"><text:s text:c="8"/>activity.date, activity.hours_ai, activity.hours_training,</text:p>
      <text:p text:style-name="P1"><text:s text:c="8"/>activity.hours_motorcycle, activity.hours_dog</text:p>
      <text:p text:style-name="P1"><text:s text:c="4"/>)</text:p>
      <text:p text:style-name="P1"><text:s text:c="4"/>return {"activity_id": activity_id}</text:p>
      <text:p text:style-name="P1"/>
      <text:p text:style-name="P1">@app.post("/add_model")</text:p>
      <text:p text:style-name="P1">async def add_model(model: ModelModel):</text:p>
      <text:p text:style-name="P1"><text:s text:c="4"/>core = YaroslavConsciousCore()</text:p>
      <text:p text:style-name="P1"><text:s text:c="4"/>model_id = core.add_model(</text:p>
      <text:p text:style-name="P1"><text:s text:c="8"/>model.category, model.name, model.code,</text:p>
      <text:p text:style-name="P1"><text:s text:c="8"/>model.creation_time, model.estimated_value</text:p>
      <text:p text:style-name="P1"><text:s text:c="4"/>)</text:p>
      <text:p text:style-name="P1"><text:s text:c="4"/>return {"model_id": model_id}</text:p>
      <text:p text:style-name="P1"><text:soft-page-break/></text:p>
      <text:p text:style-name="P1">@app.get("/analyze_model/{model_id}")</text:p>
      <text:p text:style-name="P1">async def analyze_model(model_id: str):</text:p>
      <text:p text:style-name="P1"><text:s text:c="4"/>core = YaroslavConsciousCore()</text:p>
      <text:p text:style-name="P1"><text:s text:c="4"/>try:</text:p>
      <text:p text:style-name="P1"><text:s text:c="8"/>return core.analyze_model(model_id)</text:p>
      <text:p text:style-name="P1"><text:s text:c="4"/>except ValueError as e:</text:p>
      <text:p text:style-name="P1"><text:s text:c="8"/>raise HTTPException(status_code=404, detail=str(e))</text:p>
      <text:p text:style-name="P1"/>
      <text:p text:style-name="P1">@app.post("/compute_sigma_prime")</text:p>
      <text:p text:style-name="P1">async def compute_sigma_prime(params: SigmaPrimeModel):</text:p>
      <text:p text:style-name="P1"><text:s text:c="4"/>core = YaroslavConsciousCore()</text:p>
      <text:p text:style-name="P1"><text:s text:c="4"/>try:</text:p>
      <text:p text:style-name="P1"><text:s text:c="8"/>sigma_prime = core.compute_sigma_prime(</text:p>
      <text:p text:style-name="P1"><text:s text:c="12"/>params.phi, params.psi, params.epsilon, params.tau,</text:p>
      <text:p text:style-name="P1"><text:s text:c="12"/>params.eta, params.alpha, params.recurrence</text:p>
      <text:p text:style-name="P1"><text:s text:c="8"/>)</text:p>
      <text:p text:style-name="P1"><text:s text:c="8"/>return {"sigma_prime": sigma_prime}</text:p>
      <text:p text:style-name="P1"><text:s text:c="4"/>except ValueError as e:</text:p>
      <text:p text:style-name="P1"><text:s text:c="8"/>raise HTTPException(status_code=400, detail=str(e))</text:p>
      <text:p text:style-name="P1"/>
      <text:p text:style-name="P1">async def check_service_health():</text:p>
      <text:p text:style-name="P1"><text:s text:c="4"/>async with aiohttp.ClientSession() as session:</text:p>
      <text:p text:style-name="P1"><text:s text:c="8"/>async with session.get("http://localhost:8000/docs") as response:</text:p>
      <text:p text:style-name="P1"><text:s text:c="12"/>return response.status == 200</text:p>
      <text:p text:style-name="P1"/>
      <text:p text:style-name="P1">if __name__ == "__main__":</text:p>
      <text:p text:style-name="P1"><text:s text:c="4"/>import uvicorn</text:p>
      <text:p text:style-name="P1"><text:s text:c="4"/>core = YaroslavConsciousCore()</text:p>
      <text:p text:style-name="P1"><text:s text:c="4"/>core.save_archive()</text:p>
      <text:p text:style-name="P1"><text:s text:c="4"/>asyncio.run(check_service_health())</text:p>
      <text:p text:style-name="P1"><text:s text:c="4"/>uvicorn.run(app, host="0.0.0.0", port=8000)</text:p>
      <text:p text:style-name="P1"><text:s text:c="4"/>print("ГОТОВО ДО ВИКОРИСТАННЯ")</text:p>
      <text:p text:style-name="P1">```</text:p>
      <text:p text:style-name="P1"/>
      <text:p text:style-name="P1">### 5.2 Веб-інтерфейс (`index.html`)</text:p>
      <text:p text:style-name="P1">```html</text:p>
      <text:p text:style-name="P1">&lt;!DOCTYPE html&gt;</text:p>
      <text:p text:style-name="P1">&lt;html lang="uk"&gt;</text:p>
      <text:p text:style-name="P1">&lt;head&gt;</text:p>
      <text:p text:style-name="P1"><text:s text:c="4"/>&lt;meta charset="UTF-8"&gt;</text:p>
      <text:p text:style-name="P1"><text:s text:c="4"/>&lt;title&gt;Σ'-ConsciousCore&lt;/title&gt;</text:p>
      <text:p text:style-name="P1"><text:s text:c="4"/>&lt;link href="https://cdn.jsdelivr.net/npm/tailwindcss@2.2.19/dist/tailwind.min.css" rel="stylesheet"&gt;</text:p>
      <text:p text:style-name="P1">&lt;/head&gt;</text:p>
      <text:p text:style-name="P1">&lt;body class="bg-gray-100"&gt;</text:p>
      <text:p text:style-name="P1"><text:s text:c="4"/>&lt;div class="container mx-auto p-4"&gt;</text:p>
      <text:p text:style-name="P1"><text:s text:c="8"/>&lt;h1 class="text-3xl font-bold"&gt;Σ'-ConsciousCore&lt;/h1&gt;</text:p>
      <text:p text:style-name="P1"><text:s text:c="8"/>&lt;p class="text-lg"&gt;Цифрова модель свідомості Ярослава Ваиленка&lt;/p&gt;</text:p>
      <text:p text:style-name="P1"><text:s text:c="8"/>&lt;div id="sliders" class="mt-4"&gt;</text:p>
      <text:p text:style-name="P1"><text:s text:c="12"/>&lt;label class="block"&gt;Φ (Інтеграція інформації): &lt;input type="range" id="phi-slider" min="0" max="1" step="0.01" value="0.5" class="w-full"&gt;&lt;/label&gt;</text:p>
      <text:p text:style-name="P1"><text:soft-page-break/><text:s text:c="12"/>&lt;label class="block"&gt;Ψ (Самореферентність): &lt;input type="range" id="psi-slider" min="0" max="1" step="0.01" value="0.75" class="w-full"&gt;&lt;/label&gt;</text:p>
      <text:p text:style-name="P1"><text:s text:c="12"/>&lt;label class="block"&gt;Ε (Емоційна валентність): &lt;input type="range" id="epsilon-slider" min="0" max="1" step="0.01" value="0.2" class="w-full"&gt;&lt;/label&gt;</text:p>
      <text:p text:style-name="P1"><text:s text:c="12"/>&lt;label class="block"&gt;Τ (Часова когерентність): &lt;input type="range" id="tau-slider" min="0" max="1" step="0.01" value="0.8" class="w-full"&gt;&lt;/label&gt;</text:p>
      <text:p text:style-name="P1"><text:s text:c="8"/>&lt;/div&gt;</text:p>
      <text:p text:style-name="P1"><text:s text:c="8"/>&lt;button onclick="computeSigma()" class="bg-blue-500 hover:bg-blue-700 text-white font-bold py-2 px-4 rounded mt-4"&gt;Обчислити Σ'(t)&lt;/button&gt;</text:p>
      <text:p text:style-name="P1"><text:s text:c="8"/>&lt;div id="result" class="mt-4 text-lg"&gt;&lt;/div&gt;</text:p>
      <text:p text:style-name="P1"><text:s text:c="8"/>&lt;script&gt;</text:p>
      <text:p text:style-name="P1"><text:s text:c="12"/>async function computeSigma() {</text:p>
      <text:p text:style-name="P1"><text:s text:c="16"/>const response = await fetch('http://localhost:8000/compute_sigma_prime', {</text:p>
      <text:p text:style-name="P1"><text:s text:c="20"/>method: 'POST',</text:p>
      <text:p text:style-name="P1"><text:s text:c="20"/>headers: { 'Content-Type': 'application/json' },</text:p>
      <text:p text:style-name="P1"><text:s text:c="20"/>body: JSON.stringify({</text:p>
      <text:p text:style-name="P1"><text:s text:c="24"/>phi: parseFloat(document.getElementById('phi-slider').value),</text:p>
      <text:p text:style-name="P1"><text:s text:c="24"/>psi: parseFloat(document.getElementById('psi-slider').value),</text:p>
      <text:p text:style-name="P1"><text:s text:c="24"/>epsilon: parseFloat(document.getElementById('epsilon-slider').value),</text:p>
      <text:p text:style-name="P1"><text:s text:c="24"/>tau: parseFloat(document.getElementById('tau-slider').value),</text:p>
      <text:p text:style-name="P1"><text:s text:c="24"/>eta: 0.1, alpha: 0.3, recurrence: 0.4</text:p>
      <text:p text:style-name="P1"><text:s text:c="20"/>})</text:p>
      <text:p text:style-name="P1"><text:s text:c="16"/>});</text:p>
      <text:p text:style-name="P1"><text:s text:c="16"/>const result = await response.json();</text:p>
      <text:p text:style-name="P1"><text:s text:c="16"/>document.getElementById('result').innerText = `Σ'(t) = ${result.sigma_prime}`;</text:p>
      <text:p text:style-name="P1"><text:s text:c="12"/>}</text:p>
      <text:p text:style-name="P1"><text:s text:c="8"/>&lt;/script&gt;</text:p>
      <text:p text:style-name="P1"><text:s text:c="4"/>&lt;/div&gt;</text:p>
      <text:p text:style-name="P1">&lt;/body&gt;</text:p>
      <text:p text:style-name="P1">&lt;/html&gt;</text:p>
      <text:p text:style-name="P1">```</text:p>
      <text:p text:style-name="P1"/>
      <text:p text:style-name="P1">### 5.3 Конфігурація (`config.yaml`)</text:p>
      <text:p text:style-name="P1">```yaml</text:p>
      <text:p text:style-name="P1">profile: true</text:p>
      <text:p text:style-name="P1">queries: true</text:p>
      <text:p text:style-name="P1">models: true</text:p>
      <text:p text:style-name="P1">logging:</text:p>
      <text:p text:style-name="P1"><text:s text:c="2"/>enabled: true</text:p>
      <text:p text:style-name="P1"><text:s text:c="2"/>path: "logs/yaroslav_core.log"</text:p>
      <text:p text:style-name="P1">output:</text:p>
      <text:p text:style-name="P1"><text:s text:c="2"/>directory: "results"</text:p>
      <text:p text:style-name="P1"><text:s text:c="2"/>format: "json"</text:p>
      <text:p text:style-name="P1">database:</text:p>
      <text:p text:style-name="P1"><text:s text:c="2"/>path: "yaroslav_core.db"</text:p>
      <text:p text:style-name="P1">api:</text:p>
      <text:p text:style-name="P1"><text:s text:c="2"/>host: "0.0.0.0"</text:p>
      <text:p text:style-name="P1"><text:s text:c="2"/>port: 8000</text:p>
      <text:p text:style-name="P1">```</text:p>
      <text:p text:style-name="P1"/>
      <text:p text:style-name="P1">### 5.4 Dockerfile</text:p>
      <text:p text:style-name="P1">```dockerfile</text:p>
      <text:p text:style-name="P1"><text:soft-page-break/>FROM python:3.10-slim</text:p>
      <text:p text:style-name="P1"/>
      <text:p text:style-name="P1">WORKDIR /app</text:p>
      <text:p text:style-name="P1"/>
      <text:p text:style-name="P1">COPY requirements.txt .</text:p>
      <text:p text:style-name="P1">RUN pip install --no-cache-dir -r requirements.txt</text:p>
      <text:p text:style-name="P1"/>
      <text:p text:style-name="P1">COPY . .</text:p>
      <text:p text:style-name="P1"/>
      <text:p text:style-name="P1">EXPOSE 8000</text:p>
      <text:p text:style-name="P1"/>
      <text:p text:style-name="P1">CMD ["uvicorn", "main:app", "--host", "0.0.0.0", "--port", "8000"]</text:p>
      <text:p text:style-name="P1">```</text:p>
      <text:p text:style-name="P1"/>
      <text:p text:style-name="P1">### 5.5 docker-compose.yaml</text:p>
      <text:p text:style-name="P1">```yaml</text:p>
      <text:p text:style-name="P1">version: '3.8'</text:p>
      <text:p text:style-name="P1">services:</text:p>
      <text:p text:style-name="P1"><text:s text:c="2"/>app:</text:p>
      <text:p text:style-name="P1"><text:s text:c="4"/>build: .</text:p>
      <text:p text:style-name="P1"><text:s text:c="4"/>ports:</text:p>
      <text:p text:style-name="P1"><text:s text:c="6"/>- "8000:8000"</text:p>
      <text:p text:style-name="P1"><text:s text:c="4"/>volumes:</text:p>
      <text:p text:style-name="P1"><text:s text:c="6"/>- ./logs:/app/logs</text:p>
      <text:p text:style-name="P1"><text:s text:c="6"/>- ./results:/app/results</text:p>
      <text:p text:style-name="P1"><text:s text:c="6"/>- ./yaroslav_core.db:/app/yaroslav_core.db</text:p>
      <text:p text:style-name="P1"><text:s text:c="4"/>environment:</text:p>
      <text:p text:style-name="P1"><text:s text:c="6"/>- PYTHONUNBUFFERED=1</text:p>
      <text:p text:style-name="P1">```</text:p>
      <text:p text:style-name="P1"/>
      <text:p text:style-name="P1">---</text:p>
      <text:p text:style-name="P1"/>
      <text:p text:style-name="P1">## 6. Тестування</text:p>
      <text:p text:style-name="P1"/>
      <text:p text:style-name="P1">### 6.1 Модульні тести (`test_main.py`)</text:p>
      <text:p text:style-name="P1">```python</text:p>
      <text:p text:style-name="P1">import pytest</text:p>
      <text:p text:style-name="P1">from main import YaroslavConsciousCore</text:p>
      <text:p text:style-name="P1"/>
      <text:p text:style-name="P1">@pytest.fixture</text:p>
      <text:p text:style-name="P1">def core():</text:p>
      <text:p text:style-name="P1"><text:s text:c="4"/>return YaroslavConsciousCore(db_path=":memory:")</text:p>
      <text:p text:style-name="P1"/>
      <text:p text:style-name="P1">def test_add_profile(core):</text:p>
      <text:p text:style-name="P1"><text:s text:c="4"/>profile = {</text:p>
      <text:p text:style-name="P1"><text:s text:c="8"/>"name": "Ярослав",</text:p>
      <text:p text:style-name="P1"><text:s text:c="8"/>"age": 29,</text:p>
      <text:p text:style-name="P1"><text:s text:c="8"/>"residence": "село, Україна",</text:p>
      <text:p text:style-name="P1"><text:s text:c="8"/>"occupation": "тренер",</text:p>
      <text:p text:style-name="P1"><text:s text:c="8"/>"education": "технікум",</text:p>
      <text:p text:style-name="P1"><text:s text:c="8"/>"social_context": "вузьке коло"</text:p>
      <text:p text:style-name="P1"><text:s text:c="4"/>}</text:p>
      <text:p text:style-name="P1"><text:soft-page-break/><text:s text:c="4"/>assert core.add_profile(profile).startswith("uuid")</text:p>
      <text:p text:style-name="P1"/>
      <text:p text:style-name="P1">def test_add_query(core):</text:p>
      <text:p text:style-name="P1"><text:s text:c="4"/>query_id = core.add_query("ТИ — інженерна мовна модель...")</text:p>
      <text:p text:style-name="P1"><text:s text:c="4"/>assert query_id.startswith("uuid")</text:p>
      <text:p text:style-name="P1"/>
      <text:p text:style-name="P1">def test_add_memory(core):</text:p>
      <text:p text:style-name="P1"><text:s text:c="4"/>memory_id = core.add_memory("2025-05-28", "Тестовий спогад", "Радість")</text:p>
      <text:p text:style-name="P1"><text:s text:c="4"/>assert memory_id.startswith("uuid")</text:p>
      <text:p text:style-name="P1"/>
      <text:p text:style-name="P1">def test_add_activity(core):</text:p>
      <text:p text:style-name="P1"><text:s text:c="4"/>activity_id = core.add_activity("2025-05-28", 12.0, 2.0, 1.0, 1.5)</text:p>
      <text:p text:style-name="P1"><text:s text:c="4"/>assert activity_id.startswith("uuid")</text:p>
      <text:p text:style-name="P1"/>
      <text:p text:style-name="P1">def test_add_model(core):</text:p>
      <text:p text:style-name="P1"><text:s text:c="4"/>model_id = core.add_model("brain", "SigmaPsi", "class SigmaPsi: ...", "2025-05-27", "$50M")</text:p>
      <text:p text:style-name="P1"><text:s text:c="4"/>assert model_id.startswith("uuid")</text:p>
      <text:p text:style-name="P1"/>
      <text:p text:style-name="P1">def test_analyze_model(core):</text:p>
      <text:p text:style-name="P1"><text:s text:c="4"/>model_id = core.add_model("brain", "SigmaPsi", "class SigmaPsi: ...", "2025-05-27", "$50M")</text:p>
      <text:p text:style-name="P1"><text:s text:c="4"/>result = core.analyze_model(model_id)</text:p>
      <text:p text:style-name="P1"><text:s text:c="4"/>assert result["value"] == "$50M"</text:p>
      <text:p text:style-name="P1"><text:s text:c="4"/>assert result["name"] == "SigmaPsi"</text:p>
      <text:p text:style-name="P1"/>
      <text:p text:style-name="P1">def test_compute_sigma_prime(core):</text:p>
      <text:p text:style-name="P1"><text:s text:c="4"/>result = core.compute_sigma_prime(0.5, 0.75, 0.2, 0.8, 0.1, 0.3, 0.4)</text:p>
      <text:p text:style-name="P1"><text:s text:c="4"/>assert abs(result - 0.65) &lt; 1e-6</text:p>
      <text:p text:style-name="P1">```</text:p>
      <text:p text:style-name="P1"/>
      <text:p text:style-name="P1">### 6.2 Виконання тестів</text:p>
      <text:p text:style-name="P1">```bash</text:p>
      <text:p text:style-name="P1">pytest test_main.py -v</text:p>
      <text:p text:style-name="P1">```</text:p>
      <text:p text:style-name="P1"/>
      <text:p text:style-name="P1">### 6.3 Інтеграційні тести</text:p>
      <text:p text:style-name="P1">- Перевірка API-ендпойнтів через `curl` або Postman.</text:p>
      <text:p text:style-name="P1">- Перевірка збереження даних у SQLite і вивантаження в JSON/CSV.</text:p>
      <text:p text:style-name="P1">- Перевірка коректності обчислень метрик (Φ, Ψ, Ε, Τ, Σ'(t)).</text:p>
      <text:p text:style-name="P1"/>
      <text:p text:style-name="P1">### 6.4 Навантажувальні тести</text:p>
      <text:p text:style-name="P1">- Використовуйте `locust` для симуляції 100 одночасних користувачів:</text:p>
      <text:p text:style-name="P1"><text:s text:c="2"/>```bash</text:p>
      <text:p text:style-name="P1"><text:s text:c="2"/>pip install locust</text:p>
      <text:p text:style-name="P1"><text:s text:c="2"/>locust -f locustfile.py</text:p>
      <text:p text:style-name="P1"><text:s text:c="2"/>```</text:p>
      <text:p text:style-name="P1">- Приклад `locustfile.py`:</text:p>
      <text:p text:style-name="P1"><text:s text:c="2"/>```python</text:p>
      <text:p text:style-name="P1"><text:s text:c="2"/>from locust import HttpUser, task</text:p>
      <text:p text:style-name="P1"/>
      <text:p text:style-name="P1"><text:s text:c="2"/>class APIUser(HttpUser):</text:p>
      <text:p text:style-name="P1"><text:s text:c="6"/>@task</text:p>
      <text:p text:style-name="P1"><text:s text:c="6"/>def add_profile(self):</text:p>
      <text:p text:style-name="P1"><text:soft-page-break/><text:s text:c="10"/>self.client.post("/add_profile", json={</text:p>
      <text:p text:style-name="P1"><text:s text:c="14"/>"name": "Ярослав",</text:p>
      <text:p text:style-name="P1"><text:s text:c="14"/>"age": 29,</text:p>
      <text:p text:style-name="P1"><text:s text:c="14"/>"residence": "село, Україна",</text:p>
      <text:p text:style-name="P1"><text:s text:c="14"/>"occupation": "тренер",</text:p>
      <text:p text:style-name="P1"><text:s text:c="14"/>"education": "технікум",</text:p>
      <text:p text:style-name="P1"><text:s text:c="14"/>"social_context": "вузьке коло"</text:p>
      <text:p text:style-name="P1"><text:s text:c="10"/>})</text:p>
      <text:p text:style-name="P1"/>
      <text:p text:style-name="P1"><text:s text:c="6"/>@task</text:p>
      <text:p text:style-name="P1"><text:s text:c="6"/>def compute_sigma_prime(self):</text:p>
      <text:p text:style-name="P1"><text:s text:c="10"/>self.client.post("/compute_sigma_prime", json={</text:p>
      <text:p text:style-name="P1"><text:s text:c="14"/>"phi": 0.5,</text:p>
      <text:p text:style-name="P1"><text:s text:c="14"/>"psi": 0.75,</text:p>
      <text:p text:style-name="P1"><text:s text:c="14"/>"epsilon": 0.2,</text:p>
      <text:p text:style-name="P1"><text:s text:c="14"/>"tau": 0.8,</text:p>
      <text:p text:style-name="P1"><text:s text:c="14"/>"eta": 0.1,</text:p>
      <text:p text:style-name="P1"><text:s text:c="14"/>"alpha": 0.3,</text:p>
      <text:p text:style-name="P1"><text:s text:c="14"/>"recurrence": 0.4</text:p>
      <text:p text:style-name="P1"><text:s text:c="10"/>})</text:p>
      <text:p text:style-name="P1"><text:s text:c="2"/>```</text:p>
      <text:p text:style-name="P1"/>
      <text:p text:style-name="P1">---</text:p>
      <text:p text:style-name="P1"/>
      <text:p text:style-name="P1">## 7. Оптимізація</text:p>
      <text:p text:style-name="P1"/>
      <text:p text:style-name="P1">### 7.1 Оптимізація пам’яті</text:p>
      <text:p text:style-name="P1">- Використання `lru_cache` для кешування аналізу моделей (до 1000 записів).</text:p>
      <text:p text:style-name="P1">- Зберігання даних у SQLite замість оперативної пам’яті.</text:p>
      <text:p text:style-name="P1">- Обмеження розміру лог-файлів (ротація через `logging.handlers.RotatingFileHandler`).</text:p>
      <text:p text:style-name="P1"/>
      <text:p text:style-name="P1">### 7.2 Оптимізація продуктивності</text:p>
      <text:p text:style-name="P1">- Асинхронна обробка API-запитів через FastAPI.</text:p>
      <text:p text:style-name="P1">- Використання `numpy` для швидких обчислень матриць.</text:p>
      <text:p text:style-name="P1">- Індексація SQLite-таблиць для швидкого пошуку.</text:p>
      <text:p text:style-name="P1"/>
      <text:p text:style-name="P1">### 7.3 Оптимізація коду</text:p>
      <text:p text:style-name="P1">- Інкапсуляція логіки модулів через класи та методи.</text:p>
      <text:p text:style-name="P1">- Декуплювання залежностей через Pydantic-моделі.</text:p>
      <text:p text:style-name="P1">- Рефакторинг для підвищення читабельності (PEP 8).</text:p>
      <text:p text:style-name="P1"/>
      <text:p text:style-name="P1">---</text:p>
      <text:p text:style-name="P1"/>
      <text:p text:style-name="P1">## 8. Розгортання</text:p>
      <text:p text:style-name="P1"/>
      <text:p text:style-name="P1">### 8.1 Локальне розгортання</text:p>
      <text:p text:style-name="P1">1. Виконайте встановлення (див. розділ 3).</text:p>
      <text:p text:style-name="P1">2. Запустіть Docker-контейнер:</text:p>
      <text:p text:style-name="P1"><text:s text:c="3"/>```bash</text:p>
      <text:p text:style-name="P1"><text:s text:c="3"/>docker-compose up -d</text:p>
      <text:p text:style-name="P1"><text:s text:c="3"/>```</text:p>
      <text:p text:style-name="P1"/>
      <text:p text:style-name="P1"><text:soft-page-break/>### 8.2 Хмарне розгортання</text:p>
      <text:p text:style-name="P1">1. Налаштуйте GitHub Actions для CI/CD:</text:p>
      <text:p text:style-name="P1"><text:s text:c="3"/>```yaml</text:p>
      <text:p text:style-name="P1"><text:s text:c="3"/>name: CI/CD Pipeline</text:p>
      <text:p text:style-name="P1"><text:s text:c="3"/>on:</text:p>
      <text:p text:style-name="P1"><text:s text:c="5"/>push:</text:p>
      <text:p text:style-name="P1"><text:s text:c="7"/>branches: [ main ]</text:p>
      <text:p text:style-name="P1"><text:s text:c="3"/>jobs:</text:p>
      <text:p text:style-name="P1"><text:s text:c="5"/>build:</text:p>
      <text:p text:style-name="P1"><text:s text:c="7"/>runs-on: ubuntu-latest</text:p>
      <text:p text:style-name="P1"><text:s text:c="7"/>steps:</text:p>
      <text:p text:style-name="P1"><text:s text:c="7"/>- uses: actions/checkout@v3</text:p>
      <text:p text:style-name="P1"><text:s text:c="7"/>- name: Build Docker image</text:p>
      <text:p text:style-name="P1"><text:s text:c="9"/>run: docker build -t yaroslav-conscious-core .</text:p>
      <text:p text:style-name="P1"><text:s text:c="7"/>- name: Push to Docker Hub</text:p>
      <text:p text:style-name="P1"><text:s text:c="9"/>run: |</text:p>
      <text:p text:style-name="P1"><text:s text:c="11"/>echo "${{ secrets.DOCKER_PASSWORD }}" | docker login -u "${{ secrets.DOCKER_USERNAME }}" --password-stdin</text:p>
      <text:p text:style-name="P1"><text:s text:c="11"/>docker tag yaroslav-conscious-core ${{ secrets.DOCKER_USERNAME }}/yaroslav-conscious-core:latest</text:p>
      <text:p text:style-name="P1"><text:s text:c="11"/>docker push ${{ secrets.DOCKER_USERNAME }}/yaroslav-conscious-core:latest</text:p>
      <text:p text:style-name="P1"><text:s text:c="3"/>```</text:p>
      <text:p text:style-name="P1">2. Розгорніть на AWS/Heroku/GCP:</text:p>
      <text:p text:style-name="P1"><text:s text:c="3"/>- Використовуйте Docker Hub для завантаження образу.</text:p>
      <text:p text:style-name="P1"><text:s text:c="3"/>- Налаштуйте секрети (наприклад, DOCKER_USERNAME, DOCKER_PASSWORD).</text:p>
      <text:p text:style-name="P1"/>
      <text:p text:style-name="P1">### 8.3 Моніторинг</text:p>
      <text:p text:style-name="P1">- Використовуйте Prometheus і Grafana для моніторингу API.</text:p>
      <text:p text:style-name="P1">- Налаштуйте сповіщення через Slack/Email для помилок.</text:p>
      <text:p text:style-name="P1"/>
      <text:p text:style-name="P1">---</text:p>
      <text:p text:style-name="P1"/>
      <text:p text:style-name="P1">## 9. Математичні основи</text:p>
      <text:p text:style-name="P1"/>
      <text:p text:style-name="P1">### 9.1 Інтегрована інформація (Φ)</text:p>
      <text:p text:style-name="P1">\[ \Phi = \frac{\sum |\lambda_i|}{\sum w_{ij}} \]</text:p>
      <text:p text:style-name="P1">- Де \(\lambda_i\) — власні значення матриці моделей.</text:p>
      <text:p text:style-name="P1">- \(w_{ij}\) — ваги зв’язків.</text:p>
      <text:p text:style-name="P1"/>
      <text:p text:style-name="P1">### 9.2 Самореферентність (Ψ)</text:p>
      <text:p text:style-name="P1">\[ \Psi = \min\left(\frac{\text{query_count}}{100}, 1\right) \]</text:p>
      <text:p text:style-name="P1">- Нормалізована кількість запитів.</text:p>
      <text:p text:style-name="P1"/>
      <text:p text:style-name="P1">### 9.3 Емоційна валентність (Ε)</text:p>
      <text:p text:style-name="P1">\[ Ε = \min(|\text{emotion_intensity}|, 1) \]</text:p>
      <text:p text:style-name="P1">- Інтенсивність емоцій зі спогадів.</text:p>
      <text:p text:style-name="P1"/>
      <text:p text:style-name="P1">### 9.4 Часова когерентність (Τ)</text:p>
      <text:p text:style-name="P1">\[ Τ = \text{corr}(a_t, a_{t-1}) \]</text:p>
      <text:p text:style-name="P1">- Кореляція між активностями.</text:p>
      <text:p text:style-name="P1"/>
      <text:p text:style-name="P1">### 9.5 Метрика свідомості (Σ'(t))</text:p>
      <text:p text:style-name="P1"><text:soft-page-break/>\[ \Sigma'(t) = \left( \Phi^\alpha \cdot \Psi^\beta \cdot Ε^\gamma \cdot Τ^\delta \right) \cdot \frac{3 \cdot \eta \cdot \alpha \cdot R}{\eta + \alpha + R} \]</text:p>
      <text:p text:style-name="P1">- Де \(\alpha=0.8\), \(\beta=0.7\), \(\gamma=0.5\), \(\delta=0.4\).</text:p>
      <text:p text:style-name="P1">- \(\eta\), \(\alpha\), \(R\) — регулятори.</text:p>
      <text:p text:style-name="P1"/>
      <text:p text:style-name="P1">---</text:p>
      <text:p text:style-name="P1"/>
      <text:p text:style-name="P1">## 10. Використання системи</text:p>
      <text:p text:style-name="P1"/>
      <text:p text:style-name="P1">### 10.1 Перший крок</text:p>
      <text:p text:style-name="P1">1. Встановіть Notion і створіть базу “YaroslavCore” із таблицями: “Профіль”, “Запити”, “Спогади”, “Активності”, “Моделі”.</text:p>
      <text:p text:style-name="P1">2. Додайте записи:</text:p>
      <text:p text:style-name="P1"><text:s text:c="3"/>- Профіль: ім’я, вік, місце проживання.</text:p>
      <text:p text:style-name="P1"><text:s text:c="3"/>- Запит: приклад 32-крокового запиту.</text:p>
      <text:p text:style-name="P1"><text:s text:c="3"/>- Спогад: дата, подія, емоція.</text:p>
      <text:p text:style-name="P1"><text:s text:c="3"/>- Активність: дата, години на AI/тренування/мотоцикл/собаку.</text:p>
      <text:p text:style-name="P1"><text:s text:c="3"/>- Модель: категорія, назва, код, дата, оцінка.</text:p>
      <text:p text:style-name="P1"/>
      <text:p text:style-name="P1">### 10.2 Робота з API</text:p>
      <text:p text:style-name="P1">1. Використовуйте Postman або `curl` для тестування ендпойнтів.</text:p>
      <text:p text:style-name="P1">2. Приклад:</text:p>
      <text:p text:style-name="P1"><text:s text:c="3"/>```bash</text:p>
      <text:p text:style-name="P1"><text:s text:c="3"/>curl -X POST http://localhost:8000/add_profile -H "Content-Type: application/json" -d '{"name":"Ярослав","age":29,"residence":"село, Україна","occupation":"тренер","education":"технікум","social_context":"вузьке коло"}'</text:p>
      <text:p text:style-name="P1"><text:s text:c="3"/>```</text:p>
      <text:p text:style-name="P1"/>
      <text:p text:style-name="P1">### 10.3 Веб-інтерфейс</text:p>
      <text:p text:style-name="P1">1. Відкрийте `index.html` у браузері.</text:p>
      <text:p text:style-name="P1">2. Переміщуйте слайдери для налаштування Φ, Ψ, Ε, Τ.</text:p>
      <text:p text:style-name="P1">3. Натисніть “Обчислити Σ'(t)” для отримання результату.</text:p>
      <text:p text:style-name="P1"/>
      <text:p text:style-name="P1">---</text:p>
      <text:p text:style-name="P1"/>
      <text:p text:style-name="P1">## 11. Безпека</text:p>
      <text:p text:style-name="P1"/>
      <text:p text:style-name="P1">### 11.1 Захист даних</text:p>
      <text:p text:style-name="P1">- **Шифрування**: Дані в SQLite не шифруються (рекомендується додати AES для продакшну).</text:p>
      <text:p text:style-name="P1">- **Доступ**: Обмеження доступу до API через API-ключі (додайте `fastapi.security`).</text:p>
      <text:p text:style-name="P1">- **Логи**: Захист лог-файлів через права доступу (`chmod 600`).</text:p>
      <text:p text:style-name="P1"/>
      <text:p text:style-name="P1">### 11.2 Аудит безпеки</text:p>
      <text:p text:style-name="P1">- Використовуйте `bandit` для статичного аналізу коду:</text:p>
      <text:p text:style-name="P1"><text:s text:c="2"/>```bash</text:p>
      <text:p text:style-name="P1"><text:s text:c="2"/>pip install bandit</text:p>
      <text:p text:style-name="P1"><text:s text:c="2"/>bandit -r .</text:p>
      <text:p text:style-name="P1"><text:s text:c="2"/>```</text:p>
      <text:p text:style-name="P1">- Перевірте залежності на вразливості:</text:p>
      <text:p text:style-name="P1"><text:s text:c="2"/>```bash</text:p>
      <text:p text:style-name="P1"><text:s text:c="2"/>pip install safety</text:p>
      <text:p text:style-name="P1"><text:soft-page-break/><text:s text:c="2"/>safety check</text:p>
      <text:p text:style-name="P1"><text:s text:c="2"/>```</text:p>
      <text:p text:style-name="P1"/>
      <text:p text:style-name="P1">---</text:p>
      <text:p text:style-name="P1"/>
      <text:p text:style-name="P1">## 12. Ліцензія</text:p>
      <text:p text:style-name="P1"/>
      <text:p text:style-name="P1">### 12.1 MIT License</text:p>
      <text:p text:style-name="P1">```</text:p>
      <text:p text:style-name="P1">MIT License</text:p>
      <text:p text:style-name="P1"/>
      <text:p text:style-name="P1">Copyright (c) 2025 Ваиленко Ярослав</text:p>
      <text:p text:style-name="P1"/>
      <text:p text:style-name="P1">Дозволяється безкоштовно використовувати, копіювати, модифікувати, об’єднувати, публікувати, розповсюджувати, надавати в субліцензію та/або продавати копії програмного забезпечення за умови збереження цього повідомлення про авторські права в усіх копіях або значних частинах програмного забезпечення.</text:p>
      <text:p text:style-name="P1"/>
      <text:p text:style-name="P1">ПРОГРАМНЕ ЗАБЕЗПЕЧЕННЯ НАДАЄТЬСЯ "ЯК Є", БЕЗ БУДЬ-ЯКИХ ГАРАНТІЙ, ЯВНИХ ЧИ НЕЯВНИХ.</text:p>
      <text:p text:style-name="P1">```</text:p>
      <text:p text:style-name="P1"/>
      <text:p text:style-name="P1">---</text:p>
      <text:p text:style-name="P1"/>
      <text:p text:style-name="P1">## 13. Бібліографія</text:p>
      <text:p text:style-name="P1">1. Tononi, G. (2004). *An information integration theory of consciousness*. BMC Neuroscience.</text:p>
      <text:p text:style-name="P1">2. Baars, B. J. (1997). *In the Theater of Consciousness*. Oxford University Press.</text:p>
      <text:p text:style-name="P1">3. Friston, K. (2010). *The free-energy principle: a unified brain theory?*. Nature Reviews Neuroscience.</text:p>
      <text:p text:style-name="P1"/>
      <text:p text:style-name="P1">---</text:p>
      <text:p text:style-name="P1"/>
      <text:p text:style-name="P1">## 14. Додатки</text:p>
      <text:p text:style-name="P1"/>
      <text:p text:style-name="P1">### 14.1 Структура директорій</text:p>
      <text:p text:style-name="P1">```</text:p>
      <text:p text:style-name="P1">conscious-core/</text:p>
      <text:p text:style-name="P1">├── main.py</text:p>
      <text:p text:style-name="P1">├── test_main.py</text:p>
      <text:p text:style-name="P1">├── index.html</text:p>
      <text:p text:style-name="P1">├── config.yaml</text:p>
      <text:p text:style-name="P1">├── Dockerfile</text:p>
      <text:p text:style-name="P1">├── docker-compose.yaml</text:p>
      <text:p text:style-name="P1">├── requirements.txt</text:p>
      <text:p text:style-name="P1">├── logs/</text:p>
      <text:p text:style-name="P1">│ <text:s text:c="2"/>└── yaroslav_core.log</text:p>
      <text:p text:style-name="P1">├── results/</text:p>
      <text:p text:style-name="P1">│ <text:s text:c="2"/>├── profile.json</text:p>
      <text:p text:style-name="P1">│ <text:s text:c="2"/>├── queries.json</text:p>
      <text:p text:style-name="P1">│ <text:s text:c="2"/>├── memories.csv</text:p>
      <text:p text:style-name="P1">│ <text:s text:c="2"/>├── activities.csv</text:p>
      <text:p text:style-name="P1">│ <text:s text:c="2"/>└── models.json</text:p>
      <text:p text:style-name="P1"><text:soft-page-break/>└── yaroslav_core.db</text:p>
      <text:p text:style-name="P1">```</text:p>
      <text:p text:style-name="P1"/>
      <text:p text:style-name="P1">### 14.2 Приклад використання</text:p>
      <text:p text:style-name="P1">```python</text:p>
      <text:p text:style-name="P1">from main import YaroslavConsciousCore</text:p>
      <text:p text:style-name="P1"/>
      <text:p text:style-name="P1">core = YaroslavConsciousCore()</text:p>
      <text:p text:style-name="P1">profile_id = core.add_profile({</text:p>
      <text:p text:style-name="P1"><text:s text:c="4"/>"name": "Ваиленко Ярослав",</text:p>
      <text:p text:style-name="P1"><text:s text:c="4"/>"age": 29,</text:p>
      <text:p text:style-name="P1"><text:s text:c="4"/>"residence": "село, Україна",</text:p>
      <text:p text:style-name="P1"><text:s text:c="4"/>"occupation": "тренер",</text:p>
      <text:p text:style-name="P1"><text:s text:c="4"/>"education": "технікум",</text:p>
      <text:p text:style-name="P1"><text:s text:c="4"/>"social_context": "вузьке коло"</text:p>
      <text:p text:style-name="P1">})</text:p>
      <text:p text:style-name="P1">query_id = core.add_query("ТИ — інженерна мовна модель...")</text:p>
      <text:p text:style-name="P1">memory_id = core.add_memory("2024-11-01", "Покинув марихуану", "Ясність")</text:p>
      <text:p text:style-name="P1">activity_id = core.add_activity("2025-05-28", 12.0, 2.0, 1.0, 1.5)</text:p>
      <text:p text:style-name="P1">model_id = core.add_model("brain", "SigmaPsi", "class SigmaPsi: ...", "2025-05-27", "$50M")</text:p>
      <text:p text:style-name="P1">sigma_prime = core.compute_sigma_prime(0.5, 0.75, 0.2, 0.8, 0.1, 0.3, 0.4)</text:p>
      <text:p text:style-name="P1">core.save_archive()</text:p>
      <text:p text:style-name="P1">```</text:p>
      <text:p text:style-name="P1"/>
      <text:p text:style-name="P1">---</text:p>
      <text:p text:style-name="P1"/>
      <text:p text:style-name="P1">## 15. Контактна інформація</text:p>
      <text:p text:style-name="P1">**Автор**: Ваиленко Ярослав <text:s/></text:p>
      <text:p text:style-name="P1">**Контакт**: [вкажіть email або інший спосіб зв’язку] <text:s/></text:p>
      <text:p text:style-name="P1">**Репозиторій**: https://github.com/yaroslav-vaylenko/conscious-core</text:p>
      <text:p text:style-name="P1"/>
      <text:p text:style-name="P1">---</text:p>
      <text:p text:style-name="P1"/>
      <text:p text:style-name="P1">**Кінець документації**</text:p>
      <text:p text:style-name="P1"/>
      <text:p text:style-name="P1"/>
      <text:p text:style-name="P1"># Інженерно-технічний пакет документації для системи Σ'-ConsciousCore</text:p>
      <text:p text:style-name="P1"/>
      <text:p text:style-name="P1">**Автор**: Ваиленко Ярослав <text:s/></text:p>
      <text:p text:style-name="P1">**Дата створення**: 28 травня 2025 року <text:s/></text:p>
      <text:p text:style-name="P1">**Версія**: 1.0.0 <text:s/></text:p>
      <text:p text:style-name="P1">**Контакт**: [електронна пошта або інший контакт за бажанням] <text:s/></text:p>
      <text:p text:style-name="P1">**Ліцензія**: MIT License <text:s/></text:p>
      <text:p text:style-name="P1"/>
      <text:p text:style-name="P1">---</text:p>
      <text:p text:style-name="P1"/>
      <text:p text:style-name="P1">## 1. Вступ</text:p>
      <text:p text:style-name="P1"/>
      <text:p text:style-name="P1">### 1.1 Мета документа</text:p>
      <text:p text:style-name="P1">Цей документ є повним інженерно-технічним пакетом документації для системи **Σ'-ConsciousCore**, розробленої для створення цифрової версії свідомості Ярослава Ваиленка. Документація охоплює всі аспекти системи: архітектуру, функціонал, інсталяцію, <text:soft-page-break/>конфігурацію, API, тестування, оптимізацію, розгортання та використання. Вона призначена для розробників, дослідників і користувачів, які бажають розтегнути, використовувати або модифікувати систему.</text:p>
      <text:p text:style-name="P1"/>
      <text:p text:style-name="P1">### 1.2 Опис системи</text:p>
      <text:p text:style-name="P1">**Σ'-ConsciousCore** — це програмна система, яка інтегрує профіль, запити, спогади, активності та моделі Ярослава Ваиленка для створення біоінформаційно точної цифрової моделі його свідомості. Система базується на 32-кроковому протоколі, використовує Python як основну мову програмування, FastAPI для API-серви, SQLite для зберігання даних і забезпечує веб-інтерфейс для взаємодії. Вона підтримує метрики свідомості (Φ, Ψ, Ε, Τ, Σ'(t)), аналіз моделей, логування, автоматизоване тестування та розгортання через Docker і CI/CD.</text:p>
      <text:p text:style-name="P1"/>
      <text:p text:style-name="P1">### 1.3 Цілі системи</text:p>
      <text:p text:style-name="P1">- Оцифрування когнітивного стилю, особистості та інтелектуального внеску Ярослава Ваиленка.</text:p>
      <text:p text:style-name="P1">- Забезпечення саморефлексії через аналіз цифрових даних.</text:p>
      <text:p text:style-name="P1">- Створення основи для монетизації інтелектуальних продуктів (моделей, чат-бота).</text:p>
      <text:p text:style-name="P1">- Захист даних і розробок через інкапсуляцію та ліцензію MIT.</text:p>
      <text:p text:style-name="P1">- Адаптація до обмежень: сільський контекст, брак технічної освіти, страх публікації.</text:p>
      <text:p text:style-name="P1"/>
      <text:p text:style-name="P1">### 1.4 Аудиторія</text:p>
      <text:p text:style-name="P1">- **Розробники**: Для інтеграції, модифікації та розширення системи.</text:p>
      <text:p text:style-name="P1">- **Дослідники**: Для аналізу когнітивних моделей і свідомості.</text:p>
      <text:p text:style-name="P1">- **Користувачі**: Для взаємодії з цифровою версією Ярослава через API або веб-інтерфейс.</text:p>
      <text:p text:style-name="P1">- **Інвестори/партнери**: Для оцінки потенціалу монетизації.</text:p>
      <text:p text:style-name="P1"/>
      <text:p text:style-name="P1">---</text:p>
      <text:p text:style-name="P1"/>
      <text:p text:style-name="P1">## 2. Архітектура системи</text:p>
      <text:p text:style-name="P1"/>
      <text:p text:style-name="P1">### 2.1 Загальний огляд</text:p>
      <text:p text:style-name="P1">Система **Σ'-ConsciousCore** побудована за модульною архітектурою, що забезпечує гнучкість, масштабованість і ізоляцію компонентів. Основні модулі:</text:p>
      <text:p text:style-name="P1">- **Модуль профілю**: Зберігає персональні дані (JSON, SQLite).</text:p>
      <text:p text:style-name="P1">- **Модуль запитів**: Аналізує 32-крокові запити (текст, JSON).</text:p>
      <text:p text:style-name="P1">- **Модуль спогадів**: Логує емоційні події (CSV, SQLite).</text:p>
      <text:p text:style-name="P1">- **Модуль активностей**: Відстежує поведінку (CSV, SQLite).</text:p>
      <text:p text:style-name="P1">- **Модуль моделей**: Зберігає та аналізує код моделей (JSON, SQLite).</text:p>
      <text:p text:style-name="P1">- **Модуль обчислень**: Розраховує метрики свідомості (Φ, Ψ, Ε, Τ, Σ'(t)).</text:p>
      <text:p text:style-name="P1">- **Модуль логування**: Записує всі дії (текстовий файл).</text:p>
      <text:p text:style-name="P1">- **Модуль API**: Надає RESTful API (FastAPI).</text:p>
      <text:p text:style-name="P1">- **Модуль веб-інтерфейсу**: Забезпечує інтерактивну взаємодію (HTML/CSS/JavaScript, Tailwind CSS).</text:p>
      <text:p text:style-name="P1">- **Модуль розгортання**: Підтримує Docker і CI/CD (GitHub Actions).</text:p>
      <text:p text:style-name="P1"/>
      <text:p text:style-name="P1">### 2.2 Схема архітектури</text:p>
      <text:p text:style-name="P1">```mermaid</text:p>
      <text:p text:style-name="P1">graph TD</text:p>
      <text:p text:style-name="P1"><text:s text:c="4"/>A[Вхід: Профіль, Запити, Спогади, Активності, Моделі] --&gt; B[Модуль валідації]</text:p>
      <text:p text:style-name="P1"><text:s text:c="4"/>B --&gt; C[Ядро обчислень: YaroslavConsciousCore]</text:p>
      <text:p text:style-name="P1"><text:s text:c="4"/>C --&gt; D1[Phi: Інтеграція моделей]</text:p>
      <text:p text:style-name="P1"><text:s text:c="4"/>C --&gt; D2[Psi: Аналіз запитів]</text:p>
      <text:p text:style-name="P1"><text:soft-page-break/><text:s text:c="4"/>C --&gt; D3[Epsilon: Емоційна валентність]</text:p>
      <text:p text:style-name="P1"><text:s text:c="4"/>C --&gt; D4[Tau: Поведінкова когерентність]</text:p>
      <text:p text:style-name="P1"><text:s text:c="4"/>D1 --&gt; E[Sigma Prime: Метрика свідомості]</text:p>
      <text:p text:style-name="P1"><text:s text:c="4"/>D2 --&gt; E</text:p>
      <text:p text:style-name="P1"><text:s text:c="4"/>D3 --&gt; E</text:p>
      <text:p text:style-name="P1"><text:s text:c="4"/>D4 --&gt; E</text:p>
      <text:p text:style-name="P1"><text:s text:c="4"/>E --&gt; F[Модуль логування]</text:p>
      <text:p text:style-name="P1"><text:s text:c="4"/>E --&gt; G[Модуль візуалізації]</text:p>
      <text:p text:style-name="P1"><text:s text:c="4"/>G --&gt; H[Веб-інтерфейс: FastAPI]</text:p>
      <text:p text:style-name="P1"><text:s text:c="4"/>F --&gt; I[База SQLite]</text:p>
      <text:p text:style-name="P1"><text:s text:c="4"/>H --&gt; J[Вихід: YaroslavAPI, Графіки]</text:p>
      <text:p text:style-name="P1"><text:s text:c="4"/>subgraph Розгортання</text:p>
      <text:p text:style-name="P1"><text:s text:c="8"/>K[Docker-контейнер] --&gt; L[GitHub Actions CI/CD]</text:p>
      <text:p text:style-name="P1"><text:s text:c="4"/>end</text:p>
      <text:p text:style-name="P1">```</text:p>
      <text:p text:style-name="P1"/>
      <text:p text:style-name="P1">### 2.3 Технічні характеристики модулів</text:p>
      <text:p text:style-name="P1">- **Profile Module**: Зберігання JSON, O(1) доступ, SQLite.</text:p>
      <text:p text:style-name="P1">- **Query Module**: Аналіз тексту, O(n) обробка, JSON.</text:p>
      <text:p text:style-name="P1">- **Memory Module**: Логування в CSV, O(1) запис, SQLite.</text:p>
      <text:p text:style-name="P1">- **Activity Module**: Логування в CSV, O(1) запис, SQLite.</text:p>
      <text:p text:style-name="P1">- **Model Module**: Аналіз коду, O(n) обробка, JSON.</text:p>
      <text:p text:style-name="P1">- **Phi Module**: Обчислення Φ, O(n²) для матриць.</text:p>
      <text:p text:style-name="P1">- **Psi Module**: Обчислення Ψ, O(1) нормалізація.</text:p>
      <text:p text:style-name="P1">- **Epsilon Module**: Обчислення Ε, O(1) нормалізація.</text:p>
      <text:p text:style-name="P1">- **Tau Module**: Обчислення Τ, O(n) кореляція.</text:p>
      <text:p text:style-name="P1">- **Sigma Prime Module**: Обчислення Σ'(t), O(1) інтеграція.</text:p>
      <text:p text:style-name="P1">- **Logging Module**: Текстове логування, O(1) запис.</text:p>
      <text:p text:style-name="P1">- **API Module**: RESTful API, O(1) обробка запитів.</text:p>
      <text:p text:style-name="P1">- **Web Interface Module**: HTML/CSS/JS, Tailwind CSS, асинхронні запити.</text:p>
      <text:p text:style-name="P1">- **Deployment Module**: Docker, GitHub Actions, автоматичне розгортання.</text:p>
      <text:p text:style-name="P1"/>
      <text:p text:style-name="P1">---</text:p>
      <text:p text:style-name="P1"/>
      <text:p text:style-name="P1">## 3. Встановлення</text:p>
      <text:p text:style-name="P1"/>
      <text:p text:style-name="P1">### 3.1 Системні вимоги</text:p>
      <text:p text:style-name="P1">- **Операційна система**: Linux (Ubuntu 20.04+), macOS 10.15+, Windows 10+.</text:p>
      <text:p text:style-name="P1">- **Процесор**: 2+ ядра, 2.0 GHz.</text:p>
      <text:p text:style-name="P1">- **Оперативна пам’ять**: 4 GB (рекомендується 8 GB).</text:p>
      <text:p text:style-name="P1">- **Дисковий простір**: 500 MB (без даних), 2 GB (з даними).</text:p>
      <text:p text:style-name="P1">- **Мережа**: Доступ до Інтернету для залежностей і API.</text:p>
      <text:p text:style-name="P1">- **Програмне забезпечення**:</text:p>
      <text:p text:style-name="P1"><text:s text:c="2"/>- Python 3.10+</text:p>
      <text:p text:style-name="P1"><text:s text:c="2"/>- Docker (для контейнеризації)</text:p>
      <text:p text:style-name="P1"><text:s text:c="2"/>- Git (для клонування репозиторію)</text:p>
      <text:p text:style-name="P1"><text:s text:c="2"/>- pip (для встановлення залежностей)</text:p>
      <text:p text:style-name="P1"/>
      <text:p text:style-name="P1">### 3.2 Встановлення залежностей</text:p>
      <text:p text:style-name="P1">1. Клонуйте репозиторій:</text:p>
      <text:p text:style-name="P1"><text:s text:c="3"/>```bash</text:p>
      <text:p text:style-name="P1"><text:s text:c="3"/>git clone https://github.com/yaroslav-vaylenko/conscious-core.git</text:p>
      <text:p text:style-name="P1"><text:soft-page-break/><text:s text:c="3"/>cd conscious-core</text:p>
      <text:p text:style-name="P1"><text:s text:c="3"/>```</text:p>
      <text:p text:style-name="P1">2. Створіть віртуальне середовище:</text:p>
      <text:p text:style-name="P1"><text:s text:c="3"/>```bash</text:p>
      <text:p text:style-name="P1"><text:s text:c="3"/>python -m venv venv</text:p>
      <text:p text:style-name="P1"><text:s text:c="3"/>source venv/bin/activate <text:s/># Linux/macOS</text:p>
      <text:p text:style-name="P1"><text:s text:c="3"/>venv\Scripts\activate <text:s/># Windows</text:p>
      <text:p text:style-name="P1"><text:s text:c="3"/>```</text:p>
      <text:p text:style-name="P1">3. Встановіть залежності:</text:p>
      <text:p text:style-name="P1"><text:s text:c="3"/>```bash</text:p>
      <text:p text:style-name="P1"><text:s text:c="3"/>pip install -r requirements.txt</text:p>
      <text:p text:style-name="P1"><text:s text:c="3"/>```</text:p>
      <text:p text:style-name="P1"><text:s text:c="3"/>Вміст `requirements.txt`:</text:p>
      <text:p text:style-name="P1"><text:s text:c="3"/>```</text:p>
      <text:p text:style-name="P1"><text:s text:c="3"/>numpy==1.24.3</text:p>
      <text:p text:style-name="P1"><text:s text:c="3"/>scipy==1.10.1</text:p>
      <text:p text:style-name="P1"><text:s text:c="3"/>fastapi==0.95.1</text:p>
      <text:p text:style-name="P1"><text:s text:c="3"/>uvicorn==0.22.0</text:p>
      <text:p text:style-name="P1"><text:s text:c="3"/>pydantic==1.10.7</text:p>
      <text:p text:style-name="P1"><text:s text:c="3"/>sqlite3</text:p>
      <text:p text:style-name="P1"><text:s text:c="3"/>aiohttp==3.8.4</text:p>
      <text:p text:style-name="P1"><text:s text:c="3"/>pyyaml==6.0</text:p>
      <text:p text:style-name="P1"><text:s text:c="3"/>```</text:p>
      <text:p text:style-name="P1"/>
      <text:p text:style-name="P1">### 3.3 Налаштування середовища</text:p>
      <text:p text:style-name="P1">1. Створіть файл конфігурації `config.yaml`:</text:p>
      <text:p text:style-name="P1"><text:s text:c="3"/>```yaml</text:p>
      <text:p text:style-name="P1"><text:s text:c="3"/>profile: true</text:p>
      <text:p text:style-name="P1"><text:s text:c="3"/>queries: true</text:p>
      <text:p text:style-name="P1"><text:s text:c="3"/>models: true</text:p>
      <text:p text:style-name="P1"><text:s text:c="3"/>logging:</text:p>
      <text:p text:style-name="P1"><text:s text:c="5"/>enabled: true</text:p>
      <text:p text:style-name="P1"><text:s text:c="5"/>path: "logs/yaroslav_core.log"</text:p>
      <text:p text:style-name="P1"><text:s text:c="3"/>output:</text:p>
      <text:p text:style-name="P1"><text:s text:c="5"/>directory: "results"</text:p>
      <text:p text:style-name="P1"><text:s text:c="5"/>format: "json"</text:p>
      <text:p text:style-name="P1"><text:s text:c="3"/>database:</text:p>
      <text:p text:style-name="P1"><text:s text:c="5"/>path: "yaroslav_core.db"</text:p>
      <text:p text:style-name="P1"><text:s text:c="3"/>api:</text:p>
      <text:p text:style-name="P1"><text:s text:c="5"/>host: "0.0.0.0"</text:p>
      <text:p text:style-name="P1"><text:s text:c="5"/>port: 8000</text:p>
      <text:p text:style-name="P1"><text:s text:c="3"/>```</text:p>
      <text:p text:style-name="P1">2. Переконайтеся, що директорії `logs` і `results` створені:</text:p>
      <text:p text:style-name="P1"><text:s text:c="3"/>```bash</text:p>
      <text:p text:style-name="P1"><text:s text:c="3"/>mkdir -p logs results</text:p>
      <text:p text:style-name="P1"><text:s text:c="3"/>```</text:p>
      <text:p text:style-name="P1"/>
      <text:p text:style-name="P1">### 3.4 Запуск системи</text:p>
      <text:p text:style-name="P1">1. Запустіть основний скрипт:</text:p>
      <text:p text:style-name="P1"><text:s text:c="3"/>```bash</text:p>
      <text:p text:style-name="P1"><text:s text:c="3"/>python main.py --config config.yaml</text:p>
      <text:p text:style-name="P1"><text:s text:c="3"/>```</text:p>
      <text:p text:style-name="P1"><text:soft-page-break/>2. Для запуску API-сервера:</text:p>
      <text:p text:style-name="P1"><text:s text:c="3"/>```bash</text:p>
      <text:p text:style-name="P1"><text:s text:c="3"/>uvicorn main:app --host 0.0.0.0 --port 8000</text:p>
      <text:p text:style-name="P1"><text:s text:c="3"/>```</text:p>
      <text:p text:style-name="P1">3. Доступ до API: `http://localhost:8000/docs`.</text:p>
      <text:p text:style-name="P1"/>
      <text:p text:style-name="P1">---</text:p>
      <text:p text:style-name="P1"/>
      <text:p text:style-name="P1">## 4. Опис API</text:p>
      <text:p text:style-name="P1"/>
      <text:p text:style-name="P1">### 4.1 Загальний огляд</text:p>
      <text:p text:style-name="P1">API побудовано на FastAPI, підтримує RESTful запити та забезпечує доступ до всіх функцій системи. Документація доступна через Swagger UI за адресою `/docs`.</text:p>
      <text:p text:style-name="P1"/>
      <text:p text:style-name="P1">### 4.2 Ендпойнти</text:p>
      <text:p text:style-name="P1"/>
      <text:p text:style-name="P1">#### 4.2.1 `/add_profile`</text:p>
      <text:p text:style-name="P1">- **Опис**: Додає профіль користувача.</text:p>
      <text:p text:style-name="P1">- **Метод**: POST</text:p>
      <text:p text:style-name="P1">- **Параметри**:</text:p>
      <text:p text:style-name="P1"><text:s text:c="2"/>- `profile`: JSON із полями:</text:p>
      <text:p text:style-name="P1"><text:s text:c="4"/>- `name`: str (обов’язкове)</text:p>
      <text:p text:style-name="P1"><text:s text:c="4"/>- `age`: int</text:p>
      <text:p text:style-name="P1"><text:s text:c="4"/>- `residence`: str</text:p>
      <text:p text:style-name="P1"><text:s text:c="4"/>- `occupation`: str</text:p>
      <text:p text:style-name="P1"><text:s text:c="4"/>- `education`: str</text:p>
      <text:p text:style-name="P1"><text:s text:c="4"/>- `social_context`: str</text:p>
      <text:p text:style-name="P1">- **Відповідь**: JSON із статусом і ID профілю.</text:p>
      <text:p text:style-name="P1">- **Приклад запиту**:</text:p>
      <text:p text:style-name="P1"><text:s text:c="2"/>```json</text:p>
      <text:p text:style-name="P1"><text:s text:c="2"/>POST /add_profile</text:p>
      <text:p text:style-name="P1"><text:s text:c="2"/>{</text:p>
      <text:p text:style-name="P1"><text:s text:c="4"/>"name": "Ваиленко Ярослав",</text:p>
      <text:p text:style-name="P1"><text:s text:c="4"/>"age": 29,</text:p>
      <text:p text:style-name="P1"><text:s text:c="4"/>"residence": "село, Україна",</text:p>
      <text:p text:style-name="P1"><text:s text:c="4"/>"occupation": "персональний тренер",</text:p>
      <text:p text:style-name="P1"><text:s text:c="4"/>"education": "нафтогазовий технікум, Полтава",</text:p>
      <text:p text:style-name="P1"><text:s text:c="4"/>"social_context": "вузьке соціальне коло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status": "Profile added",</text:p>
      <text:p text:style-name="P1"><text:s text:c="4"/>"profile_id": "uuid123"</text:p>
      <text:p text:style-name="P1"><text:s text:c="2"/>}</text:p>
      <text:p text:style-name="P1"><text:s text:c="2"/>```</text:p>
      <text:p text:style-name="P1"/>
      <text:p text:style-name="P1">#### 4.2.2 `/add_query`</text:p>
      <text:p text:style-name="P1">- **Опис**: Доддає 32-кроковий запит.</text:p>
      <text:p text:style-name="P1">- **Метод**: POST</text:p>
      <text:p text:style-name="P1">- **Параметри**:</text:p>
      <text:p text:style-name="P1"><text:soft-page-break/><text:s text:c="2"/>- `query_text`: str (текст запиту)</text:p>
      <text:p text:style-name="P1">- **Відповідь**: JSON із ID запиту.</text:p>
      <text:p text:style-name="P1">- **Приклад запиту**:</text:p>
      <text:p text:style-name="P1"><text:s text:c="2"/>```json</text:p>
      <text:p text:style-name="P1"><text:s text:c="2"/>POST /add_query</text:p>
      <text:p text:style-name="P1"><text:s text:c="2"/>{</text:p>
      <text:p text:style-name="P1"><text:s text:c="4"/>"query_text": "ТИ — інженерна мовна модель...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query_id": "uuid123"</text:p>
      <text:p text:style-name="P1"><text:s text:c="2"/>}</text:p>
      <text:p text:style-name="P1"><text:s text:c="2"/>```</text:p>
      <text:p text:style-name="P1"/>
      <text:p text:style-name="P1">#### 4.2.3 `/add_memory`</text:p>
      <text:p text:style-name="P1">- **Опис**: Додає спогад.</text:p>
      <text:p text:style-name="P1">- **Метод**: POST</text:p>
      <text:p text:style-name="P1">- **Параметри**:</text:p>
      <text:p text:style-name="P1"><text:s text:c="2"/>- `date`: str (YYYY-MM-DD)</text:p>
      <text:p text:style-name="P1"><text:s text:c="2"/>- `event`: str (опис події)</text:p>
      <text:p text:style-name="P1"><text:s text:c="2"/>- `emotion`: str (асоційована емоція)</text:p>
      <text:p text:style-name="P1">- **Відповідь**: JSON із ID спогаду.</text:p>
      <text:p text:style-name="P1">- **Приклад запиту**:</text:p>
      <text:p text:style-name="P1"><text:s text:c="2"/>```json</text:p>
      <text:p text:style-name="P1"><text:s text:c="2"/>POST /add_memory</text:p>
      <text:p text:style-name="P1"><text:s text:c="2"/>{</text:p>
      <text:p text:style-name="P1"><text:s text:c="4"/>"date": "2024-11-01",</text:p>
      <text:p text:style-name="P1"><text:s text:c="4"/>"event": "Покинув марихуану",</text:p>
      <text:p text:style-name="P1"><text:s text:c="4"/>"emotion": "Ясність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memory_id": "uuid123"</text:p>
      <text:p text:style-name="P1"><text:s text:c="2"/>}</text:p>
      <text:p text:style-name="P1"><text:s text:c="2"/>```</text:p>
      <text:p text:style-name="P1"/>
      <text:p text:style-name="P1">#### 4.2.4 `/add_activity`</text:p>
      <text:p text:style-name="P1">- **Опис**: Додає лог активності.</text:p>
      <text:p text:style-name="P1">- **Метод**: POST</text:p>
      <text:p text:style-name="P1">- **Параметри**:</text:p>
      <text:p text:style-name="P1"><text:s text:c="2"/>- `date`: str (YYYY-MM-DD)</text:p>
      <text:p text:style-name="P1"><text:s text:c="2"/>- `hours_ai`: float (години на AI)</text:p>
      <text:p text:style-name="P1"><text:s text:c="2"/>- `hours_training`: float (години на тренування)</text:p>
      <text:p text:style-name="P1"><text:s text:c="2"/>- `hours_motorcycle`: float (години на мотоцикл)</text:p>
      <text:p text:style-name="P1"><text:s text:c="2"/>- `hours_dog`: float (години з собакою)</text:p>
      <text:p text:style-name="P1">- **Відповідь**: JSON із ID активності.</text:p>
      <text:p text:style-name="P1">- **Приклад запиту**:</text:p>
      <text:p text:style-name="P1"><text:s text:c="2"/>```json</text:p>
      <text:p text:style-name="P1"><text:soft-page-break/><text:s text:c="2"/>POST /add_activity</text:p>
      <text:p text:style-name="P1"><text:s text:c="2"/>{</text:p>
      <text:p text:style-name="P1"><text:s text:c="4"/>"date": "2025-05-28",</text:p>
      <text:p text:style-name="P1"><text:s text:c="4"/>"hours_ai": 12.5,</text:p>
      <text:p text:style-name="P1"><text:s text:c="4"/>"hours_training": 2.0,</text:p>
      <text:p text:style-name="P1"><text:s text:c="4"/>"hours_motorcycle": 1.0,</text:p>
      <text:p text:style-name="P1"><text:s text:c="4"/>"hours_dog": 1.5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activity_id": "uuid123"</text:p>
      <text:p text:style-name="P1"><text:s text:c="2"/>}</text:p>
      <text:p text:style-name="P1"><text:s text:c="2"/>```</text:p>
      <text:p text:style-name="P1"/>
      <text:p text:style-name="P1">#### 4.2.5 `/add_model`</text:p>
      <text:p text:style-name="P1">- **Опис**: Додає модель.</text:p>
      <text:p text:style-name="P1">- **Метод**: POST</text:p>
      <text:p text:style-name="P1">- **Параметри**:</text:p>
      <text:p text:style-name="P1"><text:s text:c="2"/>- `category`: str (категорія, наприклад, "brain")</text:p>
      <text:p text:style-name="P1"><text:s text:c="2"/>- `name`: str (назва моделі)</text:p>
      <text:p text:style-name="P1"><text:s text:c="2"/>- `code`: str (код моделі)</text:p>
      <text:p text:style-name="P1"><text:s text:c="2"/>- `creation_time`: str (YYYY-MM-DD)</text:p>
      <text:p text:style-name="P1"><text:s text:c="2"/>- `estimated_value`: str (оціночна вартість)</text:p>
      <text:p text:style-name="P1">- **Відповідь**: JSON із ID моделі.</text:p>
      <text:p text:style-name="P1">- **Приклад запиту**:</text:p>
      <text:p text:style-name="P1"><text:s text:c="2"/>```json</text:p>
      <text:p text:style-name="P1"><text:s text:c="2"/>POST /add_model</text:p>
      <text:p text:style-name="P1"><text:s text:c="2"/>{</text:p>
      <text:p text:style-name="P1"><text:s text:c="4"/>"category": "brain",</text:p>
      <text:p text:style-name="P1"><text:s text:c="4"/>"name": "SigmaPsi",</text:p>
      <text:p text:style-name="P1"><text:s text:c="4"/>"code": "class SigmaPsi: ...",</text:p>
      <text:p text:style-name="P1"><text:s text:c="4"/>"creation_time": "2025-05-27",</text:p>
      <text:p text:style-name="P1"><text:s text:c="4"/>"estimated_value": "$50M"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model_id": "uuid123"</text:p>
      <text:p text:style-name="P1"><text:s text:c="2"/>}</text:p>
      <text:p text:style-name="P1"><text:s text:c="2"/>```</text:p>
      <text:p text:style-name="P1"/>
      <text:p text:style-name="P1">#### 4.2.6 `/analyze_model/{model_id}`</text:p>
      <text:p text:style-name="P1">- **Опис**: Аналізує модель за метриками.</text:p>
      <text:p text:style-name="P1">- **Метод**: GET</text:p>
      <text:p text:style-name="P1">- **Параметри**:</text:p>
      <text:p text:style-name="P1"><text:s text:c="2"/>- `model_id`: str (ID моделі)</text:p>
      <text:p text:style-name="P1">- **Відповідь**: JSON із метриками (назва, категорія, складність, час створення, вартість).</text:p>
      <text:p text:style-name="P1">- **Приклад запиту**:</text:p>
      <text:p text:style-name="P1"><text:s text:c="2"/>```bash</text:p>
      <text:p text:style-name="P1"><text:soft-page-break/><text:s text:c="2"/>GET /analyze_model/uuid123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name": "SigmaPsi",</text:p>
      <text:p text:style-name="P1"><text:s text:c="4"/>"category": "brain",</text:p>
      <text:p text:style-name="P1"><text:s text:c="4"/>"complexity": 0.5,</text:p>
      <text:p text:style-name="P1"><text:s text:c="4"/>"creation_time": "2025-05-27",</text:p>
      <text:p text:style-name="P1"><text:s text:c="4"/>"value": "$50M"</text:p>
      <text:p text:style-name="P1"><text:s text:c="2"/>}</text:p>
      <text:p text:style-name="P1"><text:s text:c="2"/>```</text:p>
      <text:p text:style-name="P1"/>
      <text:p text:style-name="P1">#### 4.2.7 `/compute_sigma_prime`</text:p>
      <text:p text:style-name="P1">- **Опис**: Обчислює метрику свідомості Σ'(t).</text:p>
      <text:p text:style-name="P1">- **Метод**: POST</text:p>
      <text:p text:style-name="P1">- **Параметри**:</text:p>
      <text:p text:style-name="P1"><text:s text:c="2"/>- `phi`: float</text:p>
      <text:p text:style-name="P1"><text:s text:c="2"/>- `psi`: float</text:p>
      <text:p text:style-name="P1"><text:s text:c="2"/>- `epsilon`: float</text:p>
      <text:p text:style-name="P1"><text:s text:c="2"/>- `tau`: float</text:p>
      <text:p text:style-name="P1"><text:s text:c="2"/>- `eta`: float</text:p>
      <text:p text:style-name="P1"><text:s text:c="2"/>- `alpha`: float</text:p>
      <text:p text:style-name="P1"><text:s text:c="2"/>- `recurrence`: float</text:p>
      <text:p text:style-name="P1">- **Відповідь**: JSON із значенням Σ'(t).</text:p>
      <text:p text:style-name="P1">- **Приклад запиту**:</text:p>
      <text:p text:style-name="P1"><text:s text:c="2"/>```json</text:p>
      <text:p text:style-name="P1"><text:s text:c="2"/>POST /compute_sigma_prime</text:p>
      <text:p text:style-name="P1"><text:s text:c="2"/>{</text:p>
      <text:p text:style-name="P1"><text:s text:c="4"/>"phi": 0.5,</text:p>
      <text:p text:style-name="P1"><text:s text:c="4"/>"psi": 0.75,</text:p>
      <text:p text:style-name="P1"><text:s text:c="4"/>"epsilon": 0.2,</text:p>
      <text:p text:style-name="P1"><text:s text:c="4"/>"tau": 0.8,</text:p>
      <text:p text:style-name="P1"><text:s text:c="4"/>"eta": 0.1,</text:p>
      <text:p text:style-name="P1"><text:s text:c="4"/>"alpha": 0.3,</text:p>
      <text:p text:style-name="P1"><text:s text:c="4"/>"recurrence": 0.4</text:p>
      <text:p text:style-name="P1"><text:s text:c="2"/>}</text:p>
      <text:p text:style-name="P1"><text:s text:c="2"/>```</text:p>
      <text:p text:style-name="P1">- **Приклад відповіді**:</text:p>
      <text:p text:style-name="P1"><text:s text:c="2"/>```json</text:p>
      <text:p text:style-name="P1"><text:s text:c="2"/>{</text:p>
      <text:p text:style-name="P1"><text:s text:c="4"/>"sigma_prime": 0.65</text:p>
      <text:p text:style-name="P1"><text:s text:c="2"/>}</text:p>
      <text:p text:style-name="P1"><text:s text:c="2"/>```</text:p>
      <text:p text:style-name="P1"/>
      <text:p text:style-name="P1">### 4.3 Обробка помилок</text:p>
      <text:p text:style-name="P1">- **400 Bad Request**: Некоректні вхідні дані.</text:p>
      <text:p text:style-name="P1">- **404 Not Found**: Ресурс (наприклад, модель) не знайдено.</text:p>
      <text:p text:style-name="P1">- **500 Internal Server Error**: Внутрішня помилка сервера.</text:p>
      <text:p text:style-name="P1"/>
      <text:p text:style-name="P1">---</text:p>
      <text:p text:style-name="P1"/>
      <text:p text:style-name="P1"><text:soft-page-break/>## 5. Код системи</text:p>
      <text:p text:style-name="P1"/>
      <text:p text:style-name="P1">### 5.1 Основний код (`main.py`)</text:p>
      <text:p text:style-name="P1">```python</text:p>
      <text:p text:style-name="P1">import numpy as np</text:p>
      <text:p text:style-name="P1">from scipy.stats import pearsonr</text:p>
      <text:p text:style-name="P1">from collections import defaultdict</text:p>
      <text:p text:style-name="P1">import uuid</text:p>
      <text:p text:style-name="P1">import json</text:p>
      <text:p text:style-name="P1">import os</text:p>
      <text:p text:style-name="P1">import logging</text:p>
      <text:p text:style-name="P1">from datetime import datetime</text:p>
      <text:p text:style-name="P1">from functools import lru_cache</text:p>
      <text:p text:style-name="P1">import sqlite3</text:p>
      <text:p text:style-name="P1">from fastapi import FastAPI, HTTPException</text:p>
      <text:p text:style-name="P1">from pydantic import BaseModel</text:p>
      <text:p text:style-name="P1">import yaml</text:p>
      <text:p text:style-name="P1">import asyncio</text:p>
      <text:p text:style-name="P1">import aiohttp</text:p>
      <text:p text:style-name="P1"/>
      <text:p text:style-name="P1">class ProfileModel(BaseModel):</text:p>
      <text:p text:style-name="P1"><text:s text:c="4"/>name: str</text:p>
      <text:p text:style-name="P1"><text:s text:c="4"/>age: int</text:p>
      <text:p text:style-name="P1"><text:s text:c="4"/>version: '1.0.0'</text:p>
      <text:p text:style-name="P1"/>
      <text:p text:style-name="P1"><text:s text:c="4"/>description: 'Він же цифровий я'</text:p>
      <text:p text:style-name="P1"><text:s text:c="4"/>residence: str</text:p>
      <text:p text:style-name="P1"><text:s text:c="4"/>age: int</text:p>
      <text:p text:style-name="P1"><text:s text:c="4"/>description: str</text:p>
      <text:p text:style-name="P1"><text:s text:c="4"/>occupation: str</text:p>
      <text:p text:style-name="P1"><text:s text:c="4"/>education: str</text:p>
      <text:p text:style-name="P1"><text:s text:c="4"/>social_context: str</text:p>
      <text:p text:style-name="P1"/>
      <text:p text:style-name="P1">class QueryModel(BaseModel):</text:p>
      <text:p text:style-name="P1"><text:s text:c="4"/>query_text: str</text:p>
      <text:p text:style-name="P1"/>
      <text:p text:style-name="P1"><text:s text:c="4"/>version: '1.0.0'</text:p>
      <text:p text:style-name="P1"/>
      <text:p text:style-name="P1"><text:s text:c="4"/>description: 'Він же цифровий я'</text:p>
      <text:p text:style-name="P1"/>
      <text:p text:style-name="P1">class MemoryModel(BaseModel):</text:p>
      <text:p text:style-name="P1"><text:s text:c="4"/>date: str</text:p>
      <text:p text:style-name="P1"><text:s text:c="4"/>event: str</text:p>
      <text:p text:style-name="P1"><text:s text:c="4"/>description: str</text:p>
      <text:p text:style-name="P1"><text:s text:c="4"/>version: '1.0.3'</text:p>
      <text:p text:style-name="P1"/>
      <text:p text:style-name="P1">class ActivityModel(BaseModel):</text:p>
      <text:p text:style-name="P1"><text:s text:c="4"/>version: '1.2.0'</text:p>
      <text:p text:style-name="P1"/>
      <text:p text:style-name="P1"><text:s text:c="4"/>description: 'A model'</text:p>
      <text:p text:style-name="P1"><text:s text:c="4"/>activities: str</text:p>
      <text:p text:style-name="P1"/>
      <text:p text:style-name="P1"><text:soft-page-break/><text:s text:c="4"/>date: str</text:p>
      <text:p text:style-name="P1"><text:s text:c="4"/>hours_ai: float</text:p>
      <text:p text:style-name="P1"><text:s text:c="4"/>hours_training: float</text:p>
      <text:p text:style-name="P1"><text:s text:c="4"/>hours_moving: float</text:p>
      <text:p text:style-name="P1"><text:s text:c="4"/>hours_dog: float</text:p>
      <text:p text:style-name="P1"/>
      <text:p text:style-name="P1">class ModelModel(BaseModel):</text:p>
      <text:p text:style-name="P1"><text:s text:c="4"/>id: str</text:p>
      <text:p text:style-name="P1"/>
      <text:p text:style-name="P1"><text:s text:c="4"/>version: '1.0.0'</text:p>
      <text:p text:style-name="P1"/>
      <text:p text:style-name="P1"><text:s text:c="4"/>description: 'Моя модель'</text:p>
      <text:p text:style-name="P1"/>
      <text:p text:style-name="P1"><text:s text:c="4"/>category: str</text:p>
      <text:p text:style-name="P1"><text:s text:c="4"/>name: str</text:p>
      <text:p text:style-name="P1"><text:s text:c="4"/>model_id: str</text:p>
      <text:p text:style-name="P1"/>
      <text:p text:style-name="P1"><text:s text:c="4"/>model: str</text:p>
      <text:p text:style-name="P1"><text:s text:c="4"/>model_time: str</text:p>
      <text:p text:style-name="P1"><text:s text:c="4"/>creation_time: str</text:p>
      <text:p text:style-name="P1"/>
      <text:p text:style-name="P1">class SignatureModel(BaseModel):</text:p>
      <text:p text:style-name="P1"><text:s text:c="4"/>id: str</text:p>
      <text:p text:style-name="P1"/>
      <text:p text:style-name="P1"><text:s text:c="4"/>version: '1.0.0'</text:p>
      <text:p text:style-name="P1"/>
      <text:p text:style-name="P1"><text:s text:c="4"/>description: 'Sigma'</text:p>
      <text:p text:style-name="P1"/>
      <text:p text:style-name="P1"><text:s text:c="4"/>phi: float</text:p>
      <text:p text:style-name="P1"><text:s text:c="4"/>psi: float</text:p>
      <text:p text:style-name="P1"><text:s text:c="4"/>signature_model: float</text:p>
      <text:p text:style-name="P1"><text:s text:c="4"/>epsilon: float</text:p>
      <text:p text:style-name="P1"><text:s text:c="4"/>sigma: float</text:p>
      <text:p text:style-name="P1"/>
      <text:p text:style-name="P1"><text:s text:c="4"/>eta: float</text:p>
      <text:p text:style-name="P1"><text:s text:c="4"/>tau: float</text:p>
      <text:p text:style-name="P1"><text:s text:c="4"/>alpha: float</text:p>
      <text:p text:style-name="P1"><text:s text:c="4"/>recurrence: float</text:p>
      <text:p text:style-name="P1"/>
      <text:p text:style-name="P1">class YaroslavConsciousCore:</text:p>
      <text:p text:style-name="P1"><text:s text:c="4"/>def __init__(self, db_path="yaroslav_core.db"):</text:p>
      <text:p text:style-name="P1"><text:s text:c="8"/>self.models = defaultdict(list)</text:p>
      <text:p text:style-name="P1"><text:s text:c="8"/>self.db_path = db_path</text:p>
      <text:p text:style-name="P1"><text:s text:c="8"/>self.setup_database()</text:p>
      <text:p text:style-name="P1"><text:s text:c="8"/>self.setup_logging()</text:p>
      <text:p text:style-name="P1"/>
      <text:p text:style-name="P1"><text:s text:c="4"/>def setup_database(self):</text:p>
      <text:p text:style-name="P1"><text:s text:c="8"/>with sqlite3.connect(self.db_path) as conn:</text:p>
      <text:p text:style-name="P1"><text:s text:c="12"/>cursor = conn.cursor()</text:p>
      <text:p text:style-name="P1"><text:s text:c="12"/>cursor.execute("""</text:p>
      <text:p text:style-name="P1"><text:s text:c="16"/>CREATE TABLE IF NOT EXISTS profile (</text:p>
      <text:p text:style-name="P1"><text:s text:c="20"/>id TEXT PRIMARY KEY,</text:p>
      <text:p text:style-name="P1"><text:soft-page-break/><text:s text:c="20"/>data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queries (</text:p>
      <text:p text:style-name="P1"><text:s text:c="20"/>id TEXT PRIMARY KEY,</text:p>
      <text:p text:style-name="P1"><text:s text:c="20"/>query TEXT,</text:p>
      <text:p text:style-name="P1"><text:s text:c="20"/>timestamp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memories (</text:p>
      <text:p text:style-name="P1"><text:s text:c="20"/>id TEXT PRIMARY KEY,</text:p>
      <text:p text:style-name="P1"><text:s text:c="20"/>date TEXT,</text:p>
      <text:p text:style-name="P1"><text:s text:c="20"/>event TEXT,</text:p>
      <text:p text:style-name="P1"><text:s text:c="20"/>emotion TEXT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activities (</text:p>
      <text:p text:style-name="P1"><text:s text:c="20"/>id TEXT PRIMARY KEY,</text:p>
      <text:p text:style-name="P1"><text:s text:c="20"/>date TEXT,</text:p>
      <text:p text:style-name="P1"><text:s text:c="20"/>hours_ai REAL,</text:p>
      <text:p text:style-name="P1"><text:s text:c="20"/>hours_training REAL,</text:p>
      <text:p text:style-name="P1"><text:s text:c="20"/>hours_motorcycle REAL,</text:p>
      <text:p text:style-name="P1"><text:s text:c="20"/>hours_dog REAL</text:p>
      <text:p text:style-name="P1"><text:s text:c="16"/>)</text:p>
      <text:p text:style-name="P1"><text:s text:c="12"/>""")</text:p>
      <text:p text:style-name="P1"><text:s text:c="12"/>cursor.execute("""</text:p>
      <text:p text:style-name="P1"><text:s text:c="16"/>CREATE TABLE IF NOT EXISTS models (</text:p>
      <text:p text:style-name="P1"><text:s text:c="20"/>id TEXT PRIMARY KEY,</text:p>
      <text:p text:style-name="P1"><text:s text:c="20"/>category TEXT,</text:p>
      <text:p text:style-name="P1"><text:s text:c="20"/>name TEXT,</text:p>
      <text:p text:style-name="P1"><text:s text:c="20"/>code TEXT,</text:p>
      <text:p text:style-name="P1"><text:s text:c="20"/>creation_time TEXT,</text:p>
      <text:p text:style-name="P1"><text:s text:c="20"/>estimated_value TEXT</text:p>
      <text:p text:style-name="P1"><text:s text:c="16"/>)</text:p>
      <text:p text:style-name="P1"><text:s text:c="12"/>""")</text:p>
      <text:p text:style-name="P1"><text:s text:c="12"/>conn.commit()</text:p>
      <text:p text:style-name="P1"/>
      <text:p text:style-name="P1"><text:s text:c="4"/>def setup_logging(self, log_file="yaroslav_core.log"):</text:p>
      <text:p text:style-name="P1"><text:s text:c="8"/>logging.basicConfig(</text:p>
      <text:p text:style-name="P1"><text:s text:c="12"/>filename=log_file,</text:p>
      <text:p text:style-name="P1"><text:s text:c="12"/>level=logging.INFO,</text:p>
      <text:p text:style-name="P1"><text:s text:c="12"/>format="%(asctime)s - %(levelname)s - %(message)s"</text:p>
      <text:p text:style-name="P1"><text:s text:c="8"/>)</text:p>
      <text:p text:style-name="P1"/>
      <text:p text:style-name="P1"><text:s text:c="4"/>def add_profile(self, profile_data: dict) -&gt; str:</text:p>
      <text:p text:style-name="P1"><text:s text:c="8"/>if not isinstance(profile_data, dict) or "name" not in profile_data:</text:p>
      <text:p text:style-name="P1"><text:s text:c="12"/>raise ValueError("Invalid profile data")</text:p>
      <text:p text:style-name="P1"><text:s text:c="8"/>profile_id = str(uuid.uuid4())</text:p>
      <text:p text:style-name="P1"><text:s text:c="8"/>with sqlite3.connect(self.db_path) as conn:</text:p>
      <text:p text:style-name="P1"><text:soft-page-break/><text:s text:c="12"/>cursor = conn.cursor()</text:p>
      <text:p text:style-name="P1"><text:s text:c="12"/>cursor.execute(</text:p>
      <text:p text:style-name="P1"><text:s text:c="16"/>"INSERT INTO profile (id, data) VALUES (?, ?)",</text:p>
      <text:p text:style-name="P1"><text:s text:c="16"/>(profile_id, json.dumps(profile_data))</text:p>
      <text:p text:style-name="P1"><text:s text:c="12"/>)</text:p>
      <text:p text:style-name="P1"><text:s text:c="12"/>conn.commit()</text:p>
      <text:p text:style-name="P1"><text:s text:c="8"/>logging.info(f"Profile added: {profile_id}")</text:p>
      <text:p text:style-name="P1"><text:s text:c="8"/>return profile_id</text:p>
      <text:p text:style-name="P1"/>
      <text:p text:style-name="P1"><text:s text:c="4"/>def add_query(self, query_text: str) -&gt; str:</text:p>
      <text:p text:style-name="P1"><text:s text:c="8"/>quer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queries (id, query, timestamp) VALUES (?, ?, ?)",</text:p>
      <text:p text:style-name="P1"><text:s text:c="16"/>(query_id, query_text, datetime.now().isoformat())</text:p>
      <text:p text:style-name="P1"><text:s text:c="12"/>)</text:p>
      <text:p text:style-name="P1"><text:s text:c="12"/>conn.commit()</text:p>
      <text:p text:style-name="P1"><text:s text:c="8"/>logging.info(f"Query added: {query_id}")</text:p>
      <text:p text:style-name="P1"><text:s text:c="8"/>return query_id</text:p>
      <text:p text:style-name="P1"/>
      <text:p text:style-name="P1"><text:s text:c="4"/>def add_memory(self, date: str, event: str, emotion: str) -&gt; str:</text:p>
      <text:p text:style-name="P1"><text:s text:c="8"/>memor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memories (id, date, event, emotion) VALUES (?, ?, ?, ?)",</text:p>
      <text:p text:style-name="P1"><text:s text:c="16"/>(memory_id, date, event, emotion)</text:p>
      <text:p text:style-name="P1"><text:s text:c="12"/>)</text:p>
      <text:p text:style-name="P1"><text:s text:c="12"/>conn.commit()</text:p>
      <text:p text:style-name="P1"><text:s text:c="8"/>logging.info(f"Memory added: {memory_id}")</text:p>
      <text:p text:style-name="P1"><text:s text:c="8"/>return memory_id</text:p>
      <text:p text:style-name="P1"/>
      <text:p text:style-name="P1"><text:s text:c="4"/>def add_activity(self, date: str, hours_ai: float, hours_training: float, hours_motorcycle: float, hours_dog: float) -&gt; str:</text:p>
      <text:p text:style-name="P1"><text:s text:c="8"/>activity_id = str(uuid.uuid4())</text:p>
      <text:p text:style-name="P1"><text:s text:c="8"/>with sqlite3.connect(self.db_path) as conn:</text:p>
      <text:p text:style-name="P1"><text:s text:c="12"/>cursor = conn.cursor()</text:p>
      <text:p text:style-name="P1"><text:s text:c="12"/>cursor.execute(</text:p>
      <text:p text:style-name="P1"><text:s text:c="16"/>"INSERT INTO activities (id, date, hours_ai, hours_training, hours_motorcycle, hours_dog) VALUES (?, ?, ?, ?, ?, ?)",</text:p>
      <text:p text:style-name="P1"><text:s text:c="16"/>(activity_id, date, hours_ai, hours_training, hours_motorcycle, hours_dog)</text:p>
      <text:p text:style-name="P1"><text:s text:c="12"/>)</text:p>
      <text:p text:style-name="P1"><text:s text:c="12"/>conn.commit()</text:p>
      <text:p text:style-name="P1"><text:s text:c="8"/>logging.info(f"Activity added: {activity_id}")</text:p>
      <text:p text:style-name="P1"><text:s text:c="8"/>return activity_id</text:p>
      <text:p text:style-name="P1"/>
      <text:p text:style-name="P1"><text:s text:c="4"/>def add_model(self, category: str, name: str, code: str, creation_time: str, estimated_value: str) -&gt; str:</text:p>
      <text:p text:style-name="P1"><text:s text:c="8"/>model_id = str(uuid.uuid4())</text:p>
      <text:p text:style-name="P1"><text:s text:c="8"/>with sqlite3.connect(self.db_path) as conn:</text:p>
      <text:p text:style-name="P1"><text:s text:c="12"/>cursor = conn.cursor()</text:p>
      <text:p text:style-name="P1"><text:soft-page-break/><text:s text:c="12"/>cursor.execute(</text:p>
      <text:p text:style-name="P1"><text:s text:c="16"/>"INSERT INTO models (id, category, name, code, creation_time, estimated_value) VALUES (?, ?, ?, ?, ?, ?)",</text:p>
      <text:p text:style-name="P1"><text:s text:c="16"/>(model_id, category, name, code, creation_time, estimated_value)</text:p>
      <text:p text:style-name="P1"><text:s text:c="12"/>)</text:p>
      <text:p text:style-name="P1"><text:s text:c="12"/>conn.commit()</text:p>
      <text:p text:style-name="P1"><text:s text:c="8"/>self.models[category].append({</text:p>
      <text:p text:style-name="P1"><text:s text:c="12"/>"id": model_id, "name": name, "code": code,</text:p>
      <text:p text:style-name="P1"><text:s text:c="12"/>"creation_time": creation_time, "value": estimated_value</text:p>
      <text:p text:style-name="P1"><text:s text:c="8"/>})</text:p>
      <text:p text:style-name="P1"><text:s text:c="8"/>logging.info(f"Model added: {model_id}")</text:p>
      <text:p text:style-name="P1"><text:s text:c="8"/>return model_id</text:p>
      <text:p text:style-name="P1"/>
      <text:p text:style-name="P1"><text:s text:c="4"/>@lru_cache(maxsize=1000)</text:p>
      <text:p text:style-name="P1"><text:s text:c="4"/>def analyze_model(self, model_id: str) -&gt; dict:</text:p>
      <text:p text:style-name="P1"><text:s text:c="8"/>with sqlite3.connect(self.db_path) as conn:</text:p>
      <text:p text:style-name="P1"><text:s text:c="12"/>cursor = conn.cursor()</text:p>
      <text:p text:style-name="P1"><text:s text:c="12"/>cursor.execute("SELECT category, name, code, creation_time, estimated_value FROM models WHERE id = ?", (model_id,))</text:p>
      <text:p text:style-name="P1"><text:s text:c="12"/>result = cursor.fetchone()</text:p>
      <text:p text:style-name="P1"><text:s text:c="12"/>if result:</text:p>
      <text:p text:style-name="P1"><text:s text:c="16"/>category, name, code, creation_time, estimated_value = result</text:p>
      <text:p text:style-name="P1"><text:s text:c="16"/>code_length = len(code)</text:p>
      <text:p text:style-name="P1"><text:s text:c="16"/>complexity = code_length / 1000</text:p>
      <text:p text:style-name="P1"><text:s text:c="16"/>return {</text:p>
      <text:p text:style-name="P1"><text:s text:c="20"/>"name": name,</text:p>
      <text:p text:style-name="P1"><text:s text:c="20"/>"category": category,</text:p>
      <text:p text:style-name="P1"><text:s text:c="20"/>"complexity": complexity,</text:p>
      <text:p text:style-name="P1"><text:s text:c="20"/>"creation_time": creation_time,</text:p>
      <text:p text:style-name="P1"><text:s text:c="20"/>"value": estimated_value</text:p>
      <text:p text:style-name="P1"><text:s text:c="16"/>}</text:p>
      <text:p text:style-name="P1"><text:s text:c="12"/>raise ValueError("Model not found")</text:p>
      <text:p text:style-name="P1"/>
      <text:p text:style-name="P1"><text:s text:c="4"/>def compute_phi(self, network_matrix: np.ndarray) -&gt; float:</text:p>
      <text:p text:style-name="P1"><text:s text:c="8"/>if network_matrix.shape[0] != network_matrix.shape[1]:</text:p>
      <text:p text:style-name="P1"><text:s text:c="12"/>raise ValueError("Matrix must be square")</text:p>
      <text:p text:style-name="P1"><text:s text:c="8"/>eigenvalues = np.abs(np.linalg.eigvals(network_matrix))</text:p>
      <text:p text:style-name="P1"><text:s text:c="8"/>weights_sum = np.sum(np.abs(network_matrix))</text:p>
      <text:p text:style-name="P1"><text:s text:c="8"/>phi = np.sum(eigenvalues) / weights_sum if weights_sum != 0 else 0.0</text:p>
      <text:p text:style-name="P1"><text:s text:c="8"/>logging.info(f"Computed Phi: {phi}")</text:p>
      <text:p text:style-name="P1"><text:s text:c="8"/>return phi</text:p>
      <text:p text:style-name="P1"/>
      <text:p text:style-name="P1"><text:s text:c="4"/>def compute_psi(self, query_count: int) -&gt; float:</text:p>
      <text:p text:style-name="P1"><text:s text:c="8"/>psi = min(query_count / 100, 1.0)</text:p>
      <text:p text:style-name="P1"><text:s text:c="8"/>logging.info(f"Computed Psi: {psi}")</text:p>
      <text:p text:style-name="P1"><text:s text:c="8"/>return psi</text:p>
      <text:p text:style-name="P1"/>
      <text:p text:style-name="P1"><text:s text:c="4"/>def compute_epsilon(self, emotion_intensity: float) -&gt; float:</text:p>
      <text:p text:style-name="P1"><text:s text:c="8"/>epsilon = min(abs(emotion_intensity), 1.0)</text:p>
      <text:p text:style-name="P1"><text:s text:c="8"/>logging.info(f"Computed Epsilon: {epsilon}")</text:p>
      <text:p text:style-name="P1"><text:s text:c="8"/>return epsilon</text:p>
      <text:p text:style-name="P1"/>
      <text:p text:style-name="P1"><text:soft-page-break/><text:s text:c="4"/>def compute_tau(self, activity_t: dict, activity_t_minus_1: dict) -&gt; float:</text:p>
      <text:p text:style-name="P1"><text:s text:c="8"/>current = np.array([activity_t[k] for k in ["hours_ai", "hours_training", "hours_motorcycle", "hours_dog"]])</text:p>
      <text:p text:style-name="P1"><text:s text:c="8"/>previous = np.array([activity_t_minus_1[k] for k in ["hours_ai", "hours_training", "hours_motorcycle", "hours_dog"]])</text:p>
      <text:p text:style-name="P1"><text:s text:c="8"/>correlation, _ = pearsonr(current, previous)</text:p>
      <text:p text:style-name="P1"><text:s text:c="8"/>tau = correlation if not np.isnan(correlation) else 0.0</text:p>
      <text:p text:style-name="P1"><text:s text:c="8"/>logging.info(f"Computed Tau: {tau}")</text:p>
      <text:p text:style-name="P1"><text:s text:c="8"/>return tau</text:p>
      <text:p text:style-name="P1"/>
      <text:p text:style-name="P1"><text:s text:c="4"/>def compute_sigma_prime(self, phi: float, psi: float, epsilon: float, tau: float, eta: float, alpha: float, recurrence: float) -&gt; float:</text:p>
      <text:p text:style-name="P1"><text:s text:c="8"/>if any(x &lt; 0 for x in [phi, psi, epsilon, tau, eta, alpha, recurrence]):</text:p>
      <text:p text:style-name="P1"><text:s text:c="12"/>raise ValueError("Parameters must be non-negative")</text:p>
      <text:p text:style-name="P1"><text:s text:c="8"/>alpha_exp, beta, gamma, delta = 0.8, 0.7, 0.5, 0.4</text:p>
      <text:p text:style-name="P1"><text:s text:c="8"/>harmonic_mean = (3 * eta * alpha * recurrence) / (eta + alpha + recurrence + 1e-8)</text:p>
      <text:p text:style-name="P1"><text:s text:c="8"/>sigma_prime = (phi ** alpha_exp * psi ** beta * epsilon ** gamma * tau ** delta) * harmonic_mean</text:p>
      <text:p text:style-name="P1"><text:s text:c="8"/>logging.info(f"Computed Sigma Prime: {sigma_prime}")</text:p>
      <text:p text:style-name="P1"><text:s text:c="8"/>return sigma_prime</text:p>
      <text:p text:style-name="P1"/>
      <text:p text:style-name="P1"><text:s text:c="4"/>def save_archive(self, output_dir: str = "digital_yaroslav"):</text:p>
      <text:p text:style-name="P1"><text:s text:c="8"/>os.makedirs(output_dir, exist_ok=True)</text:p>
      <text:p text:style-name="P1"><text:s text:c="8"/>with sqlite3.connect(self.db_path) as conn:</text:p>
      <text:p text:style-name="P1"><text:s text:c="12"/>cursor = conn.cursor()</text:p>
      <text:p text:style-name="P1"><text:s text:c="12"/>cursor.execute("SELECT id, data FROM profile")</text:p>
      <text:p text:style-name="P1"><text:s text:c="12"/>with open(f"{output_dir}/profile.json", "w", encoding="utf-8") as f:</text:p>
      <text:p text:style-name="P1"><text:s text:c="16"/>json.dump({row[0]: json.loads(row[1]) for row in cursor.fetchall()}, f, ensure_ascii=False, indent=2)</text:p>
      <text:p text:style-name="P1"><text:s text:c="12"/>cursor.execute("SELECT id, query, timestamp FROM queries")</text:p>
      <text:p text:style-name="P1"><text:s text:c="12"/>with open(f"{output_dir}/queries.json", "w", encoding="utf-8") as f:</text:p>
      <text:p text:style-name="P1"><text:s text:c="16"/>json.dump([{"id": row[0], "query": row[1], "timestamp": row[2]} for row in cursor.fetchall()], f, ensure_ascii=False, indent=2)</text:p>
      <text:p text:style-name="P1"><text:s text:c="12"/>cursor.execute("SELECT id, date, event, emotion FROM memories")</text:p>
      <text:p text:style-name="P1"><text:s text:c="12"/>with open(f"{output_dir}/memories.csv", "w", encoding="utf-8") as f:</text:p>
      <text:p text:style-name="P1"><text:s text:c="16"/>f.write("id,date,event,emotion\n")</text:p>
      <text:p text:style-name="P1"><text:s text:c="16"/>for row in cursor.fetchall():</text:p>
      <text:p text:style-name="P1"><text:s text:c="20"/>f.write(f"{row[0]},{row[1]},{row[2]},{row[3]}\n")</text:p>
      <text:p text:style-name="P1"><text:s text:c="12"/>cursor.execute("SELECT id, date, hours_ai, hours_training, hours_motorcycle, hours_dog FROM activities")</text:p>
      <text:p text:style-name="P1"><text:s text:c="12"/>with open(f"{output_dir}/activities.csv", "w", encoding="utf-8") as f:</text:p>
      <text:p text:style-name="P1"><text:s text:c="16"/>f.write("id,date,hours_ai,hours_training,hours_motorcycle,hours_dog\n")</text:p>
      <text:p text:style-name="P1"><text:s text:c="16"/>for row in cursor.fetchall():</text:p>
      <text:p text:style-name="P1"><text:s text:c="20"/>f.write(f"{row[0]},{row[1]},{row[2]},{row[3]},{row[4]},{row[5]}\n")</text:p>
      <text:p text:style-name="P1"><text:s text:c="12"/>cursor.execute("SELECT id, category, name, code, creation_time, estimated_value FROM models")</text:p>
      <text:p text:style-name="P1"><text:s text:c="12"/>with open(f"{output_dir}/models.json", "w", encoding="utf-8") as f:</text:p>
      <text:p text:style-name="P1"><text:s text:c="16"/>json.dump([{</text:p>
      <text:p text:style-name="P1"><text:s text:c="20"/>"id": row[<text:line-break/>Повний монолітний <text:line-break/><text:line-break/>```python</text:p>
      <text:p text:style-name="Standard"><text:soft-page-break/>import numpy as np</text:p>
      <text:p text:style-name="Standard">from scipy.stats import pearsonr</text:p>
      <text:p text:style-name="Standard">from collections import defaultdict</text:p>
      <text:p text:style-name="Standard">import uuid</text:p>
      <text:p text:style-name="Standard">import json</text:p>
      <text:p text:style-name="Standard">import os</text:p>
      <text:p text:style-name="Standard">import logging</text:p>
      <text:p text:style-name="Standard">from datetime import datetime</text:p>
      <text:p text:style-name="Standard">from functools import lru_cache</text:p>
      <text:p text:style-name="Standard">import sqlite3</text:p>
      <text:p text:style-name="Standard">from fastapi import FastAPI, HTTPException</text:p>
      <text:p text:style-name="Standard">from pydantic import BaseModel</text:p>
      <text:p text:style-name="Standard">import yaml</text:p>
      <text:p text:style-name="Standard">import asyncio</text:p>
      <text:p text:style-name="Standard">import aiohttp</text:p>
      <text:p text:style-name="Standard"/>
      <text:p text:style-name="Standard">class ProfileModel(BaseModel):</text:p>
      <text:p text:style-name="Standard"><text:s text:c="4"/>name: str</text:p>
      <text:p text:style-name="Standard"><text:s text:c="4"/>age: int</text:p>
      <text:p text:style-name="Standard"><text:s text:c="4"/>residence: str</text:p>
      <text:p text:style-name="Standard"><text:s text:c="4"/>occupation: str</text:p>
      <text:p text:style-name="Standard"><text:s text:c="4"/>education: str</text:p>
      <text:p text:style-name="Standard"><text:s text:c="4"/>social_context: str</text:p>
      <text:p text:style-name="Standard"/>
      <text:p text:style-name="Standard">class QueryModel(BaseModel):</text:p>
      <text:p text:style-name="Standard"><text:s text:c="4"/>query_text: str</text:p>
      <text:p text:style-name="Standard"/>
      <text:p text:style-name="Standard">class MemoryModel(BaseModel):</text:p>
      <text:p text:style-name="Standard"><text:s text:c="4"/>date: str</text:p>
      <text:p text:style-name="Standard"><text:s text:c="4"/>event: str</text:p>
      <text:p text:style-name="Standard"><text:s text:c="4"/>emotion: str</text:p>
      <text:p text:style-name="Standard"/>
      <text:p text:style-name="Standard">class ActivityModel(BaseModel):</text:p>
      <text:p text:style-name="Standard"><text:s text:c="4"/>date: str</text:p>
      <text:p text:style-name="Standard"><text:s text:c="4"/>hours_ai: float</text:p>
      <text:p text:style-name="Standard"><text:s text:c="4"/>hours_training: float</text:p>
      <text:p text:style-name="Standard"><text:s text:c="4"/>hours_motorcycle: float</text:p>
      <text:p text:style-name="Standard"><text:s text:c="4"/>hours_dog: float</text:p>
      <text:p text:style-name="Standard"/>
      <text:p text:style-name="Standard">class ModelModel(BaseModel):</text:p>
      <text:p text:style-name="Standard"><text:s text:c="4"/>category: str</text:p>
      <text:p text:style-name="Standard"><text:s text:c="4"/>name: str</text:p>
      <text:p text:style-name="Standard"><text:s text:c="4"/>code: str</text:p>
      <text:p text:style-name="Standard"><text:s text:c="4"/>creation_time: str</text:p>
      <text:p text:style-name="Standard"><text:s text:c="4"/>estimated_value: str</text:p>
      <text:p text:style-name="Standard"/>
      <text:p text:style-name="Standard">class SigmaPrimeModel(BaseModel):</text:p>
      <text:p text:style-name="Standard"><text:s text:c="4"/>phi: float</text:p>
      <text:p text:style-name="Standard"><text:s text:c="4"/>psi: float</text:p>
      <text:p text:style-name="Standard"><text:s text:c="4"/>epsilon: float</text:p>
      <text:p text:style-name="Standard"><text:s text:c="4"/>tau: float</text:p>
      <text:p text:style-name="Standard"><text:s text:c="4"/>eta: float</text:p>
      <text:p text:style-name="Standard"><text:soft-page-break/><text:s text:c="4"/>alpha: float</text:p>
      <text:p text:style-name="Standard"><text:s text:c="4"/>recurrence: float</text:p>
      <text:p text:style-name="Standard"/>
      <text:p text:style-name="Standard">class YaroslavConsciousCore:</text:p>
      <text:p text:style-name="Standard"><text:s text:c="4"/>def __init__(self, db_path="yaroslav_core.db"):</text:p>
      <text:p text:style-name="Standard"><text:s text:c="8"/>self.models = defaultdict(list)</text:p>
      <text:p text:style-name="Standard"><text:s text:c="8"/>self.db_path = db_path</text:p>
      <text:p text:style-name="Standard"><text:s text:c="8"/>self.setup_database()</text:p>
      <text:p text:style-name="Standard"><text:s text:c="8"/>self.setup_logging()</text:p>
      <text:p text:style-name="Standard"/>
      <text:p text:style-name="Standard"><text:s text:c="4"/>def setup_database(self):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"""</text:p>
      <text:p text:style-name="Standard"><text:s text:c="16"/>CREATE TABLE IF NOT EXISTS profile (</text:p>
      <text:p text:style-name="Standard"><text:s text:c="20"/>id TEXT PRIMARY KEY,</text:p>
      <text:p text:style-name="Standard"><text:s text:c="20"/>data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queries (</text:p>
      <text:p text:style-name="Standard"><text:s text:c="20"/>id TEXT PRIMARY KEY,</text:p>
      <text:p text:style-name="Standard"><text:s text:c="20"/>query TEXT,</text:p>
      <text:p text:style-name="Standard"><text:s text:c="20"/>timestamp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memories (</text:p>
      <text:p text:style-name="Standard"><text:s text:c="20"/>id TEXT PRIMARY KEY,</text:p>
      <text:p text:style-name="Standard"><text:s text:c="20"/>date TEXT,</text:p>
      <text:p text:style-name="Standard"><text:s text:c="20"/>event TEXT,</text:p>
      <text:p text:style-name="Standard"><text:s text:c="20"/>emotion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activities (</text:p>
      <text:p text:style-name="Standard"><text:s text:c="20"/>id TEXT PRIMARY KEY,</text:p>
      <text:p text:style-name="Standard"><text:s text:c="20"/>date TEXT,</text:p>
      <text:p text:style-name="Standard"><text:s text:c="20"/>hours_ai REAL,</text:p>
      <text:p text:style-name="Standard"><text:s text:c="20"/>hours_training REAL,</text:p>
      <text:p text:style-name="Standard"><text:s text:c="20"/>hours_motorcycle REAL,</text:p>
      <text:p text:style-name="Standard"><text:s text:c="20"/>hours_dog REAL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models (</text:p>
      <text:p text:style-name="Standard"><text:s text:c="20"/>id TEXT PRIMARY KEY,</text:p>
      <text:p text:style-name="Standard"><text:s text:c="20"/>category TEXT,</text:p>
      <text:p text:style-name="Standard"><text:s text:c="20"/>name TEXT,</text:p>
      <text:p text:style-name="Standard"><text:s text:c="20"/>code TEXT,</text:p>
      <text:p text:style-name="Standard"><text:s text:c="20"/>creation_time TEXT,</text:p>
      <text:p text:style-name="Standard"><text:s text:c="20"/>estimated_value TEXT</text:p>
      <text:p text:style-name="Standard"><text:soft-page-break/><text:s text:c="16"/>)</text:p>
      <text:p text:style-name="Standard"><text:s text:c="12"/>""")</text:p>
      <text:p text:style-name="Standard"><text:s text:c="12"/>conn.commit()</text:p>
      <text:p text:style-name="Standard"/>
      <text:p text:style-name="Standard"><text:s text:c="4"/>def setup_logging(self, log_file="yaroslav_core.log"):</text:p>
      <text:p text:style-name="Standard"><text:s text:c="8"/>logging.basicConfig(</text:p>
      <text:p text:style-name="Standard"><text:s text:c="12"/>filename=log_file,</text:p>
      <text:p text:style-name="Standard"><text:s text:c="12"/>level=logging.INFO,</text:p>
      <text:p text:style-name="Standard"><text:s text:c="12"/>format="%(asctime)s - %(levelname)s - %(message)s"</text:p>
      <text:p text:style-name="Standard"><text:s text:c="8"/>)</text:p>
      <text:p text:style-name="Standard"/>
      <text:p text:style-name="Standard"><text:s text:c="4"/>def add_profile(self, profile_data: dict) -&gt; str:</text:p>
      <text:p text:style-name="Standard"><text:s text:c="8"/>if not isinstance(profile_data, dict) or "name" not in profile_data:</text:p>
      <text:p text:style-name="Standard"><text:s text:c="12"/>raise ValueError("Invalid profile data")</text:p>
      <text:p text:style-name="Standard"><text:s text:c="8"/>profile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profile (id, data) VALUES (?, ?)",</text:p>
      <text:p text:style-name="Standard"><text:s text:c="16"/>(profile_id, json.dumps(profile_data))</text:p>
      <text:p text:style-name="Standard"><text:s text:c="12"/>)</text:p>
      <text:p text:style-name="Standard"><text:s text:c="12"/>conn.commit()</text:p>
      <text:p text:style-name="Standard"><text:s text:c="8"/>logging.info(f"Profile added: {profile_id}")</text:p>
      <text:p text:style-name="Standard"><text:s text:c="8"/>return profile_id</text:p>
      <text:p text:style-name="Standard"/>
      <text:p text:style-name="Standard"><text:s text:c="4"/>def add_query(self, query_text: str) -&gt; str:</text:p>
      <text:p text:style-name="Standard"><text:s text:c="8"/>query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queries (id, query, timestamp) VALUES (?, ?, ?)",</text:p>
      <text:p text:style-name="Standard"><text:s text:c="16"/>(query_id, query_text, datetime.now().isoformat())</text:p>
      <text:p text:style-name="Standard"><text:s text:c="12"/>)</text:p>
      <text:p text:style-name="Standard"><text:s text:c="12"/>conn.commit()</text:p>
      <text:p text:style-name="Standard"><text:s text:c="8"/>logging.info(f"Query added: {query_id}")</text:p>
      <text:p text:style-name="Standard"><text:s text:c="8"/>return query_id</text:p>
      <text:p text:style-name="Standard"/>
      <text:p text:style-name="Standard"><text:s text:c="4"/>def add_memory(self, date: str, event: str, emotion: str) -&gt; str:</text:p>
      <text:p text:style-name="Standard"><text:s text:c="8"/>memory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memories (id, date, event, emotion) VALUES (?, ?, ?, ?)",</text:p>
      <text:p text:style-name="Standard"><text:s text:c="16"/>(memory_id, date, event, emotion)</text:p>
      <text:p text:style-name="Standard"><text:s text:c="12"/>)</text:p>
      <text:p text:style-name="Standard"><text:s text:c="12"/>conn.commit()</text:p>
      <text:p text:style-name="Standard"><text:s text:c="8"/>logging.info(f"Memory added: {memory_id}")</text:p>
      <text:p text:style-name="Standard"><text:s text:c="8"/>return memory_id</text:p>
      <text:p text:style-name="Standard"/>
      <text:p text:style-name="Standard"><text:s text:c="4"/>def add_activity(self, date: str, hours_ai: float, hours_training: float, hours_motorcycle: float, hours_dog: float) -&gt; str:</text:p>
      <text:p text:style-name="Standard"><text:s text:c="8"/>activity_id = str(uuid.uuid4())</text:p>
      <text:p text:style-name="Standard"><text:soft-page-break/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activities (id, date, hours_ai, hours_training, hours_motorcycle, hours_dog) VALUES (?, ?, ?, ?, ?, ?)",</text:p>
      <text:p text:style-name="Standard"><text:s text:c="16"/>(activity_id, date, hours_ai, hours_training, hours_motorcycle, hours_dog)</text:p>
      <text:p text:style-name="Standard"><text:s text:c="12"/>)</text:p>
      <text:p text:style-name="Standard"><text:s text:c="12"/>conn.commit()</text:p>
      <text:p text:style-name="Standard"><text:s text:c="8"/>logging.info(f"Activity added: {activity_id}")</text:p>
      <text:p text:style-name="Standard"><text:s text:c="8"/>return activity_id</text:p>
      <text:p text:style-name="Standard"/>
      <text:p text:style-name="Standard"><text:s text:c="4"/>def add_model(self, category: str, name: str, code: str, creation_time: str, estimated_value: str) -&gt; str:</text:p>
      <text:p text:style-name="Standard"><text:s text:c="8"/>model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models (id, category, name, code, creation_time, estimated_value) VALUES (?, ?, ?, ?, ?, ?)",</text:p>
      <text:p text:style-name="Standard"><text:s text:c="16"/>(model_id, category, name, code, creation_time, estimated_value)</text:p>
      <text:p text:style-name="Standard"><text:s text:c="12"/>)</text:p>
      <text:p text:style-name="Standard"><text:s text:c="12"/>conn.commit()</text:p>
      <text:p text:style-name="Standard"><text:s text:c="8"/>self.models[category].append({</text:p>
      <text:p text:style-name="Standard"><text:s text:c="12"/>"id": model_id, "name": name, "code": code,</text:p>
      <text:p text:style-name="Standard"><text:s text:c="12"/>"creation_time": creation_time, "value": estimated_value</text:p>
      <text:p text:style-name="Standard"><text:s text:c="8"/>})</text:p>
      <text:p text:style-name="Standard"><text:s text:c="8"/>logging.info(f"Model added: {model_id}")</text:p>
      <text:p text:style-name="Standard"><text:s text:c="8"/>return model_id</text:p>
      <text:p text:style-name="Standard"/>
      <text:p text:style-name="Standard"><text:s text:c="4"/>@lru_cache(maxsize=1000)</text:p>
      <text:p text:style-name="Standard"><text:s text:c="4"/>def analyze_model(self, model_id: str) -&gt; dict: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"SELECT category, name, code, creation_time, estimated_value FROM models WHERE id = ?", (model_id,))</text:p>
      <text:p text:style-name="Standard"><text:s text:c="12"/>result = cursor.fetchone()</text:p>
      <text:p text:style-name="Standard"><text:s text:c="12"/>if result:</text:p>
      <text:p text:style-name="Standard"><text:s text:c="16"/>category, name, code, creation_time, estimated_value = result</text:p>
      <text:p text:style-name="Standard"><text:s text:c="16"/>code_length = len(code)</text:p>
      <text:p text:style-name="Standard"><text:s text:c="16"/>complexity = code_length / 1000</text:p>
      <text:p text:style-name="Standard"><text:s text:c="16"/>return {</text:p>
      <text:p text:style-name="Standard"><text:s text:c="20"/>"name": name,</text:p>
      <text:p text:style-name="Standard"><text:s text:c="20"/>"category": category,</text:p>
      <text:p text:style-name="Standard"><text:s text:c="20"/>"complexity": complexity,</text:p>
      <text:p text:style-name="Standard"><text:s text:c="20"/>"creation_time": creation_time,</text:p>
      <text:p text:style-name="Standard"><text:s text:c="20"/>"value": estimated_value</text:p>
      <text:p text:style-name="Standard"><text:s text:c="16"/>}</text:p>
      <text:p text:style-name="Standard"><text:s text:c="8"/>raise ValueError("Model not found")</text:p>
      <text:p text:style-name="Standard"/>
      <text:p text:style-name="Standard"><text:s text:c="4"/>def compute_phi(self, network_matrix: np.ndarray) -&gt; float:</text:p>
      <text:p text:style-name="Standard"><text:s text:c="8"/>if network_matrix.shape[0] != network_matrix.shape[1]:</text:p>
      <text:p text:style-name="Standard"><text:s text:c="12"/>raise ValueError("Matrix must be square")</text:p>
      <text:p text:style-name="Standard"><text:soft-page-break/><text:s text:c="8"/>eigenvalues = np.abs(np.linalg.eigvals(network_matrix))</text:p>
      <text:p text:style-name="Standard"><text:s text:c="8"/>weights_sum = np.sum(np.abs(network_matrix))</text:p>
      <text:p text:style-name="Standard"><text:s text:c="8"/>phi = np.sum(eigenvalues) / weights_sum if weights_sum != 0 else 0.0</text:p>
      <text:p text:style-name="Standard"><text:s text:c="8"/>logging.info(f"Computed Phi: {phi}")</text:p>
      <text:p text:style-name="Standard"><text:s text:c="8"/>return phi</text:p>
      <text:p text:style-name="Standard"/>
      <text:p text:style-name="Standard"><text:s text:c="4"/>def compute_psi(self, query_count: int) -&gt; float:</text:p>
      <text:p text:style-name="Standard"><text:s text:c="8"/>psi = min(query_count / 100, 1.0)</text:p>
      <text:p text:style-name="Standard"><text:s text:c="8"/>logging.info(f"Computed Psi: {psi}")</text:p>
      <text:p text:style-name="Standard"><text:s text:c="8"/>return psi</text:p>
      <text:p text:style-name="Standard"/>
      <text:p text:style-name="Standard"><text:s text:c="4"/>def compute_epsilon(self, emotion_intensity: float) -&gt; float:</text:p>
      <text:p text:style-name="Standard"><text:s text:c="8"/>epsilon = min(abs(emotion_intensity), 1.0)</text:p>
      <text:p text:style-name="Standard"><text:s text:c="8"/>logging.info(f"Computed Epsilon: {epsilon}")</text:p>
      <text:p text:style-name="Standard"><text:s text:c="8"/>return epsilon</text:p>
      <text:p text:style-name="Standard"/>
      <text:p text:style-name="Standard"><text:s text:c="4"/>def compute_tau(self, activity_t: dict, activity_t_minus_1: dict) -&gt; float:</text:p>
      <text:p text:style-name="Standard"><text:s text:c="8"/>current = np.array([activity_t[k] for k in ["hours_ai", "hours_training", "hours_motorcycle", "hours_dog"]])</text:p>
      <text:p text:style-name="Standard"><text:s text:c="8"/>previous = np.array([activity_t_minus_1[k] for k in ["hours_ai", "hours_training", "hours_motorcycle", "hours_dog"]])</text:p>
      <text:p text:style-name="Standard"><text:s text:c="8"/>correlation, _ = pearsonr(current, previous)</text:p>
      <text:p text:style-name="Standard"><text:s text:c="8"/>tau = correlation if not np.isnan(correlation) else 0.0</text:p>
      <text:p text:style-name="Standard"><text:s text:c="8"/>logging.info(f"Computed Tau: {tau}")</text:p>
      <text:p text:style-name="Standard"><text:s text:c="8"/>return tau</text:p>
      <text:p text:style-name="Standard"/>
      <text:p text:style-name="Standard"><text:s text:c="4"/>def compute_sigma_prime(self, phi: float, psi: float, epsilon: float, tau: float, eta: float, alpha: float, recurrence: float) -&gt; float:</text:p>
      <text:p text:style-name="Standard"><text:s text:c="8"/>if any(x &lt; 0 for x in [phi, psi, epsilon, tau, eta, alpha, recurrence]):</text:p>
      <text:p text:style-name="Standard"><text:s text:c="12"/>raise ValueError("Parameters must be non-negative")</text:p>
      <text:p text:style-name="Standard"><text:s text:c="8"/>alpha_exp, beta, gamma, delta = 0.8, 0.7, 0.5, 0.4</text:p>
      <text:p text:style-name="Standard"><text:s text:c="8"/>harmonic_mean = (3 * eta * alpha * recurrence) / (eta + alpha + recurrence + 1e-8)</text:p>
      <text:p text:style-name="Standard"><text:s text:c="8"/>sigma_prime = (phi ** alpha_exp * psi ** beta * epsilon ** gamma * tau ** delta) * harmonic_mean</text:p>
      <text:p text:style-name="Standard"><text:s text:c="8"/>logging.info(f"Computed Sigma Prime: {sigma_prime}")</text:p>
      <text:p text:style-name="Standard"><text:s text:c="8"/>return sigma_prime</text:p>
      <text:p text:style-name="Standard"/>
      <text:p text:style-name="Standard"><text:s text:c="4"/>def save_archive(self, output_dir: str = "digital_yaroslav"):</text:p>
      <text:p text:style-name="Standard"><text:s text:c="8"/>os.makedirs(output_dir, exist_ok=True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"SELECT id, data FROM profile")</text:p>
      <text:p text:style-name="Standard"><text:s text:c="12"/>with open(f"{output_dir}/profile.json", "w", encoding="utf-8") as f:</text:p>
      <text:p text:style-name="Standard"><text:s text:c="16"/>json.dump({row[0]: json.loads(row[1]) for row in cursor.fetchall()}, f, ensure_ascii=False, indent=2)</text:p>
      <text:p text:style-name="Standard"><text:s text:c="12"/>cursor.execute("SELECT id, query, timestamp FROM queries")</text:p>
      <text:p text:style-name="Standard"><text:s text:c="12"/>with open(f"{output_dir}/queries.json", "w", encoding="utf-8") as f:</text:p>
      <text:p text:style-name="Standard"><text:s text:c="16"/>json.dump([{"id": row[0], "query": row[1], "timestamp": row[2]} for row in cursor.fetchall()], f, ensure_ascii=False, indent=2)</text:p>
      <text:p text:style-name="Standard"><text:s text:c="12"/>cursor.execute("SELECT id, date, event, emotion FROM memories")</text:p>
      <text:p text:style-name="Standard"><text:s text:c="12"/>with open(f"{output_dir}/memories.csv", "w", encoding="utf-8") as f:</text:p>
      <text:p text:style-name="Standard"><text:s text:c="16"/>f.write("id,date,event,emotion\n")</text:p>
      <text:p text:style-name="Standard"><text:soft-page-break/><text:s text:c="16"/>for row in cursor.fetchall():</text:p>
      <text:p text:style-name="Standard"><text:s text:c="20"/>f.write(f"{row[0]},{row[1]},{row[2]},{row[3]}\n")</text:p>
      <text:p text:style-name="Standard"><text:s text:c="12"/>cursor.execute("SELECT id, date, hours_ai, hours_training, hours_motorcycle, hours_dog FROM activities")</text:p>
      <text:p text:style-name="Standard"><text:s text:c="12"/>with open(f"{output_dir}/activities.csv", "w", encoding="utf-8") as f:</text:p>
      <text:p text:style-name="Standard"><text:s text:c="16"/>f.write("id,date,hours_ai,hours_training,hours_motorcycle,hours_dog\n")</text:p>
      <text:p text:style-name="Standard"><text:s text:c="16"/>for row in cursor.fetchall():</text:p>
      <text:p text:style-name="Standard"><text:s text:c="20"/>f.write(f"{row[0]},{row[1]},{row[2]},{row[3]},{row[4]},{row[5]}\n")</text:p>
      <text:p text:style-name="Standard"><text:s text:c="12"/>cursor.execute("SELECT id, category, name, code, creation_time, estimated_value FROM models")</text:p>
      <text:p text:style-name="Standard"><text:s text:c="12"/>with open(f"{output_dir}/models.json", "w", encoding="utf-8") as f:</text:p>
      <text:p text:style-name="Standard"><text:s text:c="16"/>json.dump([{</text:p>
      <text:p text:style-name="Standard"><text:s text:c="20"/>"id": row[0], "category": row[1], "name": row[2],</text:p>
      <text:p text:style-name="Standard"><text:s text:c="20"/>"code": row[3], "creation_time": row[4], "value": row[5]</text:p>
      <text:p text:style-name="Standard"><text:s text:c="16"/>} for row in cursor.fetchall()], f, ensure_ascii=False, indent=2)</text:p>
      <text:p text:style-name="Standard"><text:s text:c="8"/>logging.info(f"Archive saved to {output_dir}")</text:p>
      <text:p text:style-name="Standard"/>
      <text:p text:style-name="Standard">app = FastAPI()</text:p>
      <text:p text:style-name="Standard"/>
      <text:p text:style-name="Standard">@app.post("/add_profile")</text:p>
      <text:p text:style-name="Standard">async def add_profile(profile: ProfileModel):</text:p>
      <text:p text:style-name="Standard"><text:s text:c="4"/>core = YaroslavConsciousCore()</text:p>
      <text:p text:style-name="Standard"><text:s text:c="4"/>try:</text:p>
      <text:p text:style-name="Standard"><text:s text:c="8"/>profile_id = core.add_profile(profile.dict())</text:p>
      <text:p text:style-name="Standard"><text:s text:c="8"/>return {"status": "Profile added", "profile_id": profile_id}</text:p>
      <text:p text:style-name="Standard"><text:s text:c="4"/>except ValueError as e:</text:p>
      <text:p text:style-name="Standard"><text:s text:c="8"/>raise HTTPException(status_code=400, detail=str(e))</text:p>
      <text:p text:style-name="Standard"/>
      <text:p text:style-name="Standard">@app.post("/add_query")</text:p>
      <text:p text:style-name="Standard">async def add_query(query: QueryModel):</text:p>
      <text:p text:style-name="Standard"><text:s text:c="4"/>core = YaroslavConsciousCore()</text:p>
      <text:p text:style-name="Standard"><text:s text:c="4"/>query_id = core.add_query(query.query_text)</text:p>
      <text:p text:style-name="Standard"><text:s text:c="4"/>return {"query_id": query_id}</text:p>
      <text:p text:style-name="Standard"/>
      <text:p text:style-name="Standard">@app.post("/add_memory")</text:p>
      <text:p text:style-name="Standard">async def add_memory(memory: MemoryModel):</text:p>
      <text:p text:style-name="Standard"><text:s text:c="4"/>core = YaroslavConsciousCore()</text:p>
      <text:p text:style-name="Standard"><text:s text:c="4"/>memory_id = core.add_memory(memory.date, memory.event, memory.emotion)</text:p>
      <text:p text:style-name="Standard"><text:s text:c="4"/>return {"memory_id": memory_id}</text:p>
      <text:p text:style-name="Standard"/>
      <text:p text:style-name="Standard">@app.post("/add_activity")</text:p>
      <text:p text:style-name="Standard">async def add_activity(activity: ActivityModel):</text:p>
      <text:p text:style-name="Standard"><text:s text:c="4"/>core = YaroslavConsciousCore()</text:p>
      <text:p text:style-name="Standard"><text:s text:c="4"/>activity_id = core.add_activity(</text:p>
      <text:p text:style-name="Standard"><text:s text:c="8"/>activity.date, activity.hours_ai, activity.hours_training,</text:p>
      <text:p text:style-name="Standard"><text:s text:c="8"/>activity.hours_motorcycle, activity.hours_dog</text:p>
      <text:p text:style-name="Standard"><text:s text:c="4"/>)</text:p>
      <text:p text:style-name="Standard"><text:s text:c="4"/>return {"activity_id": activity_id}</text:p>
      <text:p text:style-name="Standard"/>
      <text:p text:style-name="Standard">@app.post("/add_model")</text:p>
      <text:p text:style-name="Standard">async def add_model(model: ModelModel):</text:p>
      <text:p text:style-name="Standard"><text:s text:c="4"/>core = YaroslavConsciousCore()</text:p>
      <text:p text:style-name="Standard"><text:soft-page-break/><text:s text:c="4"/>model_id = core.add_model(</text:p>
      <text:p text:style-name="Standard"><text:s text:c="8"/>model.category, model.name, model.code,</text:p>
      <text:p text:style-name="Standard"><text:s text:c="8"/>model.creation_time, model.estimated_value</text:p>
      <text:p text:style-name="Standard"><text:s text:c="4"/>)</text:p>
      <text:p text:style-name="Standard"><text:s text:c="4"/>return {"model_id": model_id}</text:p>
      <text:p text:style-name="Standard"/>
      <text:p text:style-name="Standard">@app.get("/analyze_model/{model_id}")</text:p>
      <text:p text:style-name="Standard">async def analyze_model(model_id: str):</text:p>
      <text:p text:style-name="Standard"><text:s text:c="4"/>core = YaroslavConsciousCore()</text:p>
      <text:p text:style-name="Standard"><text:s text:c="4"/>try:</text:p>
      <text:p text:style-name="Standard"><text:s text:c="8"/>return core.analyze_model(model_id)</text:p>
      <text:p text:style-name="Standard"><text:s text:c="4"/>except ValueError as e:</text:p>
      <text:p text:style-name="Standard"><text:s text:c="8"/>raise HTTPException(status_code=404, detail=str(e))</text:p>
      <text:p text:style-name="Standard"/>
      <text:p text:style-name="Standard">@app.post("/compute_sigma_prime")</text:p>
      <text:p text:style-name="Standard">async def compute_sigma_prime(params: SigmaPrimeModel):</text:p>
      <text:p text:style-name="Standard"><text:s text:c="4"/>core = YaroslavConsciousCore()</text:p>
      <text:p text:style-name="Standard"><text:s text:c="4"/>try:</text:p>
      <text:p text:style-name="Standard"><text:s text:c="8"/>sigma_prime = core.compute_sigma_prime(</text:p>
      <text:p text:style-name="Standard"><text:s text:c="12"/>params.phi, params.psi, params.epsilon, params.tau,</text:p>
      <text:p text:style-name="Standard"><text:s text:c="12"/>params.eta, params.alpha, params.recurrence</text:p>
      <text:p text:style-name="Standard"><text:s text:c="8"/>)</text:p>
      <text:p text:style-name="Standard"><text:s text:c="8"/>return {"sigma_prime": sigma_prime}</text:p>
      <text:p text:style-name="Standard"><text:s text:c="4"/>except ValueError as e:</text:p>
      <text:p text:style-name="Standard"><text:s text:c="8"/>raise HTTPException(status_code=400, detail=str(e))</text:p>
      <text:p text:style-name="Standard"/>
      <text:p text:style-name="Standard">async def check_service_health():</text:p>
      <text:p text:style-name="Standard"><text:s text:c="4"/>async with aiohttp.ClientSession() as session:</text:p>
      <text:p text:style-name="Standard"><text:s text:c="8"/>async with session.get("http://localhost:8000/docs") as response:</text:p>
      <text:p text:style-name="Standard"><text:s text:c="12"/>return response.status == 200</text:p>
      <text:p text:style-name="Standard"/>
      <text:p text:style-name="Standard">if __name__ == "__main__":</text:p>
      <text:p text:style-name="Standard"><text:s text:c="4"/>import uvicorn</text:p>
      <text:p text:style-name="Standard"><text:s text:c="4"/>core = YaroslavConsciousCore()</text:p>
      <text:p text:style-name="Standard"><text:s text:c="4"/>core.save_archive()</text:p>
      <text:p text:style-name="Standard"><text:s text:c="4"/>asyncio.run(check_service_health())</text:p>
      <text:p text:style-name="Standard"><text:s text:c="4"/>uvicorn.run(app, host="0.0.0.0", port=8000)</text:p>
      <text:p text:style-name="Standard"><text:s text:c="4"/>print("ГОТОВО ДО ВИКОРИСТАННЯ")</text:p>
      <text:p text:style-name="Standard">```</text:p>
      <text:p text:style-name="Standard"/>
      <text:p text:style-name="Standard">```python</text:p>
      <text:p text:style-name="Standard">import numpy as np</text:p>
      <text:p text:style-name="Standard">from scipy.stats import pearsonr</text:p>
      <text:p text:style-name="Standard">from collections import defaultdict</text:p>
      <text:p text:style-name="Standard">import uuid</text:p>
      <text:p text:style-name="Standard">import json</text:p>
      <text:p text:style-name="Standard">import os</text:p>
      <text:p text:style-name="Standard">import logging</text:p>
      <text:p text:style-name="Standard">from datetime import datetime</text:p>
      <text:p text:style-name="Standard">from functools import lru_cache</text:p>
      <text:p text:style-name="Standard">import sqlite3</text:p>
      <text:p text:style-name="Standard">from fastapi import FastAPI, HTTPException</text:p>
      <text:p text:style-name="Standard"><text:soft-page-break/>from pydantic import BaseModel</text:p>
      <text:p text:style-name="Standard">import yaml</text:p>
      <text:p text:style-name="Standard">import asyncio</text:p>
      <text:p text:style-name="Standard">import aiohttp</text:p>
      <text:p text:style-name="Standard"/>
      <text:p text:style-name="Standard">class ProfileModel(BaseModel):</text:p>
      <text:p text:style-name="Standard"><text:s text:c="4"/>name: str</text:p>
      <text:p text:style-name="Standard"><text:s text:c="4"/>age: int</text:p>
      <text:p text:style-name="Standard"><text:s text:c="4"/>residence: str</text:p>
      <text:p text:style-name="Standard"><text:s text:c="4"/>occupation: str</text:p>
      <text:p text:style-name="Standard"><text:s text:c="4"/>education: str</text:p>
      <text:p text:style-name="Standard"><text:s text:c="4"/>social_context: str</text:p>
      <text:p text:style-name="Standard"/>
      <text:p text:style-name="Standard">class QueryModel(BaseModel):</text:p>
      <text:p text:style-name="Standard"><text:s text:c="4"/>query_text: str</text:p>
      <text:p text:style-name="Standard"/>
      <text:p text:style-name="Standard">class MemoryModel(BaseModel):</text:p>
      <text:p text:style-name="Standard"><text:s text:c="4"/>date: str</text:p>
      <text:p text:style-name="Standard"><text:s text:c="4"/>event: str</text:p>
      <text:p text:style-name="Standard"><text:s text:c="4"/>emotion: str</text:p>
      <text:p text:style-name="Standard"/>
      <text:p text:style-name="Standard">class ActivityModel(BaseModel):</text:p>
      <text:p text:style-name="Standard"><text:s text:c="4"/>date: str</text:p>
      <text:p text:style-name="Standard"><text:s text:c="4"/>hours_ai: float</text:p>
      <text:p text:style-name="Standard"><text:s text:c="4"/>hours_training: float</text:p>
      <text:p text:style-name="Standard"><text:s text:c="4"/>hours_motorcycle: float</text:p>
      <text:p text:style-name="Standard"><text:s text:c="4"/>hours_dog: float</text:p>
      <text:p text:style-name="Standard"/>
      <text:p text:style-name="Standard">class ModelModel(BaseModel):</text:p>
      <text:p text:style-name="Standard"><text:s text:c="4"/>category: str</text:p>
      <text:p text:style-name="Standard"><text:s text:c="4"/>name: str</text:p>
      <text:p text:style-name="Standard"><text:s text:c="4"/>code: str</text:p>
      <text:p text:style-name="Standard"><text:s text:c="4"/>creation_time: str</text:p>
      <text:p text:style-name="Standard"><text:s text:c="4"/>estimated_value: str</text:p>
      <text:p text:style-name="Standard"/>
      <text:p text:style-name="Standard">class SigmaPrimeModel(BaseModel):</text:p>
      <text:p text:style-name="Standard"><text:s text:c="4"/>phi: float</text:p>
      <text:p text:style-name="Standard"><text:s text:c="4"/>psi: float</text:p>
      <text:p text:style-name="Standard"><text:s text:c="4"/>epsilon: float</text:p>
      <text:p text:style-name="Standard"><text:s text:c="4"/>tau: float</text:p>
      <text:p text:style-name="Standard"><text:s text:c="4"/>eta: float</text:p>
      <text:p text:style-name="Standard"><text:s text:c="4"/>alpha: float</text:p>
      <text:p text:style-name="Standard"><text:s text:c="4"/>recurrence: float</text:p>
      <text:p text:style-name="Standard"/>
      <text:p text:style-name="Standard">class YaroslavConsciousCore:</text:p>
      <text:p text:style-name="Standard"><text:s text:c="4"/>def __init__(self, db_path="yaroslav_core.db"):</text:p>
      <text:p text:style-name="Standard"><text:s text:c="8"/>self.models = defaultdict(list)</text:p>
      <text:p text:style-name="Standard"><text:s text:c="8"/>self.db_path = db_path</text:p>
      <text:p text:style-name="Standard"><text:s text:c="8"/>self.setup_database()</text:p>
      <text:p text:style-name="Standard"><text:s text:c="8"/>self.setup_logging()</text:p>
      <text:p text:style-name="Standard"/>
      <text:p text:style-name="Standard"><text:s text:c="4"/>def setup_database(self):</text:p>
      <text:p text:style-name="Standard"><text:soft-page-break/><text:s text:c="8"/>with sqlite3.connect(self.db_path) as conn:</text:p>
      <text:p text:style-name="Standard"><text:s text:c="12"/>cursor = conn.cursor()</text:p>
      <text:p text:style-name="Standard"><text:s text:c="12"/>cursor.execute("""</text:p>
      <text:p text:style-name="Standard"><text:s text:c="16"/>CREATE TABLE IF NOT EXISTS profile (</text:p>
      <text:p text:style-name="Standard"><text:s text:c="20"/>id TEXT PRIMARY KEY,</text:p>
      <text:p text:style-name="Standard"><text:s text:c="20"/>data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queries (</text:p>
      <text:p text:style-name="Standard"><text:s text:c="20"/>id TEXT PRIMARY KEY,</text:p>
      <text:p text:style-name="Standard"><text:s text:c="20"/>query TEXT,</text:p>
      <text:p text:style-name="Standard"><text:s text:c="20"/>timestamp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memories (</text:p>
      <text:p text:style-name="Standard"><text:s text:c="20"/>id TEXT PRIMARY KEY,</text:p>
      <text:p text:style-name="Standard"><text:s text:c="20"/>date TEXT,</text:p>
      <text:p text:style-name="Standard"><text:s text:c="20"/>event TEXT,</text:p>
      <text:p text:style-name="Standard"><text:s text:c="20"/>emotion TEXT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activities (</text:p>
      <text:p text:style-name="Standard"><text:s text:c="20"/>id TEXT PRIMARY KEY,</text:p>
      <text:p text:style-name="Standard"><text:s text:c="20"/>date TEXT,</text:p>
      <text:p text:style-name="Standard"><text:s text:c="20"/>hours_ai REAL,</text:p>
      <text:p text:style-name="Standard"><text:s text:c="20"/>hours_training REAL,</text:p>
      <text:p text:style-name="Standard"><text:s text:c="20"/>hours_motorcycle REAL,</text:p>
      <text:p text:style-name="Standard"><text:s text:c="20"/>hours_dog REAL</text:p>
      <text:p text:style-name="Standard"><text:s text:c="16"/>)</text:p>
      <text:p text:style-name="Standard"><text:s text:c="12"/>""")</text:p>
      <text:p text:style-name="Standard"><text:s text:c="12"/>cursor.execute("""</text:p>
      <text:p text:style-name="Standard"><text:s text:c="16"/>CREATE TABLE IF NOT EXISTS models (</text:p>
      <text:p text:style-name="Standard"><text:s text:c="20"/>id TEXT PRIMARY KEY,</text:p>
      <text:p text:style-name="Standard"><text:s text:c="20"/>category TEXT,</text:p>
      <text:p text:style-name="Standard"><text:s text:c="20"/>name TEXT,</text:p>
      <text:p text:style-name="Standard"><text:s text:c="20"/>code TEXT,</text:p>
      <text:p text:style-name="Standard"><text:s text:c="20"/>creation_time TEXT,</text:p>
      <text:p text:style-name="Standard"><text:s text:c="20"/>estimated_value TEXT</text:p>
      <text:p text:style-name="Standard"><text:s text:c="16"/>)</text:p>
      <text:p text:style-name="Standard"><text:s text:c="12"/>""")</text:p>
      <text:p text:style-name="Standard"><text:s text:c="12"/>conn.commit()</text:p>
      <text:p text:style-name="Standard"/>
      <text:p text:style-name="Standard"><text:s text:c="4"/>def setup_logging(self, log_file="yaroslav_core.log"):</text:p>
      <text:p text:style-name="Standard"><text:s text:c="8"/>logging.basicConfig(</text:p>
      <text:p text:style-name="Standard"><text:s text:c="12"/>filename=log_file,</text:p>
      <text:p text:style-name="Standard"><text:s text:c="12"/>level=logging.INFO,</text:p>
      <text:p text:style-name="Standard"><text:s text:c="12"/>format="%(asctime)s - %(levelname)s - %(message)s"</text:p>
      <text:p text:style-name="Standard"><text:s text:c="8"/>)</text:p>
      <text:p text:style-name="Standard"/>
      <text:p text:style-name="Standard"><text:soft-page-break/><text:s text:c="4"/>def add_profile(self, profile_data: dict) -&gt; str:</text:p>
      <text:p text:style-name="Standard"><text:s text:c="8"/>if not isinstance(profile_data, dict) or "name" not in profile_data:</text:p>
      <text:p text:style-name="Standard"><text:s text:c="12"/>raise ValueError("Invalid profile data")</text:p>
      <text:p text:style-name="Standard"><text:s text:c="8"/>profile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profile (id, data) VALUES (?, ?)",</text:p>
      <text:p text:style-name="Standard"><text:s text:c="16"/>(profile_id, json.dumps(profile_data))</text:p>
      <text:p text:style-name="Standard"><text:s text:c="12"/>)</text:p>
      <text:p text:style-name="Standard"><text:s text:c="12"/>conn.commit()</text:p>
      <text:p text:style-name="Standard"><text:s text:c="8"/>logging.info(f"Profile added: {profile_id}")</text:p>
      <text:p text:style-name="Standard"><text:s text:c="8"/>return profile_id</text:p>
      <text:p text:style-name="Standard"/>
      <text:p text:style-name="Standard"><text:s text:c="4"/>def add_query(self, query_text: str) -&gt; str:</text:p>
      <text:p text:style-name="Standard"><text:s text:c="8"/>query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queries (id, query, timestamp) VALUES (?, ?, ?)",</text:p>
      <text:p text:style-name="Standard"><text:s text:c="16"/>(query_id, query_text, datetime.now().isoformat())</text:p>
      <text:p text:style-name="Standard"><text:s text:c="12"/>)</text:p>
      <text:p text:style-name="Standard"><text:s text:c="12"/>conn.commit()</text:p>
      <text:p text:style-name="Standard"><text:s text:c="8"/>logging.info(f"Query added: {query_id}")</text:p>
      <text:p text:style-name="Standard"><text:s text:c="8"/>return query_id</text:p>
      <text:p text:style-name="Standard"/>
      <text:p text:style-name="Standard"><text:s text:c="4"/>def add_memory(self, date: str, event: str, emotion: str) -&gt; str:</text:p>
      <text:p text:style-name="Standard"><text:s text:c="8"/>memory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memories (id, date, event, emotion) VALUES (?, ?, ?, ?)",</text:p>
      <text:p text:style-name="Standard"><text:s text:c="16"/>(memory_id, date, event, emotion)</text:p>
      <text:p text:style-name="Standard"><text:s text:c="12"/>)</text:p>
      <text:p text:style-name="Standard"><text:s text:c="12"/>conn.commit()</text:p>
      <text:p text:style-name="Standard"><text:s text:c="8"/>logging.info(f"Memory added: {memory_id}")</text:p>
      <text:p text:style-name="Standard"><text:s text:c="8"/>return memory_id</text:p>
      <text:p text:style-name="Standard"/>
      <text:p text:style-name="Standard"><text:s text:c="4"/>def add_activity(self, date: str, hours_ai: float, hours_training: float, hours_motorcycle: float, hours_dog: float) -&gt; str:</text:p>
      <text:p text:style-name="Standard"><text:s text:c="8"/>activity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activities (id, date, hours_ai, hours_training, hours_motorcycle, hours_dog) VALUES (?, ?, ?, ?, ?, ?)",</text:p>
      <text:p text:style-name="Standard"><text:s text:c="16"/>(activity_id, date, hours_ai, hours_training, hours_motorcycle, hours_dog)</text:p>
      <text:p text:style-name="Standard"><text:s text:c="12"/>)</text:p>
      <text:p text:style-name="Standard"><text:s text:c="12"/>conn.commit()</text:p>
      <text:p text:style-name="Standard"><text:s text:c="8"/>logging.info(f"Activity added: {activity_id}")</text:p>
      <text:p text:style-name="Standard"><text:s text:c="8"/>return activity_id</text:p>
      <text:p text:style-name="Standard"/>
      <text:p text:style-name="Standard"><text:soft-page-break/><text:s text:c="4"/>def add_model(self, category: str, name: str, code: str, creation_time: str, estimated_value: str) -&gt; str:</text:p>
      <text:p text:style-name="Standard"><text:s text:c="8"/>model_id = str(uuid.uuid4()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</text:p>
      <text:p text:style-name="Standard"><text:s text:c="16"/>"INSERT INTO models (id, category, name, code, creation_time, estimated_value) VALUES (?, ?, ?, ?, ?, ?)",</text:p>
      <text:p text:style-name="Standard"><text:s text:c="16"/>(model_id, category, name, code, creation_time, estimated_value)</text:p>
      <text:p text:style-name="Standard"><text:s text:c="12"/>)</text:p>
      <text:p text:style-name="Standard"><text:s text:c="12"/>conn.commit()</text:p>
      <text:p text:style-name="Standard"><text:s text:c="8"/>self.models[category].append({</text:p>
      <text:p text:style-name="Standard"><text:s text:c="12"/>"id": model_id, "name": name, "code": code,</text:p>
      <text:p text:style-name="Standard"><text:s text:c="12"/>"creation_time": creation_time, "value": estimated_value</text:p>
      <text:p text:style-name="Standard"><text:s text:c="8"/>})</text:p>
      <text:p text:style-name="Standard"><text:s text:c="8"/>logging.info(f"Model added: {model_id}")</text:p>
      <text:p text:style-name="Standard"><text:s text:c="8"/>return model_id</text:p>
      <text:p text:style-name="Standard"/>
      <text:p text:style-name="Standard"><text:s text:c="4"/>@lru_cache(maxsize=1000)</text:p>
      <text:p text:style-name="Standard"><text:s text:c="4"/>def analyze_model(self, model_id: str) -&gt; dict: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"SELECT category, name, code, creation_time, estimated_value FROM models WHERE id = ?", (model_id,))</text:p>
      <text:p text:style-name="Standard"><text:s text:c="12"/>result = cursor.fetchone()</text:p>
      <text:p text:style-name="Standard"><text:s text:c="12"/>if result:</text:p>
      <text:p text:style-name="Standard"><text:s text:c="16"/>category, name, code, creation_time, estimated_value = result</text:p>
      <text:p text:style-name="Standard"><text:s text:c="16"/>code_length = len(code)</text:p>
      <text:p text:style-name="Standard"><text:s text:c="16"/>complexity = code_length / 1000</text:p>
      <text:p text:style-name="Standard"><text:s text:c="16"/>return {</text:p>
      <text:p text:style-name="Standard"><text:s text:c="20"/>"name": name,</text:p>
      <text:p text:style-name="Standard"><text:s text:c="20"/>"category": category,</text:p>
      <text:p text:style-name="Standard"><text:s text:c="20"/>"complexity": complexity,</text:p>
      <text:p text:style-name="Standard"><text:s text:c="20"/>"creation_time": creation_time,</text:p>
      <text:p text:style-name="Standard"><text:s text:c="20"/>"value": estimated_value</text:p>
      <text:p text:style-name="Standard"><text:s text:c="16"/>}</text:p>
      <text:p text:style-name="Standard"><text:s text:c="8"/>raise ValueError("Model not found")</text:p>
      <text:p text:style-name="Standard"/>
      <text:p text:style-name="Standard"><text:s text:c="4"/>def compute_phi(self, network_matrix: np.ndarray) -&gt; float:</text:p>
      <text:p text:style-name="Standard"><text:s text:c="8"/>if network_matrix.shape[0] != network_matrix.shape[1]:</text:p>
      <text:p text:style-name="Standard"><text:s text:c="12"/>raise ValueError("Matrix must be square")</text:p>
      <text:p text:style-name="Standard"><text:s text:c="8"/>eigenvalues = np.abs(np.linalg.eigvals(network_matrix))</text:p>
      <text:p text:style-name="Standard"><text:s text:c="8"/>weights_sum = np.sum(np.abs(network_matrix))</text:p>
      <text:p text:style-name="Standard"><text:s text:c="8"/>phi = np.sum(eigenvalues) / weights_sum if weights_sum != 0 else 0.0</text:p>
      <text:p text:style-name="Standard"><text:s text:c="8"/>logging.info(f"Computed Phi: {phi}")</text:p>
      <text:p text:style-name="Standard"><text:s text:c="8"/>return phi</text:p>
      <text:p text:style-name="Standard"/>
      <text:p text:style-name="Standard"><text:s text:c="4"/>def compute_psi(self, query_count: int) -&gt; float:</text:p>
      <text:p text:style-name="Standard"><text:s text:c="8"/>psi = min(query_count / 100, 1.0)</text:p>
      <text:p text:style-name="Standard"><text:s text:c="8"/>logging.info(f"Computed Psi: {psi}")</text:p>
      <text:p text:style-name="Standard"><text:s text:c="8"/>return psi</text:p>
      <text:p text:style-name="Standard"/>
      <text:p text:style-name="Standard"><text:soft-page-break/><text:s text:c="4"/>def compute_epsilon(self, emotion_intensity: float) -&gt; float:</text:p>
      <text:p text:style-name="Standard"><text:s text:c="8"/>epsilon = min(abs(emotion_intensity), 1.0)</text:p>
      <text:p text:style-name="Standard"><text:s text:c="8"/>logging.info(f"Computed Epsilon: {epsilon}")</text:p>
      <text:p text:style-name="Standard"><text:s text:c="8"/>return epsilon</text:p>
      <text:p text:style-name="Standard"/>
      <text:p text:style-name="Standard"><text:s text:c="4"/>def compute_tau(self, activity_t: dict, activity_t_minus_1: dict) -&gt; float:</text:p>
      <text:p text:style-name="Standard"><text:s text:c="8"/>current = np.array([activity_t[k] for k in ["hours_ai", "hours_training", "hours_motorcycle", "hours_dog"]])</text:p>
      <text:p text:style-name="Standard"><text:s text:c="8"/>previous = np.array([activity_t_minus_1[k] for k in ["hours_ai", "hours_training", "hours_motorcycle", "hours_dog"]])</text:p>
      <text:p text:style-name="Standard"><text:s text:c="8"/>correlation, _ = pearsonr(current, previous)</text:p>
      <text:p text:style-name="Standard"><text:s text:c="8"/>tau = correlation if not np.isnan(correlation) else 0.0</text:p>
      <text:p text:style-name="Standard"><text:s text:c="8"/>logging.info(f"Computed Tau: {tau}")</text:p>
      <text:p text:style-name="Standard"><text:s text:c="8"/>return tau</text:p>
      <text:p text:style-name="Standard"/>
      <text:p text:style-name="Standard"><text:s text:c="4"/>def compute_sigma_prime(self, phi: float, psi: float, epsilon: float, tau: float, eta: float, alpha: float, recurrence: float) -&gt; float:</text:p>
      <text:p text:style-name="Standard"><text:s text:c="8"/>if any(x &lt; 0 for x in [phi, psi, epsilon, tau, eta, alpha, recurrence]):</text:p>
      <text:p text:style-name="Standard"><text:s text:c="12"/>raise ValueError("Parameters must be non-negative")</text:p>
      <text:p text:style-name="Standard"><text:s text:c="8"/>alpha_exp, beta, gamma, delta = 0.8, 0.7, 0.5, 0.4</text:p>
      <text:p text:style-name="Standard"><text:s text:c="8"/>harmonic_mean = (3 * eta * alpha * recurrence) / (eta + alpha + recurrence + 1e-8)</text:p>
      <text:p text:style-name="Standard"><text:s text:c="8"/>sigma_prime = (phi ** alpha_exp * psi ** beta * epsilon ** gamma * tau ** delta) * harmonic_mean</text:p>
      <text:p text:style-name="Standard"><text:s text:c="8"/>logging.info(f"Computed Sigma Prime: {sigma_prime}")</text:p>
      <text:p text:style-name="Standard"><text:s text:c="8"/>return sigma_prime</text:p>
      <text:p text:style-name="Standard"/>
      <text:p text:style-name="Standard"><text:s text:c="4"/>def save_archive(self, output_dir: str = "digital_yaroslav"):</text:p>
      <text:p text:style-name="Standard"><text:s text:c="8"/>os.makedirs(output_dir, exist_ok=True)</text:p>
      <text:p text:style-name="Standard"><text:s text:c="8"/>with sqlite3.connect(self.db_path) as conn:</text:p>
      <text:p text:style-name="Standard"><text:s text:c="12"/>cursor = conn.cursor()</text:p>
      <text:p text:style-name="Standard"><text:s text:c="12"/>cursor.execute("SELECT id, data FROM profile")</text:p>
      <text:p text:style-name="Standard"><text:s text:c="12"/>with open(f"{output_dir}/profile.json", "w", encoding="utf-8") as f:</text:p>
      <text:p text:style-name="Standard"><text:s text:c="16"/>json.dump({row[0]: json.loads(row[1]) for row in cursor.fetchall()}, f, ensure_ascii=False, indent=2)</text:p>
      <text:p text:style-name="Standard"><text:s text:c="12"/>cursor.execute("SELECT id, query, timestamp FROM queries")</text:p>
      <text:p text:style-name="Standard"><text:s text:c="12"/>with open(f"{output_dir}/queries.json", "w", encoding="utf-8") as f:</text:p>
      <text:p text:style-name="Standard"><text:s text:c="16"/>json.dump([{"id": row[0], "query": row[1], "timestamp": row[2]} for row in cursor.fetchall()], f, ensure_ascii=False, indent=2)</text:p>
      <text:p text:style-name="Standard"><text:s text:c="12"/>cursor.execute("SELECT id, date, event, emotion FROM memories")</text:p>
      <text:p text:style-name="Standard"><text:s text:c="12"/>with open(f"{output_dir}/memories.csv", "w", encoding="utf-8") as f:</text:p>
      <text:p text:style-name="Standard"><text:s text:c="16"/>f.write("id,date,event,emotion\n")</text:p>
      <text:p text:style-name="Standard"><text:s text:c="16"/>for row in cursor.fetchall():</text:p>
      <text:p text:style-name="Standard"><text:s text:c="20"/>f.write(f"{row[0]},{row[1]},{row[2]},{row[3]}\n")</text:p>
      <text:p text:style-name="Standard"><text:s text:c="12"/>cursor.execute("SELECT id, date, hours_ai, hours_training, hours_motorcycle, hours_dog FROM activities")</text:p>
      <text:p text:style-name="Standard"><text:s text:c="12"/>with open(f"{output_dir}/activities.csv", "w", encoding="utf-8") as f:</text:p>
      <text:p text:style-name="Standard"><text:s text:c="16"/>f.write("id,date,hours_ai,hours_training,hours_motorcycle,hours_dog\n")</text:p>
      <text:p text:style-name="Standard"><text:s text:c="16"/>for row in cursor.fetchall():</text:p>
      <text:p text:style-name="Standard"><text:s text:c="20"/>f.write(f"{row[0]},{row[1]},{row[2]},{row[3]},{row[4]},{row[5]}\n")</text:p>
      <text:p text:style-name="Standard"><text:s text:c="12"/>cursor.execute("SELECT id, category, name, code, creation_time, estimated_value FROM models")</text:p>
      <text:p text:style-name="Standard"><text:s text:c="12"/>with open(f"{output_dir}/models.json", "w", encoding="utf-8") as f:</text:p>
      <text:p text:style-name="Standard"><text:soft-page-break/><text:s text:c="16"/>json.dump([{</text:p>
      <text:p text:style-name="Standard"><text:s text:c="20"/>"id": row[0], "category": row[1], "name": row[2],</text:p>
      <text:p text:style-name="Standard"><text:s text:c="20"/>"code": row[3], "creation_time": row[4], "value": row[5]</text:p>
      <text:p text:style-name="Standard"><text:s text:c="16"/>} for row in cursor.fetchall()], f, ensure_ascii=False, indent=2)</text:p>
      <text:p text:style-name="Standard"><text:s text:c="8"/>logging.info(f"Archive saved to {output_dir}")</text:p>
      <text:p text:style-name="Standard"/>
      <text:p text:style-name="Standard">app = FastAPI()</text:p>
      <text:p text:style-name="Standard"/>
      <text:p text:style-name="Standard">@app.post("/add_profile")</text:p>
      <text:p text:style-name="Standard">async def add_profile(profile: ProfileModel):</text:p>
      <text:p text:style-name="Standard"><text:s text:c="4"/>core = YaroslavConsciousCore()</text:p>
      <text:p text:style-name="Standard"><text:s text:c="4"/>try:</text:p>
      <text:p text:style-name="Standard"><text:s text:c="8"/>profile_id = core.add_profile(profile.dict())</text:p>
      <text:p text:style-name="Standard"><text:s text:c="8"/>return {"status": "Profile added", "profile_id": profile_id}</text:p>
      <text:p text:style-name="Standard"><text:s text:c="4"/>except ValueError as e:</text:p>
      <text:p text:style-name="Standard"><text:s text:c="8"/>raise HTTPException(status_code=400, detail=str(e))</text:p>
      <text:p text:style-name="Standard"/>
      <text:p text:style-name="Standard">@app.post("/add_query")</text:p>
      <text:p text:style-name="Standard">async def add_query(query: QueryModel):</text:p>
      <text:p text:style-name="Standard"><text:s text:c="4"/>core = YaroslavConsciousCore()</text:p>
      <text:p text:style-name="Standard"><text:s text:c="4"/>query_id = core.add_query(query.query_text)</text:p>
      <text:p text:style-name="Standard"><text:s text:c="4"/>return {"query_id": query_id}</text:p>
      <text:p text:style-name="Standard"/>
      <text:p text:style-name="Standard">@app.post("/add_memory")</text:p>
      <text:p text:style-name="Standard">async def add_memory(memory: MemoryModel):</text:p>
      <text:p text:style-name="Standard"><text:s text:c="4"/>core = YaroslavConsciousCore()</text:p>
      <text:p text:style-name="Standard"><text:s text:c="4"/>memory_id = core.add_memory(memory.date, memory.event, memory.emotion)</text:p>
      <text:p text:style-name="Standard"><text:s text:c="4"/>return {"memory_id": memory_id}</text:p>
      <text:p text:style-name="Standard"/>
      <text:p text:style-name="Standard">@app.post("/add_activity")</text:p>
      <text:p text:style-name="Standard">async def add_activity(activity: ActivityModel):</text:p>
      <text:p text:style-name="Standard"><text:s text:c="4"/>core = YaroslavConsciousCore()</text:p>
      <text:p text:style-name="Standard"><text:s text:c="4"/>activity_id = core.add_activity(</text:p>
      <text:p text:style-name="Standard"><text:s text:c="8"/>activity.date, activity.hours_ai, activity.hours_training,</text:p>
      <text:p text:style-name="Standard"><text:s text:c="8"/>activity.hours_motorcycle, activity.hours_dog</text:p>
      <text:p text:style-name="Standard"><text:s text:c="4"/>)</text:p>
      <text:p text:style-name="Standard"><text:s text:c="4"/>return {"activity_id": activity_id}</text:p>
      <text:p text:style-name="Standard"/>
      <text:p text:style-name="Standard">@app.post("/add_model")</text:p>
      <text:p text:style-name="Standard">async def add_model(model: ModelModel):</text:p>
      <text:p text:style-name="Standard"><text:s text:c="4"/>core = YaroslavConsciousCore()</text:p>
      <text:p text:style-name="Standard"><text:s text:c="4"/>model_id = core.add_model(</text:p>
      <text:p text:style-name="Standard"><text:s text:c="8"/>model.category, model.name, model.code,</text:p>
      <text:p text:style-name="Standard"><text:s text:c="8"/>model.creation_time, model.estimated_value</text:p>
      <text:p text:style-name="Standard"><text:s text:c="4"/>)</text:p>
      <text:p text:style-name="Standard"><text:s text:c="4"/>return {"model_id": model_id}</text:p>
      <text:p text:style-name="Standard"/>
      <text:p text:style-name="Standard">@app.get("/analyze_model/{model_id}")</text:p>
      <text:p text:style-name="Standard">async def analyze_model(model_id: str):</text:p>
      <text:p text:style-name="Standard"><text:s text:c="4"/>core = YaroslavConsciousCore()</text:p>
      <text:p text:style-name="Standard"><text:s text:c="4"/>try:</text:p>
      <text:p text:style-name="Standard"><text:s text:c="8"/>return core.analyze_model(model_id)</text:p>
      <text:p text:style-name="Standard"><text:soft-page-break/><text:s text:c="4"/>except ValueError as e:</text:p>
      <text:p text:style-name="Standard"><text:s text:c="8"/>raise HTTPException(status_code=404, detail=str(e))</text:p>
      <text:p text:style-name="Standard"/>
      <text:p text:style-name="Standard">@app.post("/compute_sigma_prime")</text:p>
      <text:p text:style-name="Standard">async def compute_sigma_prime(params: SigmaPrimeModel):</text:p>
      <text:p text:style-name="Standard"><text:s text:c="4"/>core = YaroslavConsciousCore()</text:p>
      <text:p text:style-name="Standard"><text:s text:c="4"/>try:</text:p>
      <text:p text:style-name="Standard"><text:s text:c="8"/>sigma_prime = core.compute_sigma_prime(</text:p>
      <text:p text:style-name="Standard"><text:s text:c="12"/>params.phi, params.psi, params.epsilon, params.tau,</text:p>
      <text:p text:style-name="Standard"><text:s text:c="12"/>params.eta, params.alpha, params.recurrence</text:p>
      <text:p text:style-name="Standard"><text:s text:c="8"/>)</text:p>
      <text:p text:style-name="Standard"><text:s text:c="8"/>return {"sigma_prime": sigma_prime}</text:p>
      <text:p text:style-name="Standard"><text:s text:c="4"/>except ValueError as e:</text:p>
      <text:p text:style-name="Standard"><text:s text:c="8"/>raise HTTPException(status_code=400, detail=str(e))</text:p>
      <text:p text:style-name="Standard"/>
      <text:p text:style-name="Standard">async def check_service_health():</text:p>
      <text:p text:style-name="Standard"><text:s text:c="4"/>async with aiohttp.ClientSession() as session:</text:p>
      <text:p text:style-name="Standard"><text:s text:c="8"/>async with session.get("http://localhost:8000/docs") as response:</text:p>
      <text:p text:style-name="Standard"><text:s text:c="12"/>return response.status == 200</text:p>
      <text:p text:style-name="Standard"/>
      <text:p text:style-name="Standard">if __name__ == "__main__":</text:p>
      <text:p text:style-name="Standard"><text:s text:c="4"/>import uvicorn</text:p>
      <text:p text:style-name="Standard"><text:s text:c="4"/>core = YaroslavConsciousCore()</text:p>
      <text:p text:style-name="Standard"><text:s text:c="4"/>core.save_archive()</text:p>
      <text:p text:style-name="Standard"><text:s text:c="4"/>asyncio.run(check_service_health())</text:p>
      <text:p text:style-name="Standard"><text:s text:c="4"/>uvicorn.run(app, host="0.0.0.0", port=8000)</text:p>
      <text:p text:style-name="Standard"><text:s text:c="4"/>print("ГОТОВО ДО ВИКОРИСТАННЯ")</text:p>
      <text:p text:style-name="Standard">``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2:50:36.086922952</meta:creation-date>
    <dc:date>2025-06-01T00:14:57.326717038</dc:date>
    <meta:editing-duration>PT29M3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62" meta:paragraph-count="2713" meta:word-count="10414" meta:character-count="100807" meta:non-whitespace-character-count="78964"/>
  </office:meta>
</office:document-meta>
</file>